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12" style:family="table-column">
      <style:table-column-properties fo:break-before="auto" style:column-width="1.104cm"/>
    </style:style>
    <style:style style:name="co26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1.27cm"/>
    </style:style>
    <style:style style:name="co19" style:family="table-column">
      <style:table-column-properties fo:break-before="auto" style:column-width="6.302cm"/>
    </style:style>
    <style:style style:name="co17" style:family="table-column">
      <style:table-column-properties fo:break-before="auto" style:column-width="6.579cm"/>
    </style:style>
    <style:style style:name="co18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96cm"/>
    </style:style>
    <style:style style:name="co29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1.353cm"/>
    </style:style>
    <style:style style:name="co31" style:family="table-column">
      <style:table-column-properties fo:break-before="auto" style:column-width="1.187cm"/>
    </style:style>
    <style:style style:name="co32" style:family="table-column">
      <style:table-column-properties fo:break-before="auto" style:column-width="1.603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2.04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/>
      <style:map style:condition="cell-content()&lt;100" style:apply-style-name="Errore" style:base-cell-address="user_trainings.E2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8" style:family="table-cell" style:parent-style-name="Default">
      <style:text-properties fo:color="#0047ff" style:text-position=""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map style:condition="cell-content()&lt;100" style:apply-style-name="Errore" style:base-cell-address="user_trainings.E29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ext-properties fo:color="#0047ff" fo:font-weight="bold" style:font-weight-asian="bold" style:font-weight-complex="bold"/>
    </style:style>
    <style:style style:name="ce26" style:family="table-cell" style:parent-style-name="Default">
      <style:text-properties fo:color="#999999"/>
    </style:style>
    <style:style style:name="ce27" style:family="table-cell" style:parent-style-name="Default">
      <style:text-properties fo:color="#999999" fo:font-weight="bold" style:font-weight-asian="bold" style:font-weight-complex="bold"/>
    </style:style>
    <style:style style:name="ce28" style:family="table-cell" style:parent-style-name="Default">
      <style:table-cell-properties style:vertical-align="top"/>
      <style:text-properties fo:color="#999999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3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," calcext:value-type="string">
            <text:p>(23,'MC1 Set 03.4 Il primo timido C1',2,0,CURDATE(),CURDATE()),</text:p>
          </table:table-cell>
          <table:table-cell table:number-columns-repeated="100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MC1 Set 03.5 aerobico serale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7]&amp;&quot;,'&quot;&amp;SUBSTITUTE([.B27];&quot;'&quot;;&quot;''&quot;)&amp;&quot;',&quot;&amp;[.C27]&amp;&quot;,0,CURDATE(),CURDATE())&quot;&amp;IF(INDIRECT(ADDRESS(ROW([.A27])+1;1))&gt;0;&quot;,&quot;;&quot;;&quot;)" office:value-type="string" office:string-value="(24,'MC1 Set 03.5 aerobico serale con misti',2,0,CURDATE(),CURDATE())," calcext:value-type="string">
            <text:p>(24,'MC1 Set 03.5 aerobico serale con misti',2,0,CURDATE(),CURDATE()),</text:p>
          </table:table-cell>
          <table:table-cell table:number-columns-repeated="100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MC1 Set 04.1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8]&amp;&quot;,'&quot;&amp;SUBSTITUTE([.B28];&quot;'&quot;;&quot;''&quot;)&amp;&quot;',&quot;&amp;[.C28]&amp;&quot;,0,CURDATE(),CURDATE())&quot;&amp;IF(INDIRECT(ADDRESS(ROW([.A28])+1;1))&gt;0;&quot;,&quot;;&quot;;&quot;)" office:value-type="string" office:string-value="(25,'MC1 Set 04.1 aerobico',2,0,CURDATE(),CURDATE());" calcext:value-type="string">
            <text:p>(25,'MC1 Set 04.1 aerobico',2,0,CURDATE(),CURDATE());</text:p>
          </table:table-cell>
          <table:table-cell table:number-columns-repeated="1008"/>
        </table:table-row>
        <table:table-row table:style-name="ro3" table:number-rows-repeated="270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9:user_trainings.E299">
            <calcext:condition calcext:apply-style-name="Errore" calcext:value="&lt;100" calcext:base-cell-address="user_trainings.E29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ce26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9" table:default-cell-style-name="Default"/>
        <table:table-column table:style-name="co33" table:number-columns-repeated="4" table:default-cell-style-name="Default"/>
        <table:table-column table:style-name="co5" table:number-columns-repeated="3" table:default-cell-style-name="Default"/>
        <table:table-column table:style-name="co34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19" office:value-type="string" calcext:value-type="string">
            <text:p>user_training_rows</text:p>
          </table:table-cell>
          <table:table-cell table:number-columns-repeated="25"/>
          <table:table-cell table:style-name="ce20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25" office:value-type="string" calcext:value-type="string">
            <text:p>user_trainings</text:p>
          </table:table-cell>
          <table:table-cell table:number-columns-repeated="3"/>
          <table:table-cell table:style-name="ce25" office:value-type="string" calcext:value-type="string">
            <text:p>exercises</text:p>
          </table:table-cell>
          <table:table-cell table:style-name="ce27"/>
          <table:table-cell table:style-name="ce25" office:value-type="string" calcext:value-type="string">
            <text:p>training_step_types</text:p>
          </table:table-cell>
          <table:table-cell table:number-columns-repeated="6"/>
          <table:table-cell table:style-name="ce25" office:value-type="string" calcext:value-type="string">
            <text:p>arm_aux_types</text:p>
          </table:table-cell>
          <table:table-cell table:style-name="ce25" office:value-type="string" calcext:value-type="string">
            <text:p>kick_aux_types</text:p>
          </table:table-cell>
          <table:table-cell table:style-name="ce25" office:value-type="string" calcext:value-type="string">
            <text:p>body_aux_types</text:p>
          </table:table-cell>
          <table:table-cell table:style-name="ce25" office:value-type="string" calcext:value-type="string">
            <text:p>breath_aux_types</text:p>
          </table:table-cell>
          <table:table-cell table:number-columns-repeated="8"/>
          <table:table-cell table:style-name="ce22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id</text:p>
          </table:table-cell>
          <table:table-cell table:style-name="ce25" office:value-type="string" calcext:value-type="string">
            <text:p>description</text:p>
          </table:table-cell>
          <table:table-cell table:style-name="ce20" office:value-type="string" calcext:value-type="string">
            <text:p>part_order</text:p>
          </table:table-cell>
          <table:table-cell table:style-name="ce20" office:value-type="string" calcext:value-type="string">
            <text:p>times</text:p>
          </table:table-cell>
          <table:table-cell table:style-name="ce20" office:value-type="string" calcext:value-type="string">
            <text:p>distance</text:p>
          </table:table-cell>
          <table:table-cell table:style-name="ce25" office:value-type="string" calcext:value-type="string">
            <text:p>cod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code</text:p>
          </table:table-cell>
          <table:table-cell table:style-name="ce20" office:value-type="string" calcext:value-type="string">
            <text:p>start_and_rest</text:p>
          </table:table-cell>
          <table:table-cell table:style-name="ce20" office:value-type="string" calcext:value-type="string">
            <text:p>pause</text:p>
          </table:table-cell>
          <table:table-cell table:style-name="ce20" office:value-type="string" calcext:value-type="string">
            <text:p>group_id</text:p>
          </table:table-cell>
          <table:table-cell table:style-name="ce20" office:value-type="string" calcext:value-type="string">
            <text:p>group_times</text:p>
          </table:table-cell>
          <table:table-cell table:style-name="ce20" office:value-type="string" calcext:value-type="string">
            <text:p>group_start_and_rest</text:p>
          </table:table-cell>
          <table:table-cell table:style-name="ce20" office:value-type="string" calcext:value-type="string">
            <text:p>group_pause</text:p>
          </table:table-cell>
          <table:table-cell table:number-columns-repeated="4" table:style-name="ce25" office:value-type="string" calcext:value-type="string">
            <text:p>code</text:p>
          </table:table-cell>
          <table:table-cell table:style-name="ce20" office:value-type="string" calcext:value-type="string">
            <text:p>user_training_id</text:p>
          </table:table-cell>
          <table:table-cell table:style-name="ce20" office:value-type="string" calcext:value-type="string">
            <text:p>exercise_id</text:p>
          </table:table-cell>
          <table:table-cell table:style-name="ce20" office:value-type="string" calcext:value-type="string">
            <text:p>training_step_type_id</text:p>
          </table:table-cell>
          <table:table-cell table:style-name="ce20" office:value-type="string" calcext:value-type="string">
            <text:p>arm_aux_type_id</text:p>
          </table:table-cell>
          <table:table-cell table:style-name="ce20" office:value-type="string" calcext:value-type="string">
            <text:p>kick_aux_type_id</text:p>
          </table:table-cell>
          <table:table-cell table:style-name="ce20" office:value-type="string" calcext:value-type="string">
            <text:p>body_aux_type_id</text:p>
          </table:table-cell>
          <table:table-cell table:style-name="ce20" office:value-type="string" calcext:value-type="string">
            <text:p>breath_aux_type_id</text:p>
          </table:table-cell>
          <table:table-cell table:style-name="ce20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20" table:number-columns-repeated="997"/>
        </table:table-row>
        <table:table-row table:style-name="ro5">
          <table:table-cell table:style-name="ce24" table:formula="of:=ROW([.A4])-3" office:value-type="float" office:value="1" calcext:value-type="float">
            <text:p>1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])-3" office:value-type="float" office:value="2" calcext:value-type="float">
            <text:p>2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5]=[.B4];[.C4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])-3" office:value-type="float" office:value="3" calcext:value-type="float">
            <text:p>3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6]=[.B5];[.C5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])-3" office:value-type="float" office:value="4" calcext:value-type="float">
            <text:p>4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7]=[.B6];[.C6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])-3" office:value-type="float" office:value="5" calcext:value-type="float">
            <text:p>5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8]=[.B7];[.C7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])-3" office:value-type="float" office:value="6" calcext:value-type="float">
            <text:p>6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9]=[.B8];[.C8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])-3" office:value-type="float" office:value="7" calcext:value-type="float">
            <text:p>7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0]=[.B9];[.C9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])-3" office:value-type="float" office:value="8" calcext:value-type="float">
            <text:p>8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1]=[.B10];[.C10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])-3" office:value-type="float" office:value="9" calcext:value-type="float">
            <text:p>9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2]=[.B11];[.C11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])-3" office:value-type="float" office:value="10" calcext:value-type="float">
            <text:p>10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3]=[.B12];[.C12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])-3" office:value-type="float" office:value="11" calcext:value-type="float">
            <text:p>11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4]=[.B13];[.C13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])-3" office:value-type="float" office:value="12" calcext:value-type="float">
            <text:p>12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5]=[.B14];[.C14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])-3" office:value-type="float" office:value="13" calcext:value-type="float">
            <text:p>13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6]=[.B15];[.C15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</text:p>
          </table:table-cell>
          <table:table-cell table:style-name="ce24" table:number-columns-repeated="3"/>
          <table:table-cell table:style-name="ce24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24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])-3" office:value-type="float" office:value="14" calcext:value-type="float">
            <text:p>14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7]=[.B16];[.C16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])-3" office:value-type="float" office:value="15" calcext:value-type="float">
            <text:p>15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8]=[.B17];[.C17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])-3" office:value-type="float" office:value="16" calcext:value-type="float">
            <text:p>16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19]=[.B18];[.C18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])-3" office:value-type="float" office:value="17" calcext:value-type="float">
            <text:p>17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20]=[.B19];[.C19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])-3" office:value-type="float" office:value="18" calcext:value-type="float">
            <text:p>18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21]=[.B20];[.C20]+1;1)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])-3" office:value-type="float" office:value="19" calcext:value-type="float">
            <text:p>19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22]=[.B21];[.C21]+1;1)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])-3" office:value-type="float" office:value="20" calcext:value-type="float">
            <text:p>20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23]=[.B22];[.C22]+1;1)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SLCM</text:p>
          </table:table-cell>
          <table:table-cell table:style-name="ce28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24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4])-3" office:value-type="float" office:value="21" calcext:value-type="float">
            <text:p>21</text:p>
          </table:table-cell>
          <table:table-cell table:style-name="ce24" office:value-type="string" calcext:value-type="string">
            <text:p>Aerobico frizzante Lun 10 Febbraio, 25</text:p>
          </table:table-cell>
          <table:table-cell table:style-name="ce24" table:formula="of:=IF([.B24]=[.B23];[.C23]+1;1)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DOCM</text:p>
          </table:table-cell>
          <table:table-cell table:style-name="ce28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24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24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5])-3" office:value-type="float" office:value="22" calcext:value-type="float">
            <text:p>22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25]=[.B24];[.C24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])-3" office:value-type="float" office:value="23" calcext:value-type="float">
            <text:p>23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26]=[.B25];[.C25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SO</text:p>
          </table:table-cell>
          <table:table-cell table:style-name="ce28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24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])-3" office:value-type="float" office:value="24" calcext:value-type="float">
            <text:p>24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27]=[.B26];[.C26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])-3" office:value-type="float" office:value="25" calcext:value-type="float">
            <text:p>25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28]=[.B27];[.C27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])-3" office:value-type="float" office:value="26" calcext:value-type="float">
            <text:p>26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29]=[.B28];[.C28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])-3" office:value-type="float" office:value="27" calcext:value-type="float">
            <text:p>27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0]=[.B29];[.C29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])-3" office:value-type="float" office:value="28" calcext:value-type="float">
            <text:p>28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1]=[.B30];[.C30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])-3" office:value-type="float" office:value="29" calcext:value-type="float">
            <text:p>29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2]=[.B31];[.C31]+1;1)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])-3" office:value-type="float" office:value="30" calcext:value-type="float">
            <text:p>30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3]=[.B32];[.C32]+1;1)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])-3" office:value-type="float" office:value="31" calcext:value-type="float">
            <text:p>31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4]=[.B33];[.C33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A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])-3" office:value-type="float" office:value="32" calcext:value-type="float">
            <text:p>32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5]=[.B34];[.C34]+1;1)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])-3" office:value-type="float" office:value="33" calcext:value-type="float">
            <text:p>33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6]=[.B35];[.C35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])-3" office:value-type="float" office:value="34" calcext:value-type="float">
            <text:p>34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7]=[.B36];[.C36]+1;1)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string" calcext:value-type="string">
            <text:p>P</text:p>
          </table:table-cell>
          <table:table-cell table:style-name="ce24" table:number-columns-repeated="3"/>
          <table:table-cell table:style-name="ce24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24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])-3" office:value-type="float" office:value="35" calcext:value-type="float">
            <text:p>35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8]=[.B37];[.C37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string" calcext:value-type="string">
            <text:p>P</text:p>
          </table:table-cell>
          <table:table-cell table:style-name="ce24" table:number-columns-repeated="3"/>
          <table:table-cell table:style-name="ce24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24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])-3" office:value-type="float" office:value="36" calcext:value-type="float">
            <text:p>36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39]=[.B38];[.C38]+1;1)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])-3" office:value-type="float" office:value="37" calcext:value-type="float">
            <text:p>37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40]=[.B39];[.C39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])-3" office:value-type="float" office:value="38" calcext:value-type="float">
            <text:p>38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41]=[.B40];[.C40]+1;1)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])-3" office:value-type="float" office:value="39" calcext:value-type="float">
            <text:p>39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42]=[.B41];[.C41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3])-3" office:value-type="float" office:value="40" calcext:value-type="float">
            <text:p>40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43]=[.B42];[.C42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44])-3" office:value-type="float" office:value="41" calcext:value-type="float">
            <text:p>41</text:p>
          </table:table-cell>
          <table:table-cell table:style-name="ce24" office:value-type="string" calcext:value-type="string">
            <text:p>VO2Max stile ed attrezzi Mar 11 Febbraio, 50</text:p>
          </table:table-cell>
          <table:table-cell table:style-name="ce24" table:formula="of:=IF([.B44]=[.B43];[.C43]+1;1)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24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45])-3" office:value-type="float" office:value="42" calcext:value-type="float">
            <text:p>42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45]=[.B44];[.C44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6])-3" office:value-type="float" office:value="43" calcext:value-type="float">
            <text:p>43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46]=[.B45];[.C45]+1;1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7])-3" office:value-type="float" office:value="44" calcext:value-type="float">
            <text:p>44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47]=[.B46];[.C46]+1;1)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8])-3" office:value-type="float" office:value="45" calcext:value-type="float">
            <text:p>45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48]=[.B47];[.C47]+1;1)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9])-3" office:value-type="float" office:value="46" calcext:value-type="float">
            <text:p>46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49]=[.B48];[.C48]+1;1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MICM</text:p>
          </table:table-cell>
          <table:table-cell table:style-name="ce28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24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0])-3" office:value-type="float" office:value="47" calcext:value-type="float">
            <text:p>47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0]=[.B49];[.C49]+1;1)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1])-3" office:value-type="float" office:value="48" calcext:value-type="float">
            <text:p>48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1]=[.B50];[.C50]+1;1)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MICM</text:p>
          </table:table-cell>
          <table:table-cell table:style-name="ce28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24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2])-3" office:value-type="float" office:value="49" calcext:value-type="float">
            <text:p>49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2]=[.B51];[.C51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3])-3" office:value-type="float" office:value="50" calcext:value-type="float">
            <text:p>50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3]=[.B52];[.C52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4])-3" office:value-type="float" office:value="51" calcext:value-type="float">
            <text:p>51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4]=[.B53];[.C53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GAFA</text:p>
          </table:table-cell>
          <table:table-cell table:style-name="ce28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24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5])-3" office:value-type="float" office:value="52" calcext:value-type="float">
            <text:p>52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5]=[.B54];[.C54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6])-3" office:value-type="float" office:value="53" calcext:value-type="float">
            <text:p>53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6]=[.B55];[.C55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GASL</text:p>
          </table:table-cell>
          <table:table-cell table:style-name="ce28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24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57])-3" office:value-type="float" office:value="54" calcext:value-type="float">
            <text:p>54</text:p>
          </table:table-cell>
          <table:table-cell table:style-name="ce24" office:value-type="string" calcext:value-type="string">
            <text:p>Luca Mer 12 Febbraio, 50</text:p>
          </table:table-cell>
          <table:table-cell table:style-name="ce24" table:formula="of:=IF([.B57]=[.B56];[.C56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24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58])-3" office:value-type="float" office:value="55" calcext:value-type="float">
            <text:p>55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58]=[.B57];[.C57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59])-3" office:value-type="float" office:value="56" calcext:value-type="float">
            <text:p>56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59]=[.B58];[.C58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PG</text:p>
          </table:table-cell>
          <table:table-cell table:style-name="ce28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24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0])-3" office:value-type="float" office:value="57" calcext:value-type="float">
            <text:p>57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0]=[.B59];[.C59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1])-3" office:value-type="float" office:value="58" calcext:value-type="float">
            <text:p>58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1]=[.B60];[.C60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2])-3" office:value-type="float" office:value="59" calcext:value-type="float">
            <text:p>59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2]=[.B61];[.C61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SC</text:p>
          </table:table-cell>
          <table:table-cell table:style-name="ce28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24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3])-3" office:value-type="float" office:value="60" calcext:value-type="float">
            <text:p>60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3]=[.B62];[.C62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4])-3" office:value-type="float" office:value="61" calcext:value-type="float">
            <text:p>61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4]=[.B63];[.C63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5])-3" office:value-type="float" office:value="62" calcext:value-type="float">
            <text:p>62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5]=[.B64];[.C64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6])-3" office:value-type="float" office:value="63" calcext:value-type="float">
            <text:p>63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6]=[.B65];[.C65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P</text:p>
          </table:table-cell>
          <table:table-cell table:style-name="ce24" table:number-columns-repeated="3"/>
          <table:table-cell table:style-name="ce24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24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7])-3" office:value-type="float" office:value="64" calcext:value-type="float">
            <text:p>64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7]=[.B66];[.C66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8])-3" office:value-type="float" office:value="65" calcext:value-type="float">
            <text:p>65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8]=[.B67];[.C67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69])-3" office:value-type="float" office:value="66" calcext:value-type="float">
            <text:p>66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69]=[.B68];[.C68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0])-3" office:value-type="float" office:value="67" calcext:value-type="float">
            <text:p>67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0]=[.B69];[.C69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1])-3" office:value-type="float" office:value="68" calcext:value-type="float">
            <text:p>68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1]=[.B70];[.C70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2])-3" office:value-type="float" office:value="69" calcext:value-type="float">
            <text:p>69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2]=[.B71];[.C71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3])-3" office:value-type="float" office:value="70" calcext:value-type="float">
            <text:p>70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3]=[.B72];[.C72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4])-3" office:value-type="float" office:value="71" calcext:value-type="float">
            <text:p>71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4]=[.B73];[.C73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C1SLCM</text:p>
          </table:table-cell>
          <table:table-cell table:style-name="ce28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24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5])-3" office:value-type="float" office:value="72" calcext:value-type="float">
            <text:p>72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5]=[.B74];[.C74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6])-3" office:value-type="float" office:value="73" calcext:value-type="float">
            <text:p>73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6]=[.B75];[.C75]+1;1)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77])-3" office:value-type="float" office:value="74" calcext:value-type="float">
            <text:p>74</text:p>
          </table:table-cell>
          <table:table-cell table:style-name="ce24" office:value-type="string" calcext:value-type="string">
            <text:p>Aerobico liscio Gio 13 Febbraio, 50</text:p>
          </table:table-cell>
          <table:table-cell table:style-name="ce24" table:formula="of:=IF([.B77]=[.B76];[.C76]+1;1)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24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78])-3" office:value-type="float" office:value="75" calcext:value-type="float">
            <text:p>75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78]=[.B77];[.C77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79])-3" office:value-type="float" office:value="76" calcext:value-type="float">
            <text:p>76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79]=[.B78];[.C78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0])-3" office:value-type="float" office:value="77" calcext:value-type="float">
            <text:p>77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0]=[.B79];[.C79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1])-3" office:value-type="float" office:value="78" calcext:value-type="float">
            <text:p>78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1]=[.B80];[.C80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2])-3" office:value-type="float" office:value="79" calcext:value-type="float">
            <text:p>79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2]=[.B81];[.C81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3])-3" office:value-type="float" office:value="80" calcext:value-type="float">
            <text:p>80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3]=[.B82];[.C82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4])-3" office:value-type="float" office:value="81" calcext:value-type="float">
            <text:p>81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4]=[.B83];[.C83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5])-3" office:value-type="float" office:value="82" calcext:value-type="float">
            <text:p>82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5]=[.B84];[.C84]+1;1)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6])-3" office:value-type="float" office:value="83" calcext:value-type="float">
            <text:p>83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6]=[.B85];[.C85]+1;1)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7])-3" office:value-type="float" office:value="84" calcext:value-type="float">
            <text:p>84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7]=[.B86];[.C86]+1;1)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SLFP</text:p>
          </table:table-cell>
          <table:table-cell table:style-name="ce28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24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8])-3" office:value-type="float" office:value="85" calcext:value-type="float">
            <text:p>85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8]=[.B87];[.C87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89])-3" office:value-type="float" office:value="86" calcext:value-type="float">
            <text:p>86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89]=[.B88];[.C88]+1;1)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FAFP</text:p>
          </table:table-cell>
          <table:table-cell table:style-name="ce28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24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0])-3" office:value-type="float" office:value="87" calcext:value-type="float">
            <text:p>87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90]=[.B89];[.C89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1])-3" office:value-type="float" office:value="88" calcext:value-type="float">
            <text:p>88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91]=[.B90];[.C90]+1;1)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FAFP</text:p>
          </table:table-cell>
          <table:table-cell table:style-name="ce28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24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2])-3" office:value-type="float" office:value="89" calcext:value-type="float">
            <text:p>89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92]=[.B91];[.C91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93])-3" office:value-type="float" office:value="90" calcext:value-type="float">
            <text:p>90</text:p>
          </table:table-cell>
          <table:table-cell table:style-name="ce24" office:value-type="string" calcext:value-type="string">
            <text:p>C3 Ven 14 Febbraio, 50</text:p>
          </table:table-cell>
          <table:table-cell table:style-name="ce24" table:formula="of:=IF([.B93]=[.B92];[.C92]+1;1)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24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94])-3" office:value-type="float" office:value="91" calcext:value-type="float">
            <text:p>91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4]=[.B93];[.C93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5])-3" office:value-type="float" office:value="92" calcext:value-type="float">
            <text:p>92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5]=[.B94];[.C94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6])-3" office:value-type="float" office:value="93" calcext:value-type="float">
            <text:p>93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6]=[.B95];[.C95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7])-3" office:value-type="float" office:value="94" calcext:value-type="float">
            <text:p>94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7]=[.B96];[.C96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8])-3" office:value-type="float" office:value="95" calcext:value-type="float">
            <text:p>95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8]=[.B97];[.C97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SB</text:p>
          </table:table-cell>
          <table:table-cell table:style-name="ce28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24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99])-3" office:value-type="float" office:value="96" calcext:value-type="float">
            <text:p>96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99]=[.B98];[.C98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0])-3" office:value-type="float" office:value="97" calcext:value-type="float">
            <text:p>97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0]=[.B99];[.C99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1])-3" office:value-type="float" office:value="98" calcext:value-type="float">
            <text:p>98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1]=[.B100];[.C100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2])-3" office:value-type="float" office:value="99" calcext:value-type="float">
            <text:p>99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2]=[.B101];[.C101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3])-3" office:value-type="float" office:value="100" calcext:value-type="float">
            <text:p>100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3]=[.B102];[.C102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RACM</text:p>
          </table:table-cell>
          <table:table-cell table:style-name="ce28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24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4])-3" office:value-type="float" office:value="101" calcext:value-type="float">
            <text:p>101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4]=[.B103];[.C103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5])-3" office:value-type="float" office:value="102" calcext:value-type="float">
            <text:p>102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5]=[.B104];[.C104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106])-3" office:value-type="float" office:value="103" calcext:value-type="float">
            <text:p>103</text:p>
          </table:table-cell>
          <table:table-cell table:style-name="ce24" office:value-type="string" calcext:value-type="string">
            <text:p>Aerobico frizzante Lun 17 Febbraio, 25</text:p>
          </table:table-cell>
          <table:table-cell table:style-name="ce24" table:formula="of:=IF([.B106]=[.B105];[.C105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24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107])-3" office:value-type="float" office:value="104" calcext:value-type="float">
            <text:p>104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07]=[.B106];[.C106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8])-3" office:value-type="float" office:value="105" calcext:value-type="float">
            <text:p>105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08]=[.B107];[.C107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PG</text:p>
          </table:table-cell>
          <table:table-cell table:style-name="ce28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24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09])-3" office:value-type="float" office:value="106" calcext:value-type="float">
            <text:p>106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09]=[.B108];[.C108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0])-3" office:value-type="float" office:value="107" calcext:value-type="float">
            <text:p>107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0]=[.B109];[.C109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1])-3" office:value-type="float" office:value="108" calcext:value-type="float">
            <text:p>108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1]=[.B110];[.C110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SB</text:p>
          </table:table-cell>
          <table:table-cell table:style-name="ce28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24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2])-3" office:value-type="float" office:value="109" calcext:value-type="float">
            <text:p>109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2]=[.B111];[.C111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3])-3" office:value-type="float" office:value="110" calcext:value-type="float">
            <text:p>110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3]=[.B112];[.C112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4])-3" office:value-type="float" office:value="111" calcext:value-type="float">
            <text:p>111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4]=[.B113];[.C113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OSLFA</text:p>
          </table:table-cell>
          <table:table-cell table:style-name="ce28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24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5])-3" office:value-type="float" office:value="112" calcext:value-type="float">
            <text:p>112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5]=[.B114];[.C114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RAPF</text:p>
          </table:table-cell>
          <table:table-cell table:style-name="ce28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24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6])-3" office:value-type="float" office:value="113" calcext:value-type="float">
            <text:p>113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6]=[.B115];[.C115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A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7])-3" office:value-type="float" office:value="114" calcext:value-type="float">
            <text:p>114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7]=[.B116];[.C116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1SLCT</text:p>
          </table:table-cell>
          <table:table-cell table:style-name="ce28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24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8])-3" office:value-type="float" office:value="115" calcext:value-type="float">
            <text:p>115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8]=[.B117];[.C117]+1;1)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19])-3" office:value-type="float" office:value="116" calcext:value-type="float">
            <text:p>116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19]=[.B118];[.C118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0])-3" office:value-type="float" office:value="117" calcext:value-type="float">
            <text:p>117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0]=[.B119];[.C119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1])-3" office:value-type="float" office:value="118" calcext:value-type="float">
            <text:p>118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1]=[.B120];[.C120]+1;1)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SLCM</text:p>
          </table:table-cell>
          <table:table-cell table:style-name="ce28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24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2])-3" office:value-type="float" office:value="119" calcext:value-type="float">
            <text:p>119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2]=[.B121];[.C121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3])-3" office:value-type="float" office:value="120" calcext:value-type="float">
            <text:p>120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3]=[.B122];[.C122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4])-3" office:value-type="float" office:value="121" calcext:value-type="float">
            <text:p>121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4]=[.B123];[.C123]+1;1)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2GAFA</text:p>
          </table:table-cell>
          <table:table-cell table:style-name="ce28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number-columns-repeated="2"/>
          <table:table-cell table:style-name="ce24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24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24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5])-3" office:value-type="float" office:value="122" calcext:value-type="float">
            <text:p>122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5]=[.B124];[.C124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SLCM</text:p>
          </table:table-cell>
          <table:table-cell table:style-name="ce28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24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126])-3" office:value-type="float" office:value="123" calcext:value-type="float">
            <text:p>123</text:p>
          </table:table-cell>
          <table:table-cell table:style-name="ce24" office:value-type="string" calcext:value-type="string">
            <text:p>VO2Max con partenze Mar 18 Febbraio, 25</text:p>
          </table:table-cell>
          <table:table-cell table:style-name="ce24" table:formula="of:=IF([.B126]=[.B125];[.C125]+1;1)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DOCM</text:p>
          </table:table-cell>
          <table:table-cell table:style-name="ce28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24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24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127])-3" office:value-type="float" office:value="124" calcext:value-type="float">
            <text:p>124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27]=[.B126];[.C126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8])-3" office:value-type="float" office:value="125" calcext:value-type="float">
            <text:p>125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28]=[.B127];[.C127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29])-3" office:value-type="float" office:value="126" calcext:value-type="float">
            <text:p>126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29]=[.B128];[.C128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0])-3" office:value-type="float" office:value="127" calcext:value-type="float">
            <text:p>127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0]=[.B129];[.C129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1])-3" office:value-type="float" office:value="128" calcext:value-type="float">
            <text:p>128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1]=[.B130];[.C130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2])-3" office:value-type="float" office:value="129" calcext:value-type="float">
            <text:p>129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2]=[.B131];[.C131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3])-3" office:value-type="float" office:value="130" calcext:value-type="float">
            <text:p>130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3]=[.B132];[.C132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4])-3" office:value-type="float" office:value="131" calcext:value-type="float">
            <text:p>131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4]=[.B133];[.C133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5])-3" office:value-type="float" office:value="132" calcext:value-type="float">
            <text:p>132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5]=[.B134];[.C134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6])-3" office:value-type="float" office:value="133" calcext:value-type="float">
            <text:p>133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6]=[.B135];[.C135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7])-3" office:value-type="float" office:value="134" calcext:value-type="float">
            <text:p>134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7]=[.B136];[.C136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8])-3" office:value-type="float" office:value="135" calcext:value-type="float">
            <text:p>135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8]=[.B137];[.C137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39])-3" office:value-type="float" office:value="136" calcext:value-type="float">
            <text:p>136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39]=[.B138];[.C138]+1;1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3SFPR</text:p>
          </table:table-cell>
          <table:table-cell table:style-name="ce28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24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0])-3" office:value-type="float" office:value="137" calcext:value-type="float">
            <text:p>137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0]=[.B139];[.C139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1])-3" office:value-type="float" office:value="138" calcext:value-type="float">
            <text:p>138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1]=[.B140];[.C140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2])-3" office:value-type="float" office:value="139" calcext:value-type="float">
            <text:p>139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2]=[.B141];[.C141]+1;1)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50" calcext:value-type="float">
            <text:p>15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3])-3" office:value-type="float" office:value="140" calcext:value-type="float">
            <text:p>140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3]=[.B142];[.C142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4])-3" office:value-type="float" office:value="141" calcext:value-type="float">
            <text:p>141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4]=[.B143];[.C143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5])-3" office:value-type="float" office:value="142" calcext:value-type="float">
            <text:p>142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5]=[.B144];[.C144]+1;1)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3SFPR</text:p>
          </table:table-cell>
          <table:table-cell table:style-name="ce28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24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6])-3" office:value-type="float" office:value="143" calcext:value-type="float">
            <text:p>143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6]=[.B145];[.C145]+1;1)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147])-3" office:value-type="float" office:value="144" calcext:value-type="float">
            <text:p>144</text:p>
          </table:table-cell>
          <table:table-cell table:style-name="ce24" office:value-type="string" calcext:value-type="string">
            <text:p>Ripresa.1 aerobico molte gambe</text:p>
          </table:table-cell>
          <table:table-cell table:style-name="ce24" table:formula="of:=IF([.B147]=[.B146];[.C146]+1;1)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24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148])-3" office:value-type="float" office:value="145" calcext:value-type="float">
            <text:p>145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48]=[.B147];[.C147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49])-3" office:value-type="float" office:value="146" calcext:value-type="float">
            <text:p>146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49]=[.B148];[.C148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0])-3" office:value-type="float" office:value="147" calcext:value-type="float">
            <text:p>147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0]=[.B149];[.C149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1])-3" office:value-type="float" office:value="148" calcext:value-type="float">
            <text:p>148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1]=[.B150];[.C150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2])-3" office:value-type="float" office:value="149" calcext:value-type="float">
            <text:p>149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2]=[.B151];[.C151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MP</text:p>
          </table:table-cell>
          <table:table-cell table:style-name="ce28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24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3])-3" office:value-type="float" office:value="150" calcext:value-type="float">
            <text:p>150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3]=[.B152];[.C152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4])-3" office:value-type="float" office:value="151" calcext:value-type="float">
            <text:p>151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4]=[.B153];[.C153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5])-3" office:value-type="float" office:value="152" calcext:value-type="float">
            <text:p>152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5]=[.B154];[.C154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6])-3" office:value-type="float" office:value="153" calcext:value-type="float">
            <text:p>153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6]=[.B155];[.C155]+1;1)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7])-3" office:value-type="float" office:value="154" calcext:value-type="float">
            <text:p>154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7]=[.B156];[.C156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FA</text:p>
          </table:table-cell>
          <table:table-cell table:style-name="ce28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24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8])-3" office:value-type="float" office:value="155" calcext:value-type="float">
            <text:p>155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8]=[.B157];[.C157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59])-3" office:value-type="float" office:value="156" calcext:value-type="float">
            <text:p>156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59]=[.B158];[.C158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0])-3" office:value-type="float" office:value="157" calcext:value-type="float">
            <text:p>157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0]=[.B159];[.C159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1])-3" office:value-type="float" office:value="158" calcext:value-type="float">
            <text:p>158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1]=[.B160];[.C160]+1;1)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L</text:p>
          </table:table-cell>
          <table:table-cell table:style-name="ce28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24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2])-3" office:value-type="float" office:value="159" calcext:value-type="float">
            <text:p>159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2]=[.B161];[.C161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3SFPR</text:p>
          </table:table-cell>
          <table:table-cell table:style-name="ce28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24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3])-3" office:value-type="float" office:value="160" calcext:value-type="float">
            <text:p>160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3]=[.B162];[.C162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4])-3" office:value-type="float" office:value="161" calcext:value-type="float">
            <text:p>161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4]=[.B163];[.C163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165])-3" office:value-type="float" office:value="162" calcext:value-type="float">
            <text:p>162</text:p>
          </table:table-cell>
          <table:table-cell table:style-name="ce24" office:value-type="string" calcext:value-type="string">
            <text:p>Ripresa.2 misti e molte gambe</text:p>
          </table:table-cell>
          <table:table-cell table:style-name="ce24" table:formula="of:=IF([.B165]=[.B164];[.C164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24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166])-3" office:value-type="float" office:value="163" calcext:value-type="float">
            <text:p>163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66]=[.B165];[.C165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7])-3" office:value-type="float" office:value="164" calcext:value-type="float">
            <text:p>164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67]=[.B166];[.C166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TA</text:p>
          </table:table-cell>
          <table:table-cell table:style-name="ce28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24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8])-3" office:value-type="float" office:value="165" calcext:value-type="float">
            <text:p>165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68]=[.B167];[.C167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69])-3" office:value-type="float" office:value="166" calcext:value-type="float">
            <text:p>166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69]=[.B168];[.C168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0])-3" office:value-type="float" office:value="167" calcext:value-type="float">
            <text:p>167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0]=[.B169];[.C169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1])-3" office:value-type="float" office:value="168" calcext:value-type="float">
            <text:p>168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1]=[.B170];[.C170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2])-3" office:value-type="float" office:value="169" calcext:value-type="float">
            <text:p>169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2]=[.B171];[.C171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3])-3" office:value-type="float" office:value="170" calcext:value-type="float">
            <text:p>170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3]=[.B172];[.C172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4])-3" office:value-type="float" office:value="171" calcext:value-type="float">
            <text:p>171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4]=[.B173];[.C173]+1;1)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1</text:p>
          </table:table-cell>
          <table:table-cell table:style-name="ce28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24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5])-3" office:value-type="float" office:value="172" calcext:value-type="float">
            <text:p>172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5]=[.B174];[.C174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6])-3" office:value-type="float" office:value="173" calcext:value-type="float">
            <text:p>173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6]=[.B175];[.C175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7])-3" office:value-type="float" office:value="174" calcext:value-type="float">
            <text:p>174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7]=[.B176];[.C176]+1;1)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78])-3" office:value-type="float" office:value="175" calcext:value-type="float">
            <text:p>175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8]=[.B177];[.C177]+1;1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R5</text:p>
          </table:table-cell>
          <table:table-cell table:style-name="ce28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24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179])-3" office:value-type="float" office:value="176" calcext:value-type="float">
            <text:p>176</text:p>
          </table:table-cell>
          <table:table-cell table:style-name="ce24" office:value-type="string" calcext:value-type="string">
            <text:p>Ripresa.3 fartlek gambe ed aerobico</text:p>
          </table:table-cell>
          <table:table-cell table:style-name="ce24" table:formula="of:=IF([.B179]=[.B178];[.C178]+1;1)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24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180])-3" office:value-type="float" office:value="177" calcext:value-type="float">
            <text:p>177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0]=[.B179];[.C179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1])-3" office:value-type="float" office:value="178" calcext:value-type="float">
            <text:p>178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1]=[.B180];[.C180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2])-3" office:value-type="float" office:value="179" calcext:value-type="float">
            <text:p>179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2]=[.B181];[.C181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3])-3" office:value-type="float" office:value="180" calcext:value-type="float">
            <text:p>180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3]=[.B182];[.C182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4])-3" office:value-type="float" office:value="181" calcext:value-type="float">
            <text:p>181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4]=[.B183];[.C183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SC</text:p>
          </table:table-cell>
          <table:table-cell table:style-name="ce28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24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5])-3" office:value-type="float" office:value="182" calcext:value-type="float">
            <text:p>182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5]=[.B184];[.C184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6])-3" office:value-type="float" office:value="183" calcext:value-type="float">
            <text:p>183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6]=[.B185];[.C185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7])-3" office:value-type="float" office:value="184" calcext:value-type="float">
            <text:p>184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7]=[.B186];[.C186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8])-3" office:value-type="float" office:value="185" calcext:value-type="float">
            <text:p>185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8]=[.B187];[.C187]+1;1)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MIF1</text:p>
          </table:table-cell>
          <table:table-cell table:style-name="ce28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24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89])-3" office:value-type="float" office:value="186" calcext:value-type="float">
            <text:p>186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89]=[.B188];[.C188]+1;1)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SLF1</text:p>
          </table:table-cell>
          <table:table-cell table:style-name="ce28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24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0])-3" office:value-type="float" office:value="187" calcext:value-type="float">
            <text:p>187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0]=[.B189];[.C189]+1;1)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DOF1</text:p>
          </table:table-cell>
          <table:table-cell table:style-name="ce28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24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1])-3" office:value-type="float" office:value="188" calcext:value-type="float">
            <text:p>188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1]=[.B190];[.C190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FA</text:p>
          </table:table-cell>
          <table:table-cell table:style-name="ce28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24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2])-3" office:value-type="float" office:value="189" calcext:value-type="float">
            <text:p>189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2]=[.B191];[.C191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3])-3" office:value-type="float" office:value="190" calcext:value-type="float">
            <text:p>190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3]=[.B192];[.C192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4])-3" office:value-type="float" office:value="191" calcext:value-type="float">
            <text:p>191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4]=[.B193];[.C193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5])-3" office:value-type="float" office:value="192" calcext:value-type="float">
            <text:p>192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5]=[.B194];[.C194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6])-3" office:value-type="float" office:value="193" calcext:value-type="float">
            <text:p>193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6]=[.B195];[.C195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7])-3" office:value-type="float" office:value="194" calcext:value-type="float">
            <text:p>194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7]=[.B196];[.C196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8])-3" office:value-type="float" office:value="195" calcext:value-type="float">
            <text:p>195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8]=[.B197];[.C197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199])-3" office:value-type="float" office:value="196" calcext:value-type="float">
            <text:p>196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199]=[.B198];[.C198]+1;1)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0])-3" office:value-type="float" office:value="197" calcext:value-type="float">
            <text:p>197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0]=[.B199];[.C199]+1;1)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FA</text:p>
          </table:table-cell>
          <table:table-cell table:style-name="ce28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24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1])-3" office:value-type="float" office:value="198" calcext:value-type="float">
            <text:p>198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1]=[.B200];[.C200]+1;1)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2])-3" office:value-type="float" office:value="199" calcext:value-type="float">
            <text:p>199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2]=[.B201];[.C201]+1;1)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3])-3" office:value-type="float" office:value="200" calcext:value-type="float">
            <text:p>200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3]=[.B202];[.C202]+1;1)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4])-3" office:value-type="float" office:value="201" calcext:value-type="float">
            <text:p>201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4]=[.B203];[.C203]+1;1)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05])-3" office:value-type="float" office:value="202" calcext:value-type="float">
            <text:p>202</text:p>
          </table:table-cell>
          <table:table-cell table:style-name="ce24" office:value-type="string" calcext:value-type="string">
            <text:p>Ripresa.4 fartlek completo e gambe</text:p>
          </table:table-cell>
          <table:table-cell table:style-name="ce24" table:formula="of:=IF([.B205]=[.B204];[.C204]+1;1)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24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06])-3" office:value-type="float" office:value="203" calcext:value-type="float">
            <text:p>203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06]=[.B205];[.C205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7])-3" office:value-type="float" office:value="204" calcext:value-type="float">
            <text:p>204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07]=[.B206];[.C206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TA</text:p>
          </table:table-cell>
          <table:table-cell table:style-name="ce28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24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8])-3" office:value-type="float" office:value="205" calcext:value-type="float">
            <text:p>205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08]=[.B207];[.C207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09])-3" office:value-type="float" office:value="206" calcext:value-type="float">
            <text:p>206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09]=[.B208];[.C208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0])-3" office:value-type="float" office:value="207" calcext:value-type="float">
            <text:p>207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0]=[.B209];[.C209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1])-3" office:value-type="float" office:value="208" calcext:value-type="float">
            <text:p>208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1]=[.B210];[.C210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2])-3" office:value-type="float" office:value="209" calcext:value-type="float">
            <text:p>209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2]=[.B211];[.C211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3])-3" office:value-type="float" office:value="210" calcext:value-type="float">
            <text:p>210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3]=[.B212];[.C212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4])-3" office:value-type="float" office:value="211" calcext:value-type="float">
            <text:p>211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4]=[.B213];[.C213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5])-3" office:value-type="float" office:value="212" calcext:value-type="float">
            <text:p>212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5]=[.B214];[.C214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6])-3" office:value-type="float" office:value="213" calcext:value-type="float">
            <text:p>213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6]=[.B215];[.C215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7])-3" office:value-type="float" office:value="214" calcext:value-type="float">
            <text:p>214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7]=[.B216];[.C216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8])-3" office:value-type="float" office:value="215" calcext:value-type="float">
            <text:p>215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8]=[.B217];[.C217]+1;1)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19])-3" office:value-type="float" office:value="216" calcext:value-type="float">
            <text:p>216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19]=[.B218];[.C218]+1;1)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MI</text:p>
          </table:table-cell>
          <table:table-cell table:style-name="ce28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24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0])-3" office:value-type="float" office:value="217" calcext:value-type="float">
            <text:p>217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20]=[.B219];[.C219]+1;1)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DORA</text:p>
          </table:table-cell>
          <table:table-cell table:style-name="ce28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24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1])-3" office:value-type="float" office:value="218" calcext:value-type="float">
            <text:p>218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21]=[.B220];[.C220]+1;1)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2])-3" office:value-type="float" office:value="219" calcext:value-type="float">
            <text:p>219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22]=[.B221];[.C221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23])-3" office:value-type="float" office:value="220" calcext:value-type="float">
            <text:p>220</text:p>
          </table:table-cell>
          <table:table-cell table:style-name="ce24" office:value-type="string" calcext:value-type="string">
            <text:p>MC1 Set 01.1 aerobico molte gambe</text:p>
          </table:table-cell>
          <table:table-cell table:style-name="ce24" table:formula="of:=IF([.B223]=[.B222];[.C222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24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24])-3" office:value-type="float" office:value="221" calcext:value-type="float">
            <text:p>221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4]=[.B223];[.C223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5])-3" office:value-type="float" office:value="222" calcext:value-type="float">
            <text:p>222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5]=[.B224];[.C224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PG</text:p>
          </table:table-cell>
          <table:table-cell table:style-name="ce28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24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6])-3" office:value-type="float" office:value="223" calcext:value-type="float">
            <text:p>223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6]=[.B225];[.C225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7])-3" office:value-type="float" office:value="224" calcext:value-type="float">
            <text:p>224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7]=[.B226];[.C226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8])-3" office:value-type="float" office:value="225" calcext:value-type="float">
            <text:p>225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8]=[.B227];[.C227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29])-3" office:value-type="float" office:value="226" calcext:value-type="float">
            <text:p>226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29]=[.B228];[.C228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0])-3" office:value-type="float" office:value="227" calcext:value-type="float">
            <text:p>227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0]=[.B229];[.C229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1])-3" office:value-type="float" office:value="228" calcext:value-type="float">
            <text:p>228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1]=[.B230];[.C230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2])-3" office:value-type="float" office:value="229" calcext:value-type="float">
            <text:p>229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2]=[.B231];[.C231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95" calcext:value-type="float">
            <text:p>1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3])-3" office:value-type="float" office:value="230" calcext:value-type="float">
            <text:p>230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3]=[.B232];[.C232]+1;1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4])-3" office:value-type="float" office:value="231" calcext:value-type="float">
            <text:p>231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4]=[.B233];[.C233]+1;1)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5])-3" office:value-type="float" office:value="232" calcext:value-type="float">
            <text:p>232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5]=[.B234];[.C234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B1MICM</text:p>
          </table:table-cell>
          <table:table-cell table:style-name="ce28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210" calcext:value-type="float">
            <text:p>2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24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6])-3" office:value-type="float" office:value="233" calcext:value-type="float">
            <text:p>233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6]=[.B235];[.C235]+1;1)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7])-3" office:value-type="float" office:value="234" calcext:value-type="float">
            <text:p>234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7]=[.B236];[.C236]+1;1)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8])-3" office:value-type="float" office:value="235" calcext:value-type="float">
            <text:p>235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8]=[.B237];[.C237]+1;1)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39])-3" office:value-type="float" office:value="236" calcext:value-type="float">
            <text:p>236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39]=[.B238];[.C238]+1;1)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0])-3" office:value-type="float" office:value="237" calcext:value-type="float">
            <text:p>237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40]=[.B239];[.C239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FDO</text:p>
          </table:table-cell>
          <table:table-cell table:style-name="ce28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24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1])-3" office:value-type="float" office:value="238" calcext:value-type="float">
            <text:p>238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41]=[.B240];[.C240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FRD</text:p>
          </table:table-cell>
          <table:table-cell table:style-name="ce28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24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2])-3" office:value-type="float" office:value="239" calcext:value-type="float">
            <text:p>239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42]=[.B241];[.C241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43])-3" office:value-type="float" office:value="240" calcext:value-type="float">
            <text:p>240</text:p>
          </table:table-cell>
          <table:table-cell table:style-name="ce24" office:value-type="string" calcext:value-type="string">
            <text:p>MC1 Set 01.2 timida soglia con molte gambe</text:p>
          </table:table-cell>
          <table:table-cell table:style-name="ce24" table:formula="of:=IF([.B243]=[.B242];[.C242]+1;1)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24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44])-3" office:value-type="float" office:value="241" calcext:value-type="float">
            <text:p>241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4]=[.B243];[.C243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5])-3" office:value-type="float" office:value="242" calcext:value-type="float">
            <text:p>242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5]=[.B244];[.C244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6])-3" office:value-type="float" office:value="243" calcext:value-type="float">
            <text:p>243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6]=[.B245];[.C245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7])-3" office:value-type="float" office:value="244" calcext:value-type="float">
            <text:p>244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7]=[.B246];[.C246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8])-3" office:value-type="float" office:value="245" calcext:value-type="float">
            <text:p>245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8]=[.B247];[.C247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MP</text:p>
          </table:table-cell>
          <table:table-cell table:style-name="ce28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24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49])-3" office:value-type="float" office:value="246" calcext:value-type="float">
            <text:p>246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49]=[.B248];[.C248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0])-3" office:value-type="float" office:value="247" calcext:value-type="float">
            <text:p>247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0]=[.B249];[.C249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1])-3" office:value-type="float" office:value="248" calcext:value-type="float">
            <text:p>248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1]=[.B250];[.C250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2])-3" office:value-type="float" office:value="249" calcext:value-type="float">
            <text:p>249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2]=[.B251];[.C251]+1;1)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OSLFA</text:p>
          </table:table-cell>
          <table:table-cell table:style-name="ce28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24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3])-3" office:value-type="float" office:value="250" calcext:value-type="float">
            <text:p>250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3]=[.B252];[.C252]+1;1)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MIF1</text:p>
          </table:table-cell>
          <table:table-cell table:style-name="ce28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24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4])-3" office:value-type="float" office:value="251" calcext:value-type="float">
            <text:p>251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4]=[.B253];[.C253]+1;1)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SLF1</text:p>
          </table:table-cell>
          <table:table-cell table:style-name="ce28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24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5])-3" office:value-type="float" office:value="252" calcext:value-type="float">
            <text:p>252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5]=[.B254];[.C254]+1;1)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DOF1</text:p>
          </table:table-cell>
          <table:table-cell table:style-name="ce28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24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6])-3" office:value-type="float" office:value="253" calcext:value-type="float">
            <text:p>253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6]=[.B255];[.C255]+1;1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1</text:p>
          </table:table-cell>
          <table:table-cell table:style-name="ce28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24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7])-3" office:value-type="float" office:value="254" calcext:value-type="float">
            <text:p>254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7]=[.B256];[.C256]+1;1)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FA</text:p>
          </table:table-cell>
          <table:table-cell table:style-name="ce28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24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8])-3" office:value-type="float" office:value="255" calcext:value-type="float">
            <text:p>255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8]=[.B257];[.C257]+1;1)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DO</text:p>
          </table:table-cell>
          <table:table-cell table:style-name="ce28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24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59])-3" office:value-type="float" office:value="256" calcext:value-type="float">
            <text:p>256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59]=[.B258];[.C258]+1;1)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0])-3" office:value-type="float" office:value="257" calcext:value-type="float">
            <text:p>257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60]=[.B259];[.C259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61])-3" office:value-type="float" office:value="258" calcext:value-type="float">
            <text:p>258</text:p>
          </table:table-cell>
          <table:table-cell table:style-name="ce24" office:value-type="string" calcext:value-type="string">
            <text:p>MC1 Set 01.3 fartlek completo e gambe</text:p>
          </table:table-cell>
          <table:table-cell table:style-name="ce24" table:formula="of:=IF([.B261]=[.B260];[.C260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24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62])-3" office:value-type="float" office:value="259" calcext:value-type="float">
            <text:p>259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2]=[.B261];[.C261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3])-3" office:value-type="float" office:value="260" calcext:value-type="float">
            <text:p>260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3]=[.B262];[.C262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TA</text:p>
          </table:table-cell>
          <table:table-cell table:style-name="ce28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24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4])-3" office:value-type="float" office:value="261" calcext:value-type="float">
            <text:p>261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4]=[.B263];[.C263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5])-3" office:value-type="float" office:value="262" calcext:value-type="float">
            <text:p>262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5]=[.B264];[.C264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6])-3" office:value-type="float" office:value="263" calcext:value-type="float">
            <text:p>263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6]=[.B265];[.C265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GS</text:p>
          </table:table-cell>
          <table:table-cell table:style-name="ce28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24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7])-3" office:value-type="float" office:value="264" calcext:value-type="float">
            <text:p>264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7]=[.B266];[.C266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8])-3" office:value-type="float" office:value="265" calcext:value-type="float">
            <text:p>265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8]=[.B267];[.C267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69])-3" office:value-type="float" office:value="266" calcext:value-type="float">
            <text:p>266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69]=[.B268];[.C268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0])-3" office:value-type="float" office:value="267" calcext:value-type="float">
            <text:p>267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0]=[.B269];[.C269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1])-3" office:value-type="float" office:value="268" calcext:value-type="float">
            <text:p>268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1]=[.B270];[.C270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2])-3" office:value-type="float" office:value="269" calcext:value-type="float">
            <text:p>269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2]=[.B271];[.C271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3])-3" office:value-type="float" office:value="270" calcext:value-type="float">
            <text:p>270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3]=[.B272];[.C272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4])-3" office:value-type="float" office:value="271" calcext:value-type="float">
            <text:p>271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4]=[.B273];[.C273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5])-3" office:value-type="float" office:value="272" calcext:value-type="float">
            <text:p>272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5]=[.B274];[.C274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6])-3" office:value-type="float" office:value="273" calcext:value-type="float">
            <text:p>273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6]=[.B275];[.C275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7])-3" office:value-type="float" office:value="274" calcext:value-type="float">
            <text:p>274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7]=[.B276];[.C276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OSLFA</text:p>
          </table:table-cell>
          <table:table-cell table:style-name="ce28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24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78])-3" office:value-type="float" office:value="275" calcext:value-type="float">
            <text:p>275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8]=[.B277];[.C277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GAMI</text:p>
          </table:table-cell>
          <table:table-cell table:style-name="ce28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24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279])-3" office:value-type="float" office:value="276" calcext:value-type="float">
            <text:p>276</text:p>
          </table:table-cell>
          <table:table-cell table:style-name="ce24" office:value-type="string" calcext:value-type="string">
            <text:p>MC1 Set 02.1 aerobico con misti</text:p>
          </table:table-cell>
          <table:table-cell table:style-name="ce24" table:formula="of:=IF([.B279]=[.B278];[.C278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GARA</text:p>
          </table:table-cell>
          <table:table-cell table:style-name="ce28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24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24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280])-3" office:value-type="float" office:value="277" calcext:value-type="float">
            <text:p>277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0]=[.B279];[.C279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1])-3" office:value-type="float" office:value="278" calcext:value-type="float">
            <text:p>278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1]=[.B280];[.C280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2])-3" office:value-type="float" office:value="279" calcext:value-type="float">
            <text:p>279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2]=[.B281];[.C281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3])-3" office:value-type="float" office:value="280" calcext:value-type="float">
            <text:p>280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3]=[.B282];[.C282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4])-3" office:value-type="float" office:value="281" calcext:value-type="float">
            <text:p>281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4]=[.B283];[.C283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2G</text:p>
          </table:table-cell>
          <table:table-cell table:style-name="ce28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24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5])-3" office:value-type="float" office:value="282" calcext:value-type="float">
            <text:p>282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5]=[.B284];[.C284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6])-3" office:value-type="float" office:value="283" calcext:value-type="float">
            <text:p>283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6]=[.B285];[.C285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7])-3" office:value-type="float" office:value="284" calcext:value-type="float">
            <text:p>284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7]=[.B286];[.C286]+1;1)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8])-3" office:value-type="float" office:value="285" calcext:value-type="float">
            <text:p>285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8]=[.B287];[.C287]+1;1)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OSLFA</text:p>
          </table:table-cell>
          <table:table-cell table:style-name="ce28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24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89])-3" office:value-type="float" office:value="286" calcext:value-type="float">
            <text:p>286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89]=[.B288];[.C288]+1;1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0])-3" office:value-type="float" office:value="287" calcext:value-type="float">
            <text:p>287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0]=[.B289];[.C289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1])-3" office:value-type="float" office:value="288" calcext:value-type="float">
            <text:p>288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1]=[.B290];[.C290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95" calcext:value-type="float">
            <text:p>1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2])-3" office:value-type="float" office:value="289" calcext:value-type="float">
            <text:p>289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2]=[.B291];[.C291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3])-3" office:value-type="float" office:value="290" calcext:value-type="float">
            <text:p>290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3]=[.B292];[.C292]+1;1)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4])-3" office:value-type="float" office:value="291" calcext:value-type="float">
            <text:p>291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4]=[.B293];[.C293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5])-3" office:value-type="float" office:value="292" calcext:value-type="float">
            <text:p>292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5]=[.B294];[.C294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95" calcext:value-type="float">
            <text:p>1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6])-3" office:value-type="float" office:value="293" calcext:value-type="float">
            <text:p>293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6]=[.B295];[.C295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7])-3" office:value-type="float" office:value="294" calcext:value-type="float">
            <text:p>294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7]=[.B296];[.C296]+1;1)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8])-3" office:value-type="float" office:value="295" calcext:value-type="float">
            <text:p>295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8]=[.B297];[.C297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299])-3" office:value-type="float" office:value="296" calcext:value-type="float">
            <text:p>296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299]=[.B298];[.C298]+1;1)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GASL</text:p>
          </table:table-cell>
          <table:table-cell table:style-name="ce28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50" calcext:value-type="float">
            <text:p>15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24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0])-3" office:value-type="float" office:value="297" calcext:value-type="float">
            <text:p>297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300]=[.B299];[.C299]+1;1)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DO</text:p>
          </table:table-cell>
          <table:table-cell table:style-name="ce28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24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1])-3" office:value-type="float" office:value="298" calcext:value-type="float">
            <text:p>298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301]=[.B300];[.C300]+1;1)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02])-3" office:value-type="float" office:value="299" calcext:value-type="float">
            <text:p>299</text:p>
          </table:table-cell>
          <table:table-cell table:style-name="ce24" office:value-type="string" calcext:value-type="string">
            <text:p>MC1 Set 02.2 quasi soglia con gambe</text:p>
          </table:table-cell>
          <table:table-cell table:style-name="ce24" table:formula="of:=IF([.B302]=[.B301];[.C301]+1;1)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24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03])-3" office:value-type="float" office:value="300" calcext:value-type="float">
            <text:p>300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3]=[.B302];[.C302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4])-3" office:value-type="float" office:value="301" calcext:value-type="float">
            <text:p>301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4]=[.B303];[.C303]+1;1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R3</text:p>
          </table:table-cell>
          <table:table-cell table:style-name="ce28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24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5])-3" office:value-type="float" office:value="302" calcext:value-type="float">
            <text:p>302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5]=[.B304];[.C304]+1;1)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ND</text:p>
          </table:table-cell>
          <table:table-cell table:style-name="ce28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24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6])-3" office:value-type="float" office:value="303" calcext:value-type="float">
            <text:p>303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6]=[.B305];[.C305]+1;1)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R5</text:p>
          </table:table-cell>
          <table:table-cell table:style-name="ce28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24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7])-3" office:value-type="float" office:value="304" calcext:value-type="float">
            <text:p>304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7]=[.B306];[.C306]+1;1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G</text:p>
          </table:table-cell>
          <table:table-cell table:style-name="ce28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24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8])-3" office:value-type="float" office:value="305" calcext:value-type="float">
            <text:p>305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8]=[.B307];[.C307]+1;1)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ND</text:p>
          </table:table-cell>
          <table:table-cell table:style-name="ce28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24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09])-3" office:value-type="float" office:value="306" calcext:value-type="float">
            <text:p>306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09]=[.B308];[.C308]+1;1)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G</text:p>
          </table:table-cell>
          <table:table-cell table:style-name="ce28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24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10])-3" office:value-type="float" office:value="307" calcext:value-type="float">
            <text:p>307</text:p>
          </table:table-cell>
          <table:table-cell table:style-name="ce24" office:value-type="string" calcext:value-type="string">
            <text:p>MC1 Set 02.3 aerobico serale</text:p>
          </table:table-cell>
          <table:table-cell table:style-name="ce24" table:formula="of:=IF([.B310]=[.B309];[.C309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24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11])-3" office:value-type="float" office:value="308" calcext:value-type="float">
            <text:p>308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1]=[.B310];[.C310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2])-3" office:value-type="float" office:value="309" calcext:value-type="float">
            <text:p>309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2]=[.B311];[.C311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3])-3" office:value-type="float" office:value="310" calcext:value-type="float">
            <text:p>310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3]=[.B312];[.C312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4])-3" office:value-type="float" office:value="311" calcext:value-type="float">
            <text:p>311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4]=[.B313];[.C313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5])-3" office:value-type="float" office:value="312" calcext:value-type="float">
            <text:p>312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5]=[.B314];[.C314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28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24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6])-3" office:value-type="float" office:value="313" calcext:value-type="float">
            <text:p>313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6]=[.B315];[.C315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7])-3" office:value-type="float" office:value="314" calcext:value-type="float">
            <text:p>314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7]=[.B316];[.C316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8])-3" office:value-type="float" office:value="315" calcext:value-type="float">
            <text:p>315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8]=[.B317];[.C317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19])-3" office:value-type="float" office:value="316" calcext:value-type="float">
            <text:p>316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19]=[.B318];[.C318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0])-3" office:value-type="float" office:value="317" calcext:value-type="float">
            <text:p>317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0]=[.B319];[.C319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1])-3" office:value-type="float" office:value="318" calcext:value-type="float">
            <text:p>318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1]=[.B320];[.C320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2])-3" office:value-type="float" office:value="319" calcext:value-type="float">
            <text:p>319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2]=[.B321];[.C321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3])-3" office:value-type="float" office:value="320" calcext:value-type="float">
            <text:p>320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3]=[.B322];[.C322]+1;1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1</text:p>
          </table:table-cell>
          <table:table-cell table:style-name="ce28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24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4])-3" office:value-type="float" office:value="321" calcext:value-type="float">
            <text:p>321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4]=[.B323];[.C323]+1;1)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DO</text:p>
          </table:table-cell>
          <table:table-cell table:style-name="ce28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24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25])-3" office:value-type="float" office:value="322" calcext:value-type="float">
            <text:p>322</text:p>
          </table:table-cell>
          <table:table-cell table:style-name="ce24" office:value-type="string" calcext:value-type="string">
            <text:p>MC1 Set 02.4 aerobico con gambe fartlek</text:p>
          </table:table-cell>
          <table:table-cell table:style-name="ce24" table:formula="of:=IF([.B325]=[.B324];[.C324]+1;1)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24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26])-3" office:value-type="float" office:value="323" calcext:value-type="float">
            <text:p>323</text:p>
          </table:table-cell>
          <table:table-cell table:style-name="ce24" office:value-type="string" calcext:value-type="string">
            <text:p>MC1 Set 02.5 aerobico serale</text:p>
          </table:table-cell>
          <table:table-cell table:style-name="ce24" table:formula="of:=IF([.B326]=[.B325];[.C325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24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7])-3" office:value-type="float" office:value="324" calcext:value-type="float">
            <text:p>324</text:p>
          </table:table-cell>
          <table:table-cell table:style-name="ce24" office:value-type="string" calcext:value-type="string">
            <text:p>MC1 Set 02.5 aerobico serale</text:p>
          </table:table-cell>
          <table:table-cell table:style-name="ce24" table:formula="of:=IF([.B327]=[.B326];[.C326]+1;1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24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8])-3" office:value-type="float" office:value="325" calcext:value-type="float">
            <text:p>325</text:p>
          </table:table-cell>
          <table:table-cell table:style-name="ce24" office:value-type="string" calcext:value-type="string">
            <text:p>MC1 Set 02.5 aerobico serale</text:p>
          </table:table-cell>
          <table:table-cell table:style-name="ce24" table:formula="of:=IF([.B328]=[.B327];[.C327]+1;1)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24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29])-3" office:value-type="float" office:value="326" calcext:value-type="float">
            <text:p>326</text:p>
          </table:table-cell>
          <table:table-cell table:style-name="ce24" office:value-type="string" calcext:value-type="string">
            <text:p>MC1 Set 02.5 aerobico serale</text:p>
          </table:table-cell>
          <table:table-cell table:style-name="ce24" table:formula="of:=IF([.B329]=[.B328];[.C328]+1;1)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G</text:p>
          </table:table-cell>
          <table:table-cell table:style-name="ce28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24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24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30])-3" office:value-type="float" office:value="327" calcext:value-type="float">
            <text:p>327</text:p>
          </table:table-cell>
          <table:table-cell table:style-name="ce24" office:value-type="string" calcext:value-type="string">
            <text:p>MC1 Set 02.5 aerobico serale</text:p>
          </table:table-cell>
          <table:table-cell table:style-name="ce24" table:formula="of:=IF([.B330]=[.B329];[.C329]+1;1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24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31])-3" office:value-type="float" office:value="328" calcext:value-type="float">
            <text:p>328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1]=[.B330];[.C330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2])-3" office:value-type="float" office:value="329" calcext:value-type="float">
            <text:p>329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2]=[.B331];[.C331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3])-3" office:value-type="float" office:value="330" calcext:value-type="float">
            <text:p>330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3]=[.B332];[.C332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4])-3" office:value-type="float" office:value="331" calcext:value-type="float">
            <text:p>331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4]=[.B333];[.C333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5])-3" office:value-type="float" office:value="332" calcext:value-type="float">
            <text:p>332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5]=[.B334];[.C334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SC</text:p>
          </table:table-cell>
          <table:table-cell table:style-name="ce28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24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6])-3" office:value-type="float" office:value="333" calcext:value-type="float">
            <text:p>333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6]=[.B335];[.C335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7])-3" office:value-type="float" office:value="334" calcext:value-type="float">
            <text:p>334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7]=[.B336];[.C336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8])-3" office:value-type="float" office:value="335" calcext:value-type="float">
            <text:p>335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8]=[.B337];[.C337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39])-3" office:value-type="float" office:value="336" calcext:value-type="float">
            <text:p>336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39]=[.B338];[.C338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0])-3" office:value-type="float" office:value="337" calcext:value-type="float">
            <text:p>337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0]=[.B338];[.C338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DORA</text:p>
          </table:table-cell>
          <table:table-cell table:style-name="ce28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24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1])-3" office:value-type="float" office:value="338" calcext:value-type="float">
            <text:p>338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1]=[.B340];[.C340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A</text:p>
          </table:table-cell>
          <table:table-cell table:style-name="ce28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24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2])-3" office:value-type="float" office:value="339" calcext:value-type="float">
            <text:p>339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2]=[.B341];[.C341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DORA</text:p>
          </table:table-cell>
          <table:table-cell table:style-name="ce28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24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3])-3" office:value-type="float" office:value="340" calcext:value-type="float">
            <text:p>340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3]=[.B342];[.C342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B</text:p>
          </table:table-cell>
          <table:table-cell table:style-name="ce28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24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4])-3" office:value-type="float" office:value="341" calcext:value-type="float">
            <text:p>341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4]=[.B343];[.C343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5])-3" office:value-type="float" office:value="342" calcext:value-type="float">
            <text:p>342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5]=[.B344];[.C344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6])-3" office:value-type="float" office:value="343" calcext:value-type="float">
            <text:p>343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6]=[.B345];[.C345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7])-3" office:value-type="float" office:value="344" calcext:value-type="float">
            <text:p>344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7]=[.B346];[.C346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48])-3" office:value-type="float" office:value="345" calcext:value-type="float">
            <text:p>345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8]=[.B347];[.C347]+1;1)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1</text:p>
          </table:table-cell>
          <table:table-cell table:style-name="ce28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24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49])-3" office:value-type="float" office:value="346" calcext:value-type="float">
            <text:p>346</text:p>
          </table:table-cell>
          <table:table-cell table:style-name="ce24" office:value-type="string" calcext:value-type="string">
            <text:p>MC1 Set 03.1 aerobico con gambe fartlek</text:p>
          </table:table-cell>
          <table:table-cell table:style-name="ce24" table:formula="of:=IF([.B349]=[.B348];[.C348]+1;1)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24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50])-3" office:value-type="float" office:value="347" calcext:value-type="float">
            <text:p>347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0]=[.B349];[.C349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1])-3" office:value-type="float" office:value="348" calcext:value-type="float">
            <text:p>348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1]=[.B350];[.C350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TA</text:p>
          </table:table-cell>
          <table:table-cell table:style-name="ce28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24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2])-3" office:value-type="float" office:value="349" calcext:value-type="float">
            <text:p>349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2]=[.B351];[.C351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3])-3" office:value-type="float" office:value="350" calcext:value-type="float">
            <text:p>350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3]=[.B352];[.C352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4])-3" office:value-type="float" office:value="351" calcext:value-type="float">
            <text:p>351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4]=[.B353];[.C353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GS</text:p>
          </table:table-cell>
          <table:table-cell table:style-name="ce28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24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5])-3" office:value-type="float" office:value="352" calcext:value-type="float">
            <text:p>352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5]=[.B354];[.C354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6])-3" office:value-type="float" office:value="353" calcext:value-type="float">
            <text:p>353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6]=[.B355];[.C355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7])-3" office:value-type="float" office:value="354" calcext:value-type="float">
            <text:p>354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7]=[.B356];[.C356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8])-3" office:value-type="float" office:value="355" calcext:value-type="float">
            <text:p>355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8]=[.B357];[.C357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59])-3" office:value-type="float" office:value="356" calcext:value-type="float">
            <text:p>356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59]=[.B358];[.C358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DORA</text:p>
          </table:table-cell>
          <table:table-cell table:style-name="ce28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24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0])-3" office:value-type="float" office:value="357" calcext:value-type="float">
            <text:p>357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0]=[.B359];[.C359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B</text:p>
          </table:table-cell>
          <table:table-cell table:style-name="ce28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24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1])-3" office:value-type="float" office:value="358" calcext:value-type="float">
            <text:p>358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1]=[.B360];[.C360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2])-3" office:value-type="float" office:value="359" calcext:value-type="float">
            <text:p>359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2]=[.B361];[.C361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3])-3" office:value-type="float" office:value="360" calcext:value-type="float">
            <text:p>360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3]=[.B362];[.C362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SLCM</text:p>
          </table:table-cell>
          <table:table-cell table:style-name="ce28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24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4])-3" office:value-type="float" office:value="361" calcext:value-type="float">
            <text:p>361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4]=[.B363];[.C363]+1;1)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DOCM</text:p>
          </table:table-cell>
          <table:table-cell table:style-name="ce28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24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5])-3" office:value-type="float" office:value="362" calcext:value-type="float">
            <text:p>362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5]=[.B364];[.C364]+1;1)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GASL</text:p>
          </table:table-cell>
          <table:table-cell table:style-name="ce28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50" calcext:value-type="float">
            <text:p>15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24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6])-3" office:value-type="float" office:value="363" calcext:value-type="float">
            <text:p>363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6]=[.B365];[.C365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B1GADO</text:p>
          </table:table-cell>
          <table:table-cell table:style-name="ce28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50" calcext:value-type="float">
            <text:p>15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24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7])-3" office:value-type="float" office:value="364" calcext:value-type="float">
            <text:p>364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7]=[.B366];[.C366]+1;1)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GASL</text:p>
          </table:table-cell>
          <table:table-cell table:style-name="ce28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24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8])-3" office:value-type="float" office:value="365" calcext:value-type="float">
            <text:p>365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8]=[.B367];[.C367]+1;1)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B1GADO</text:p>
          </table:table-cell>
          <table:table-cell table:style-name="ce28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24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69])-3" office:value-type="float" office:value="366" calcext:value-type="float">
            <text:p>366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69]=[.B368];[.C368]+1;1)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0])-3" office:value-type="float" office:value="367" calcext:value-type="float">
            <text:p>367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70]=[.B369];[.C369]+1;1)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DO</text:p>
          </table:table-cell>
          <table:table-cell table:style-name="ce28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24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71])-3" office:value-type="float" office:value="368" calcext:value-type="float">
            <text:p>368</text:p>
          </table:table-cell>
          <table:table-cell table:style-name="ce24" office:value-type="string" calcext:value-type="string">
            <text:p>MC1 Set 03.2 soglia quasi seria con gambe</text:p>
          </table:table-cell>
          <table:table-cell table:style-name="ce24" table:formula="of:=IF([.B371]=[.B370];[.C370]+1;1)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24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72])-3" office:value-type="float" office:value="369" calcext:value-type="float">
            <text:p>369</text:p>
          </table:table-cell>
          <table:table-cell table:style-name="ce24" office:value-type="string" calcext:value-type="string">
            <text:p>MC1 Set 03.3 aerobico serale con gambe</text:p>
          </table:table-cell>
          <table:table-cell table:style-name="ce24" table:formula="of:=IF([.B372]=[.B371];[.C371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24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3])-3" office:value-type="float" office:value="370" calcext:value-type="float">
            <text:p>370</text:p>
          </table:table-cell>
          <table:table-cell table:style-name="ce24" office:value-type="string" calcext:value-type="string">
            <text:p>MC1 Set 03.3 aerobico serale con gambe</text:p>
          </table:table-cell>
          <table:table-cell table:style-name="ce24" table:formula="of:=IF([.B373]=[.B372];[.C372]+1;1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ASL</text:p>
          </table:table-cell>
          <table:table-cell table:style-name="ce28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24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24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4])-3" office:value-type="float" office:value="371" calcext:value-type="float">
            <text:p>371</text:p>
          </table:table-cell>
          <table:table-cell table:style-name="ce24" office:value-type="string" calcext:value-type="string">
            <text:p>MC1 Set 03.3 aerobico serale con gambe</text:p>
          </table:table-cell>
          <table:table-cell table:style-name="ce24" table:formula="of:=IF([.B374]=[.B373];[.C373]+1;1)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24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5])-3" office:value-type="float" office:value="372" calcext:value-type="float">
            <text:p>372</text:p>
          </table:table-cell>
          <table:table-cell table:style-name="ce24" office:value-type="string" calcext:value-type="string">
            <text:p>MC1 Set 03.3 aerobico serale con gambe</text:p>
          </table:table-cell>
          <table:table-cell table:style-name="ce24" table:formula="of:=IF([.B375]=[.B374];[.C374]+1;1)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3SL50</text:p>
          </table:table-cell>
          <table:table-cell table:style-name="ce28" table:formula="of:=VLOOKUP([.F375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24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24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76])-3" office:value-type="float" office:value="373" calcext:value-type="float">
            <text:p>373</text:p>
          </table:table-cell>
          <table:table-cell table:style-name="ce24" office:value-type="string" calcext:value-type="string">
            <text:p>MC1 Set 03.3 aerobico serale con gambe</text:p>
          </table:table-cell>
          <table:table-cell table:style-name="ce24" table:formula="of:=IF([.B376]=[.B375];[.C375]+1;1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7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24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377])-3" office:value-type="float" office:value="374" calcext:value-type="float">
            <text:p>374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77]=[.B376];[.C376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8])-3" office:value-type="float" office:value="375" calcext:value-type="float">
            <text:p>375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78]=[.B377];[.C377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DOPG</text:p>
          </table:table-cell>
          <table:table-cell table:style-name="ce28" table:formula="of:=VLOOKUP([.F378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24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79])-3" office:value-type="float" office:value="376" calcext:value-type="float">
            <text:p>376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79]=[.B378];[.C378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CP</text:p>
          </table:table-cell>
          <table:table-cell table:style-name="ce28" table:formula="of:=VLOOKUP([.F379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24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0])-3" office:value-type="float" office:value="377" calcext:value-type="float">
            <text:p>377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0]=[.B379];[.C379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DODA</text:p>
          </table:table-cell>
          <table:table-cell table:style-name="ce28" table:formula="of:=VLOOKUP([.F380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24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1])-3" office:value-type="float" office:value="378" calcext:value-type="float">
            <text:p>378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1]=[.B380];[.C380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RAAA</text:p>
          </table:table-cell>
          <table:table-cell table:style-name="ce28" table:formula="of:=VLOOKUP([.F381];['file:///C:/Sites/goggles/db/seed_generators/training/Dati_Training.ods'#$exercises.$B$4:.$C$250];2;0)" office:value-type="string" office:string-value="Esercizi RA alternato alto" calcext:value-type="string">
            <text:p>Esercizi RA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24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2])-3" office:value-type="float" office:value="379" calcext:value-type="float">
            <text:p>379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2]=[.B381];[.C381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CP</text:p>
          </table:table-cell>
          <table:table-cell table:style-name="ce28" table:formula="of:=VLOOKUP([.F382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24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3])-3" office:value-type="float" office:value="380" calcext:value-type="float">
            <text:p>380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3]=[.B382];[.C382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RADA</text:p>
          </table:table-cell>
          <table:table-cell table:style-name="ce28" table:formula="of:=VLOOKUP([.F383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24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4])-3" office:value-type="float" office:value="381" calcext:value-type="float">
            <text:p>381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4]=[.B383];[.C383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384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5])-3" office:value-type="float" office:value="382" calcext:value-type="float">
            <text:p>382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5]=[.B384];[.C384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385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6])-3" office:value-type="float" office:value="383" calcext:value-type="float">
            <text:p>383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6]=[.B385];[.C385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DORA</text:p>
          </table:table-cell>
          <table:table-cell table:style-name="ce28" table:formula="of:=VLOOKUP([.F386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24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7])-3" office:value-type="float" office:value="384" calcext:value-type="float">
            <text:p>384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7]=[.B386];[.C386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B</text:p>
          </table:table-cell>
          <table:table-cell table:style-name="ce28" table:formula="of:=VLOOKUP([.F387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24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8])-3" office:value-type="float" office:value="385" calcext:value-type="float">
            <text:p>385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8]=[.B387];[.C387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A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89])-3" office:value-type="float" office:value="386" calcext:value-type="float">
            <text:p>386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89]=[.B387];[.C387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2FACM</text:p>
          </table:table-cell>
          <table:table-cell table:style-name="ce28" table:formula="of:=VLOOKUP([.F389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24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2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2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0])-3" office:value-type="float" office:value="387" calcext:value-type="float">
            <text:p>387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0]=[.B389];[.C389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3SL50</text:p>
          </table:table-cell>
          <table:table-cell table:style-name="ce28" table:formula="of:=VLOOKUP([.F390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24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3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3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1])-3" office:value-type="float" office:value="388" calcext:value-type="float">
            <text:p>388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1]=[.B390];[.C390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9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A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24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2])-3" office:value-type="float" office:value="389" calcext:value-type="float">
            <text:p>389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2]=[.B391];[.C391]+1;1)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SLFP</text:p>
          </table:table-cell>
          <table:table-cell table:style-name="ce28" table:formula="of:=VLOOKUP([.F392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24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3])-3" office:value-type="float" office:value="390" calcext:value-type="float">
            <text:p>390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3]=[.B392];[.C392]+1;1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9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C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4])-3" office:value-type="float" office:value="391" calcext:value-type="float">
            <text:p>391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4]=[.B393];[.C393]+1;1)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MIF1</text:p>
          </table:table-cell>
          <table:table-cell table:style-name="ce28" table:formula="of:=VLOOKUP([.F394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24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5])-3" office:value-type="float" office:value="392" calcext:value-type="float">
            <text:p>392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5]=[.B394];[.C394]+1;1)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C1GSF1</text:p>
          </table:table-cell>
          <table:table-cell table:style-name="ce28" table:formula="of:=VLOOKUP([.F395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205" calcext:value-type="float">
            <text:p>20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24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6])-3" office:value-type="float" office:value="393" calcext:value-type="float">
            <text:p>393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6]=[.B395];[.C395]+1;1)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DO</text:p>
          </table:table-cell>
          <table:table-cell table:style-name="ce28" table:formula="of:=VLOOKUP([.F396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24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7])-3" office:value-type="float" office:value="394" calcext:value-type="float">
            <text:p>394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7]=[.B396];[.C396]+1;1)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RA</text:p>
          </table:table-cell>
          <table:table-cell table:style-name="ce28" table:formula="of:=VLOOKUP([.F397];['file:///C:/Sites/goggles/db/seed_generators/training/Dati_Training.ods'#$exercises.$B$4:.$C$250];2;0)" office:value-type="string" office:string-value="Gambe FA/RA" calcext:value-type="string">
            <text:p>Gambe FA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24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398])-3" office:value-type="float" office:value="395" calcext:value-type="float">
            <text:p>395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8]=[.B397];[.C397]+1;1)" office:value-type="float" office:value="21" calcext:value-type="float">
            <text:p>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39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399])-3" office:value-type="float" office:value="396" calcext:value-type="float">
            <text:p>396</text:p>
          </table:table-cell>
          <table:table-cell table:style-name="ce24" office:value-type="string" calcext:value-type="string">
            <text:p>MC1 Set 03.4 Il primo timido C1</text:p>
          </table:table-cell>
          <table:table-cell table:style-name="ce24" table:formula="of:=IF([.B399]=[.B398];[.C398]+1;1)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39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24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400])-3" office:value-type="float" office:value="397" calcext:value-type="float">
            <text:p>397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0]=[.B399];[.C399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0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0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0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4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0]&amp;&quot;,&quot;&amp;[.C400]&amp;&quot;,&quot;&amp;IF(ISBLANK([.D400]);0;[.D400])&amp;&quot;,&quot;&amp;IF(ISBLANK([.E400]);0;[.E400])&amp;&quot;,&quot;&amp;[.I400]&amp;&quot;,&quot;&amp;[.J400]&amp;&quot;,&quot;&amp;[.K400]&amp;&quot;,&quot;&amp;[.L400]&amp;&quot;,&quot;&amp;[.M400]&amp;&quot;,&quot;&amp;[.N400]&amp;&quot;,&quot;&amp;[.S400]&amp;&quot;,&quot;&amp;[.T400]&amp;&quot;,&quot;&amp;[.U400]&amp;&quot;,&quot;&amp;[.V400]&amp;&quot;,&quot;&amp;[.W400]&amp;&quot;,&quot;&amp;[.X400]&amp;&quot;,&quot;&amp;[.Y400]&amp;&quot;,0,CURDATE(),CURDATE())&quot;&amp;IF(AND([.B400]&lt;&gt;INDIRECT(ADDRESS(ROW([.B400]) + 1;2));INDIRECT(ADDRESS(ROW([.A400]) + 1;1)) &gt; 0); &quot;;&quot;&amp;CHAR(13)&amp;CHAR(10)&amp;CHAR(13)&amp;CHAR(10)&amp;[.AA$3];IF(INDIRECT(ADDRESS(ROW([.A400]) + 1;1)) &gt; 0;&quot;,&quot;;&quot;;&quot;))" office:value-type="string" office:string-value="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1])-3" office:value-type="float" office:value="398" calcext:value-type="float">
            <text:p>398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1]=[.B400];[.C400]+1;1)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BS</text:p>
          </table:table-cell>
          <table:table-cell table:style-name="ce28" table:formula="of:=VLOOKUP([.F401];['file:///C:/Sites/goggles/db/seed_generators/training/Dati_Training.ods'#$exercises.$B$4:.$C$250];2;0)" office:value-type="string" office:string-value="Esercizi SL 1 braccio su" calcext:value-type="string">
            <text:p>Esercizi SL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1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style-name="ce24" table:formula="of:=&quot;(select t.id from &quot;&amp;[.H$2]&amp;&quot; t where t.&quot;&amp;[.H$3]&amp;&quot; = '&quot;&amp;[.H40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1]&amp;&quot;,&quot;&amp;[.C401]&amp;&quot;,&quot;&amp;IF(ISBLANK([.D401]);0;[.D401])&amp;&quot;,&quot;&amp;IF(ISBLANK([.E401]);0;[.E401])&amp;&quot;,&quot;&amp;[.I401]&amp;&quot;,&quot;&amp;[.J401]&amp;&quot;,&quot;&amp;[.K401]&amp;&quot;,&quot;&amp;[.L401]&amp;&quot;,&quot;&amp;[.M401]&amp;&quot;,&quot;&amp;[.N401]&amp;&quot;,&quot;&amp;[.S401]&amp;&quot;,&quot;&amp;[.T401]&amp;&quot;,&quot;&amp;[.U401]&amp;&quot;,&quot;&amp;[.V401]&amp;&quot;,&quot;&amp;[.W401]&amp;&quot;,&quot;&amp;[.X401]&amp;&quot;,&quot;&amp;[.Y401]&amp;&quot;,0,CURDATE(),CURDATE())&quot;&amp;IF(AND([.B401]&lt;&gt;INDIRECT(ADDRESS(ROW([.B401]) + 1;2));INDIRECT(ADDRESS(ROW([.A401]) + 1;1)) &gt; 0); &quot;;&quot;&amp;CHAR(13)&amp;CHAR(10)&amp;CHAR(13)&amp;CHAR(10)&amp;[.AA$3];IF(INDIRECT(ADDRESS(ROW([.A401]) + 1;1)) &gt; 0;&quot;,&quot;;&quot;;&quot;))" office:value-type="string" office:string-value="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2])-3" office:value-type="float" office:value="399" calcext:value-type="float">
            <text:p>399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2]=[.B401];[.C401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BG</text:p>
          </table:table-cell>
          <table:table-cell table:style-name="ce28" table:formula="of:=VLOOKUP([.F402];['file:///C:/Sites/goggles/db/seed_generators/training/Dati_Training.ods'#$exercises.$B$4:.$C$250];2;0)" office:value-type="string" office:string-value="Esercizi SL 1 braccio giù" calcext:value-type="string">
            <text:p>Esercizi SL 1 braccio giù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2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style-name="ce24" table:formula="of:=&quot;(select t.id from &quot;&amp;[.H$2]&amp;&quot; t where t.&quot;&amp;[.H$3]&amp;&quot; = '&quot;&amp;[.H40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2]&amp;&quot;,&quot;&amp;[.C402]&amp;&quot;,&quot;&amp;IF(ISBLANK([.D402]);0;[.D402])&amp;&quot;,&quot;&amp;IF(ISBLANK([.E402]);0;[.E402])&amp;&quot;,&quot;&amp;[.I402]&amp;&quot;,&quot;&amp;[.J402]&amp;&quot;,&quot;&amp;[.K402]&amp;&quot;,&quot;&amp;[.L402]&amp;&quot;,&quot;&amp;[.M402]&amp;&quot;,&quot;&amp;[.N402]&amp;&quot;,&quot;&amp;[.S402]&amp;&quot;,&quot;&amp;[.T402]&amp;&quot;,&quot;&amp;[.U402]&amp;&quot;,&quot;&amp;[.V402]&amp;&quot;,&quot;&amp;[.W402]&amp;&quot;,&quot;&amp;[.X402]&amp;&quot;,&quot;&amp;[.Y402]&amp;&quot;,0,CURDATE(),CURDATE())&quot;&amp;IF(AND([.B402]&lt;&gt;INDIRECT(ADDRESS(ROW([.B402]) + 1;2));INDIRECT(ADDRESS(ROW([.A402]) + 1;1)) &gt; 0); &quot;;&quot;&amp;CHAR(13)&amp;CHAR(10)&amp;CHAR(13)&amp;CHAR(10)&amp;[.AA$3];IF(INDIRECT(ADDRESS(ROW([.A402]) + 1;1)) &gt; 0;&quot;,&quot;;&quot;;&quot;))" office:value-type="string" office:string-value="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3])-3" office:value-type="float" office:value="400" calcext:value-type="float">
            <text:p>400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3]=[.B402];[.C402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GG</text:p>
          </table:table-cell>
          <table:table-cell table:style-name="ce28" table:formula="of:=VLOOKUP([.F403];['file:///C:/Sites/goggles/db/seed_generators/training/Dati_Training.ods'#$exercises.$B$4:.$C$250];2;0)" office:value-type="string" office:string-value="Esercizi SL 1 braccio giù resp giù" calcext:value-type="string">
            <text:p>Esercizi SL 1 braccio giù resp giù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3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style-name="ce24" table:formula="of:=&quot;(select t.id from &quot;&amp;[.H$2]&amp;&quot; t where t.&quot;&amp;[.H$3]&amp;&quot; = '&quot;&amp;[.H40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3]&amp;&quot;,&quot;&amp;[.C403]&amp;&quot;,&quot;&amp;IF(ISBLANK([.D403]);0;[.D403])&amp;&quot;,&quot;&amp;IF(ISBLANK([.E403]);0;[.E403])&amp;&quot;,&quot;&amp;[.I403]&amp;&quot;,&quot;&amp;[.J403]&amp;&quot;,&quot;&amp;[.K403]&amp;&quot;,&quot;&amp;[.L403]&amp;&quot;,&quot;&amp;[.M403]&amp;&quot;,&quot;&amp;[.N403]&amp;&quot;,&quot;&amp;[.S403]&amp;&quot;,&quot;&amp;[.T403]&amp;&quot;,&quot;&amp;[.U403]&amp;&quot;,&quot;&amp;[.V403]&amp;&quot;,&quot;&amp;[.W403]&amp;&quot;,&quot;&amp;[.X403]&amp;&quot;,&quot;&amp;[.Y403]&amp;&quot;,0,CURDATE(),CURDATE())&quot;&amp;IF(AND([.B403]&lt;&gt;INDIRECT(ADDRESS(ROW([.B403]) + 1;2));INDIRECT(ADDRESS(ROW([.A403]) + 1;1)) &gt; 0); &quot;;&quot;&amp;CHAR(13)&amp;CHAR(10)&amp;CHAR(13)&amp;CHAR(10)&amp;[.AA$3];IF(INDIRECT(ADDRESS(ROW([.A403]) + 1;1)) &gt; 0;&quot;,&quot;;&quot;;&quot;))" office:value-type="string" office:string-value="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4])-3" office:value-type="float" office:value="401" calcext:value-type="float">
            <text:p>401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4]=[.B403];[.C403]+1;1)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AA</text:p>
          </table:table-cell>
          <table:table-cell table:style-name="ce28" table:formula="of:=VLOOKUP([.F404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4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24" table:formula="of:=&quot;(select t.id from &quot;&amp;[.H$2]&amp;&quot; t where t.&quot;&amp;[.H$3]&amp;&quot; = '&quot;&amp;[.H40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4]&amp;&quot;,&quot;&amp;[.C404]&amp;&quot;,&quot;&amp;IF(ISBLANK([.D404]);0;[.D404])&amp;&quot;,&quot;&amp;IF(ISBLANK([.E404]);0;[.E404])&amp;&quot;,&quot;&amp;[.I404]&amp;&quot;,&quot;&amp;[.J404]&amp;&quot;,&quot;&amp;[.K404]&amp;&quot;,&quot;&amp;[.L404]&amp;&quot;,&quot;&amp;[.M404]&amp;&quot;,&quot;&amp;[.N404]&amp;&quot;,&quot;&amp;[.S404]&amp;&quot;,&quot;&amp;[.T404]&amp;&quot;,&quot;&amp;[.U404]&amp;&quot;,&quot;&amp;[.V404]&amp;&quot;,&quot;&amp;[.W404]&amp;&quot;,&quot;&amp;[.X404]&amp;&quot;,&quot;&amp;[.Y404]&amp;&quot;,0,CURDATE(),CURDATE())&quot;&amp;IF(AND([.B404]&lt;&gt;INDIRECT(ADDRESS(ROW([.B404]) + 1;2));INDIRECT(ADDRESS(ROW([.A404]) + 1;1)) &gt; 0); &quot;;&quot;&amp;CHAR(13)&amp;CHAR(10)&amp;CHAR(13)&amp;CHAR(10)&amp;[.AA$3];IF(INDIRECT(ADDRESS(ROW([.A404]) + 1;1)) &gt; 0;&quot;,&quot;;&quot;;&quot;))" office:value-type="string" office:string-value="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5])-3" office:value-type="float" office:value="402" calcext:value-type="float">
            <text:p>402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5]=[.B406];[.C406]+1;1)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40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5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4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5]&amp;&quot;,&quot;&amp;[.C405]&amp;&quot;,&quot;&amp;IF(ISBLANK([.D405]);0;[.D405])&amp;&quot;,&quot;&amp;IF(ISBLANK([.E405]);0;[.E405])&amp;&quot;,&quot;&amp;[.I405]&amp;&quot;,&quot;&amp;[.J405]&amp;&quot;,&quot;&amp;[.K405]&amp;&quot;,&quot;&amp;[.L405]&amp;&quot;,&quot;&amp;[.M405]&amp;&quot;,&quot;&amp;[.N405]&amp;&quot;,&quot;&amp;[.S405]&amp;&quot;,&quot;&amp;[.T405]&amp;&quot;,&quot;&amp;[.U405]&amp;&quot;,&quot;&amp;[.V405]&amp;&quot;,&quot;&amp;[.W405]&amp;&quot;,&quot;&amp;[.X405]&amp;&quot;,&quot;&amp;[.Y405]&amp;&quot;,0,CURDATE(),CURDATE())&quot;&amp;IF(AND([.B405]&lt;&gt;INDIRECT(ADDRESS(ROW([.B405]) + 1;2));INDIRECT(ADDRESS(ROW([.A405]) + 1;1)) &gt; 0); &quot;;&quot;&amp;CHAR(13)&amp;CHAR(10)&amp;CHAR(13)&amp;CHAR(10)&amp;[.AA$3];IF(INDIRECT(ADDRESS(ROW([.A405]) + 1;1)) &gt; 0;&quot;,&quot;;&quot;;&quot;))" office:value-type="string" office:string-value="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6])-3" office:value-type="float" office:value="403" calcext:value-type="float">
            <text:p>403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6]=[.B404];[.C404]+1;1)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40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6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4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6]&amp;&quot;,&quot;&amp;[.C406]&amp;&quot;,&quot;&amp;IF(ISBLANK([.D406]);0;[.D406])&amp;&quot;,&quot;&amp;IF(ISBLANK([.E406]);0;[.E406])&amp;&quot;,&quot;&amp;[.I406]&amp;&quot;,&quot;&amp;[.J406]&amp;&quot;,&quot;&amp;[.K406]&amp;&quot;,&quot;&amp;[.L406]&amp;&quot;,&quot;&amp;[.M406]&amp;&quot;,&quot;&amp;[.N406]&amp;&quot;,&quot;&amp;[.S406]&amp;&quot;,&quot;&amp;[.T406]&amp;&quot;,&quot;&amp;[.U406]&amp;&quot;,&quot;&amp;[.V406]&amp;&quot;,&quot;&amp;[.W406]&amp;&quot;,&quot;&amp;[.X406]&amp;&quot;,&quot;&amp;[.Y406]&amp;&quot;,0,CURDATE(),CURDATE())&quot;&amp;IF(AND([.B406]&lt;&gt;INDIRECT(ADDRESS(ROW([.B406]) + 1;2));INDIRECT(ADDRESS(ROW([.A406]) + 1;1)) &gt; 0); &quot;;&quot;&amp;CHAR(13)&amp;CHAR(10)&amp;CHAR(13)&amp;CHAR(10)&amp;[.AA$3];IF(INDIRECT(ADDRESS(ROW([.A406]) + 1;1)) &gt; 0;&quot;,&quot;;&quot;;&quot;))" office:value-type="string" office:string-value="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24" table:formula="of:=ROW([.A407])-3" office:value-type="float" office:value="404" calcext:value-type="float">
            <text:p>404</text:p>
          </table:table-cell>
          <table:table-cell table:style-name="ce24" office:value-type="string" calcext:value-type="string">
            <text:p>MC1 Set 03.5 aerobico serale con misti</text:p>
          </table:table-cell>
          <table:table-cell table:style-name="ce24" table:formula="of:=IF([.B407]=[.B406];[.C406]+1;1)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40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40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24" table:formula="of:=&quot;(select t.id from &quot;&amp;[.F$2]&amp;&quot; t where t.&quot;&amp;[.F$3]&amp;&quot; = '&quot;&amp;[.F40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4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4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7]&amp;&quot;,&quot;&amp;[.C407]&amp;&quot;,&quot;&amp;IF(ISBLANK([.D407]);0;[.D407])&amp;&quot;,&quot;&amp;IF(ISBLANK([.E407]);0;[.E407])&amp;&quot;,&quot;&amp;[.I407]&amp;&quot;,&quot;&amp;[.J407]&amp;&quot;,&quot;&amp;[.K407]&amp;&quot;,&quot;&amp;[.L407]&amp;&quot;,&quot;&amp;[.M407]&amp;&quot;,&quot;&amp;[.N407]&amp;&quot;,&quot;&amp;[.S407]&amp;&quot;,&quot;&amp;[.T407]&amp;&quot;,&quot;&amp;[.U407]&amp;&quot;,&quot;&amp;[.V407]&amp;&quot;,&quot;&amp;[.W407]&amp;&quot;,&quot;&amp;[.X407]&amp;&quot;,&quot;&amp;[.Y407]&amp;&quot;,0,CURDATE(),CURDATE())&quot;&amp;IF(AND([.B407]&lt;&gt;INDIRECT(ADDRESS(ROW([.B407]) + 1;2));INDIRECT(ADDRESS(ROW([.A407]) + 1;1)) &gt; 0); &quot;;&quot;&amp;CHAR(13)&amp;CHAR(10)&amp;CHAR(13)&amp;CHAR(10)&amp;[.AA$3];IF(INDIRECT(ADDRESS(ROW([.A407]) + 1;1)) &gt; 0;&quot;,&quot;;&quot;;&quot;))" office:value-type="string" office:string-value="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24" table:formula="of:=ROW([.A408])-3" office:value-type="float" office:value="405" calcext:value-type="float">
            <text:p>405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08]=[.B407];[.C407]+1;1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0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R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0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0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24" table:formula="of:=&quot;(select t.id from &quot;&amp;[.O$2]&amp;&quot; t where t.&quot;&amp;[.O$3]&amp;&quot; = '&quot;&amp;[.O4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8]&amp;&quot;,&quot;&amp;[.C408]&amp;&quot;,&quot;&amp;IF(ISBLANK([.D408]);0;[.D408])&amp;&quot;,&quot;&amp;IF(ISBLANK([.E408]);0;[.E408])&amp;&quot;,&quot;&amp;[.I408]&amp;&quot;,&quot;&amp;[.J408]&amp;&quot;,&quot;&amp;[.K408]&amp;&quot;,&quot;&amp;[.L408]&amp;&quot;,&quot;&amp;[.M408]&amp;&quot;,&quot;&amp;[.N408]&amp;&quot;,&quot;&amp;[.S408]&amp;&quot;,&quot;&amp;[.T408]&amp;&quot;,&quot;&amp;[.U408]&amp;&quot;,&quot;&amp;[.V408]&amp;&quot;,&quot;&amp;[.W408]&amp;&quot;,&quot;&amp;[.X408]&amp;&quot;,&quot;&amp;[.Y408]&amp;&quot;,0,CURDATE(),CURDATE())&quot;&amp;IF(AND([.B408]&lt;&gt;INDIRECT(ADDRESS(ROW([.B408]) + 1;2));INDIRECT(ADDRESS(ROW([.A408]) + 1;1)) &gt; 0); &quot;;&quot;&amp;CHAR(13)&amp;CHAR(10)&amp;CHAR(13)&amp;CHAR(10)&amp;[.AA$3];IF(INDIRECT(ADDRESS(ROW([.A408]) + 1;1)) &gt; 0;&quot;,&quot;;&quot;;&quot;))" office:value-type="string" office:string-value="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09])-3" office:value-type="float" office:value="406" calcext:value-type="float">
            <text:p>406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09]=[.B408];[.C408]+1;1)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SLPG</text:p>
          </table:table-cell>
          <table:table-cell table:style-name="ce28" table:formula="of:=VLOOKUP([.F40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0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0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24" table:formula="of:=&quot;(select t.id from &quot;&amp;[.H$2]&amp;&quot; t where t.&quot;&amp;[.H$3]&amp;&quot; = '&quot;&amp;[.H4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09]&amp;&quot;,&quot;&amp;[.C409]&amp;&quot;,&quot;&amp;IF(ISBLANK([.D409]);0;[.D409])&amp;&quot;,&quot;&amp;IF(ISBLANK([.E409]);0;[.E409])&amp;&quot;,&quot;&amp;[.I409]&amp;&quot;,&quot;&amp;[.J409]&amp;&quot;,&quot;&amp;[.K409]&amp;&quot;,&quot;&amp;[.L409]&amp;&quot;,&quot;&amp;[.M409]&amp;&quot;,&quot;&amp;[.N409]&amp;&quot;,&quot;&amp;[.S409]&amp;&quot;,&quot;&amp;[.T409]&amp;&quot;,&quot;&amp;[.U409]&amp;&quot;,&quot;&amp;[.V409]&amp;&quot;,&quot;&amp;[.W409]&amp;&quot;,&quot;&amp;[.X409]&amp;&quot;,&quot;&amp;[.Y409]&amp;&quot;,0,CURDATE(),CURDATE())&quot;&amp;IF(AND([.B409]&lt;&gt;INDIRECT(ADDRESS(ROW([.B409]) + 1;2));INDIRECT(ADDRESS(ROW([.A409]) + 1;1)) &gt; 0); &quot;;&quot;&amp;CHAR(13)&amp;CHAR(10)&amp;CHAR(13)&amp;CHAR(10)&amp;[.AA$3];IF(INDIRECT(ADDRESS(ROW([.A409]) + 1;1)) &gt; 0;&quot;,&quot;;&quot;;&quot;))" office:value-type="string" office:string-value="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0])-3" office:value-type="float" office:value="407" calcext:value-type="float">
            <text:p>407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0]=[.B409];[.C409]+1;1)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CP</text:p>
          </table:table-cell>
          <table:table-cell table:style-name="ce28" table:formula="of:=VLOOKUP([.F41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24" table:formula="of:=&quot;(select t.id from &quot;&amp;[.H$2]&amp;&quot; t where t.&quot;&amp;[.H$3]&amp;&quot; = '&quot;&amp;[.H4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0]&amp;&quot;,&quot;&amp;[.C410]&amp;&quot;,&quot;&amp;IF(ISBLANK([.D410]);0;[.D410])&amp;&quot;,&quot;&amp;IF(ISBLANK([.E410]);0;[.E410])&amp;&quot;,&quot;&amp;[.I410]&amp;&quot;,&quot;&amp;[.J410]&amp;&quot;,&quot;&amp;[.K410]&amp;&quot;,&quot;&amp;[.L410]&amp;&quot;,&quot;&amp;[.M410]&amp;&quot;,&quot;&amp;[.N410]&amp;&quot;,&quot;&amp;[.S410]&amp;&quot;,&quot;&amp;[.T410]&amp;&quot;,&quot;&amp;[.U410]&amp;&quot;,&quot;&amp;[.V410]&amp;&quot;,&quot;&amp;[.W410]&amp;&quot;,&quot;&amp;[.X410]&amp;&quot;,&quot;&amp;[.Y410]&amp;&quot;,0,CURDATE(),CURDATE())&quot;&amp;IF(AND([.B410]&lt;&gt;INDIRECT(ADDRESS(ROW([.B410]) + 1;2));INDIRECT(ADDRESS(ROW([.A410]) + 1;1)) &gt; 0); &quot;;&quot;&amp;CHAR(13)&amp;CHAR(10)&amp;CHAR(13)&amp;CHAR(10)&amp;[.AA$3];IF(INDIRECT(ADDRESS(ROW([.A410]) + 1;1)) &gt; 0;&quot;,&quot;;&quot;;&quot;))" office:value-type="string" office:string-value="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1])-3" office:value-type="float" office:value="408" calcext:value-type="float">
            <text:p>408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1]=[.B410];[.C410]+1;1)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SLDA</text:p>
          </table:table-cell>
          <table:table-cell table:style-name="ce28" table:formula="of:=VLOOKUP([.F41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24" table:formula="of:=&quot;(select t.id from &quot;&amp;[.H$2]&amp;&quot; t where t.&quot;&amp;[.H$3]&amp;&quot; = '&quot;&amp;[.H4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1]&amp;&quot;,&quot;&amp;[.C411]&amp;&quot;,&quot;&amp;IF(ISBLANK([.D411]);0;[.D411])&amp;&quot;,&quot;&amp;IF(ISBLANK([.E411]);0;[.E411])&amp;&quot;,&quot;&amp;[.I411]&amp;&quot;,&quot;&amp;[.J411]&amp;&quot;,&quot;&amp;[.K411]&amp;&quot;,&quot;&amp;[.L411]&amp;&quot;,&quot;&amp;[.M411]&amp;&quot;,&quot;&amp;[.N411]&amp;&quot;,&quot;&amp;[.S411]&amp;&quot;,&quot;&amp;[.T411]&amp;&quot;,&quot;&amp;[.U411]&amp;&quot;,&quot;&amp;[.V411]&amp;&quot;,&quot;&amp;[.W411]&amp;&quot;,&quot;&amp;[.X411]&amp;&quot;,&quot;&amp;[.Y411]&amp;&quot;,0,CURDATE(),CURDATE())&quot;&amp;IF(AND([.B411]&lt;&gt;INDIRECT(ADDRESS(ROW([.B411]) + 1;2));INDIRECT(ADDRESS(ROW([.A411]) + 1;1)) &gt; 0); &quot;;&quot;&amp;CHAR(13)&amp;CHAR(10)&amp;CHAR(13)&amp;CHAR(10)&amp;[.AA$3];IF(INDIRECT(ADDRESS(ROW([.A411]) + 1;1)) &gt; 0;&quot;,&quot;;&quot;;&quot;))" office:value-type="string" office:string-value="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2])-3" office:value-type="float" office:value="409" calcext:value-type="float">
            <text:p>409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2]=[.B411];[.C411]+1;1)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ECFABS</text:p>
          </table:table-cell>
          <table:table-cell table:style-name="ce28" table:formula="of:=VLOOKUP([.F412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24" table:formula="of:=&quot;(select t.id from &quot;&amp;[.H$2]&amp;&quot; t where t.&quot;&amp;[.H$3]&amp;&quot; = '&quot;&amp;[.H4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2]&amp;&quot;,&quot;&amp;[.C412]&amp;&quot;,&quot;&amp;IF(ISBLANK([.D412]);0;[.D412])&amp;&quot;,&quot;&amp;IF(ISBLANK([.E412]);0;[.E412])&amp;&quot;,&quot;&amp;[.I412]&amp;&quot;,&quot;&amp;[.J412]&amp;&quot;,&quot;&amp;[.K412]&amp;&quot;,&quot;&amp;[.L412]&amp;&quot;,&quot;&amp;[.M412]&amp;&quot;,&quot;&amp;[.N412]&amp;&quot;,&quot;&amp;[.S412]&amp;&quot;,&quot;&amp;[.T412]&amp;&quot;,&quot;&amp;[.U412]&amp;&quot;,&quot;&amp;[.V412]&amp;&quot;,&quot;&amp;[.W412]&amp;&quot;,&quot;&amp;[.X412]&amp;&quot;,&quot;&amp;[.Y412]&amp;&quot;,0,CURDATE(),CURDATE())&quot;&amp;IF(AND([.B412]&lt;&gt;INDIRECT(ADDRESS(ROW([.B412]) + 1;2));INDIRECT(ADDRESS(ROW([.A412]) + 1;1)) &gt; 0); &quot;;&quot;&amp;CHAR(13)&amp;CHAR(10)&amp;CHAR(13)&amp;CHAR(10)&amp;[.AA$3];IF(INDIRECT(ADDRESS(ROW([.A412]) + 1;1)) &gt; 0;&quot;,&quot;;&quot;;&quot;))" office:value-type="string" office:string-value="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3])-3" office:value-type="float" office:value="410" calcext:value-type="float">
            <text:p>410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3]=[.B412];[.C412]+1;1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CP</text:p>
          </table:table-cell>
          <table:table-cell table:style-name="ce28" table:formula="of:=VLOOKUP([.F413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3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24" table:formula="of:=&quot;(select t.id from &quot;&amp;[.H$2]&amp;&quot; t where t.&quot;&amp;[.H$3]&amp;&quot; = '&quot;&amp;[.H4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3]&amp;&quot;,&quot;&amp;[.C413]&amp;&quot;,&quot;&amp;IF(ISBLANK([.D413]);0;[.D413])&amp;&quot;,&quot;&amp;IF(ISBLANK([.E413]);0;[.E413])&amp;&quot;,&quot;&amp;[.I413]&amp;&quot;,&quot;&amp;[.J413]&amp;&quot;,&quot;&amp;[.K413]&amp;&quot;,&quot;&amp;[.L413]&amp;&quot;,&quot;&amp;[.M413]&amp;&quot;,&quot;&amp;[.N413]&amp;&quot;,&quot;&amp;[.S413]&amp;&quot;,&quot;&amp;[.T413]&amp;&quot;,&quot;&amp;[.U413]&amp;&quot;,&quot;&amp;[.V413]&amp;&quot;,&quot;&amp;[.W413]&amp;&quot;,&quot;&amp;[.X413]&amp;&quot;,&quot;&amp;[.Y413]&amp;&quot;,0,CURDATE(),CURDATE())&quot;&amp;IF(AND([.B413]&lt;&gt;INDIRECT(ADDRESS(ROW([.B413]) + 1;2));INDIRECT(ADDRESS(ROW([.A413]) + 1;1)) &gt; 0); &quot;;&quot;&amp;CHAR(13)&amp;CHAR(10)&amp;CHAR(13)&amp;CHAR(10)&amp;[.AA$3];IF(INDIRECT(ADDRESS(ROW([.A413]) + 1;1)) &gt; 0;&quot;,&quot;;&quot;;&quot;))" office:value-type="string" office:string-value="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4])-3" office:value-type="float" office:value="411" calcext:value-type="float">
            <text:p>411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4]=[.B413];[.C413]+1;1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ACFADA</text:p>
          </table:table-cell>
          <table:table-cell table:style-name="ce28" table:formula="of:=VLOOKUP([.F414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24" office:value-type="string" calcext:value-type="string">
            <text:p>T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4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24" table:formula="of:=&quot;(select t.id from &quot;&amp;[.H$2]&amp;&quot; t where t.&quot;&amp;[.H$3]&amp;&quot; = '&quot;&amp;[.H4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4]&amp;&quot;,&quot;&amp;[.C414]&amp;&quot;,&quot;&amp;IF(ISBLANK([.D414]);0;[.D414])&amp;&quot;,&quot;&amp;IF(ISBLANK([.E414]);0;[.E414])&amp;&quot;,&quot;&amp;[.I414]&amp;&quot;,&quot;&amp;[.J414]&amp;&quot;,&quot;&amp;[.K414]&amp;&quot;,&quot;&amp;[.L414]&amp;&quot;,&quot;&amp;[.M414]&amp;&quot;,&quot;&amp;[.N414]&amp;&quot;,&quot;&amp;[.S414]&amp;&quot;,&quot;&amp;[.T414]&amp;&quot;,&quot;&amp;[.U414]&amp;&quot;,&quot;&amp;[.V414]&amp;&quot;,&quot;&amp;[.W414]&amp;&quot;,&quot;&amp;[.X414]&amp;&quot;,&quot;&amp;[.Y414]&amp;&quot;,0,CURDATE(),CURDATE())&quot;&amp;IF(AND([.B414]&lt;&gt;INDIRECT(ADDRESS(ROW([.B414]) + 1;2));INDIRECT(ADDRESS(ROW([.A414]) + 1;1)) &gt; 0); &quot;;&quot;&amp;CHAR(13)&amp;CHAR(10)&amp;CHAR(13)&amp;CHAR(10)&amp;[.AA$3];IF(INDIRECT(ADDRESS(ROW([.A414]) + 1;1)) &gt; 0;&quot;,&quot;;&quot;;&quot;))" office:value-type="string" office:string-value="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5])-3" office:value-type="float" office:value="412" calcext:value-type="float">
            <text:p>412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5]=[.B414];[.C414]+1;1)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FA</text:p>
          </table:table-cell>
          <table:table-cell table:style-name="ce28" table:formula="of:=VLOOKUP([.F41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5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24" table:formula="of:=&quot;(select t.id from &quot;&amp;[.H$2]&amp;&quot; t where t.&quot;&amp;[.H$3]&amp;&quot; = '&quot;&amp;[.H4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5]&amp;&quot;,&quot;&amp;[.C415]&amp;&quot;,&quot;&amp;IF(ISBLANK([.D415]);0;[.D415])&amp;&quot;,&quot;&amp;IF(ISBLANK([.E415]);0;[.E415])&amp;&quot;,&quot;&amp;[.I415]&amp;&quot;,&quot;&amp;[.J415]&amp;&quot;,&quot;&amp;[.K415]&amp;&quot;,&quot;&amp;[.L415]&amp;&quot;,&quot;&amp;[.M415]&amp;&quot;,&quot;&amp;[.N415]&amp;&quot;,&quot;&amp;[.S415]&amp;&quot;,&quot;&amp;[.T415]&amp;&quot;,&quot;&amp;[.U415]&amp;&quot;,&quot;&amp;[.V415]&amp;&quot;,&quot;&amp;[.W415]&amp;&quot;,&quot;&amp;[.X415]&amp;&quot;,&quot;&amp;[.Y415]&amp;&quot;,0,CURDATE(),CURDATE())&quot;&amp;IF(AND([.B415]&lt;&gt;INDIRECT(ADDRESS(ROW([.B415]) + 1;2));INDIRECT(ADDRESS(ROW([.A415]) + 1;1)) &gt; 0); &quot;;&quot;&amp;CHAR(13)&amp;CHAR(10)&amp;CHAR(13)&amp;CHAR(10)&amp;[.AA$3];IF(INDIRECT(ADDRESS(ROW([.A415]) + 1;1)) &gt; 0;&quot;,&quot;;&quot;;&quot;))" office:value-type="string" office:string-value="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6])-3" office:value-type="float" office:value="413" calcext:value-type="float">
            <text:p>413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6]=[.B415];[.C415]+1;1)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A2GUDO</text:p>
          </table:table-cell>
          <table:table-cell table:style-name="ce28" table:formula="of:=VLOOKUP([.F416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6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6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24" table:formula="of:=&quot;(select t.id from &quot;&amp;[.H$2]&amp;&quot; t where t.&quot;&amp;[.H$3]&amp;&quot; = '&quot;&amp;[.H4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6]&amp;&quot;,&quot;&amp;[.C416]&amp;&quot;,&quot;&amp;IF(ISBLANK([.D416]);0;[.D416])&amp;&quot;,&quot;&amp;IF(ISBLANK([.E416]);0;[.E416])&amp;&quot;,&quot;&amp;[.I416]&amp;&quot;,&quot;&amp;[.J416]&amp;&quot;,&quot;&amp;[.K416]&amp;&quot;,&quot;&amp;[.L416]&amp;&quot;,&quot;&amp;[.M416]&amp;&quot;,&quot;&amp;[.N416]&amp;&quot;,&quot;&amp;[.S416]&amp;&quot;,&quot;&amp;[.T416]&amp;&quot;,&quot;&amp;[.U416]&amp;&quot;,&quot;&amp;[.V416]&amp;&quot;,&quot;&amp;[.W416]&amp;&quot;,&quot;&amp;[.X416]&amp;&quot;,&quot;&amp;[.Y416]&amp;&quot;,0,CURDATE(),CURDATE())&quot;&amp;IF(AND([.B416]&lt;&gt;INDIRECT(ADDRESS(ROW([.B416]) + 1;2));INDIRECT(ADDRESS(ROW([.A416]) + 1;1)) &gt; 0); &quot;;&quot;&amp;CHAR(13)&amp;CHAR(10)&amp;CHAR(13)&amp;CHAR(10)&amp;[.AA$3];IF(INDIRECT(ADDRESS(ROW([.A416]) + 1;1)) &gt; 0;&quot;,&quot;;&quot;;&quot;))" office:value-type="string" office:string-value="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7])-3" office:value-type="float" office:value="414" calcext:value-type="float">
            <text:p>414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7]=[.B416];[.C416]+1;1)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A</text:p>
          </table:table-cell>
          <table:table-cell table:style-name="ce28" table:formula="of:=VLOOKUP([.F417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7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7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24" table:formula="of:=&quot;(select t.id from &quot;&amp;[.H$2]&amp;&quot; t where t.&quot;&amp;[.H$3]&amp;&quot; = '&quot;&amp;[.H4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7]&amp;&quot;,&quot;&amp;[.C417]&amp;&quot;,&quot;&amp;IF(ISBLANK([.D417]);0;[.D417])&amp;&quot;,&quot;&amp;IF(ISBLANK([.E417]);0;[.E417])&amp;&quot;,&quot;&amp;[.I417]&amp;&quot;,&quot;&amp;[.J417]&amp;&quot;,&quot;&amp;[.K417]&amp;&quot;,&quot;&amp;[.L417]&amp;&quot;,&quot;&amp;[.M417]&amp;&quot;,&quot;&amp;[.N417]&amp;&quot;,&quot;&amp;[.S417]&amp;&quot;,&quot;&amp;[.T417]&amp;&quot;,&quot;&amp;[.U417]&amp;&quot;,&quot;&amp;[.V417]&amp;&quot;,&quot;&amp;[.W417]&amp;&quot;,&quot;&amp;[.X417]&amp;&quot;,&quot;&amp;[.Y417]&amp;&quot;,0,CURDATE(),CURDATE())&quot;&amp;IF(AND([.B417]&lt;&gt;INDIRECT(ADDRESS(ROW([.B417]) + 1;2));INDIRECT(ADDRESS(ROW([.A417]) + 1;1)) &gt; 0); &quot;;&quot;&amp;CHAR(13)&amp;CHAR(10)&amp;CHAR(13)&amp;CHAR(10)&amp;[.AA$3];IF(INDIRECT(ADDRESS(ROW([.A417]) + 1;1)) &gt; 0;&quot;,&quot;;&quot;;&quot;))" office:value-type="string" office:string-value="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8])-3" office:value-type="float" office:value="415" calcext:value-type="float">
            <text:p>415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8]=[.B417];[.C417]+1;1)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ESSLRB</text:p>
          </table:table-cell>
          <table:table-cell table:style-name="ce28" table:formula="of:=VLOOKUP([.F418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8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24" table:formula="of:=&quot;(select t.id from &quot;&amp;[.H$2]&amp;&quot; t where t.&quot;&amp;[.H$3]&amp;&quot; = '&quot;&amp;[.H4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24" table:formula="of:=&quot;(select t.id from &quot;&amp;[.O$2]&amp;&quot; t where t.&quot;&amp;[.O$3]&amp;&quot; = '&quot;&amp;[.O4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8]&amp;&quot;,&quot;&amp;[.C418]&amp;&quot;,&quot;&amp;IF(ISBLANK([.D418]);0;[.D418])&amp;&quot;,&quot;&amp;IF(ISBLANK([.E418]);0;[.E418])&amp;&quot;,&quot;&amp;[.I418]&amp;&quot;,&quot;&amp;[.J418]&amp;&quot;,&quot;&amp;[.K418]&amp;&quot;,&quot;&amp;[.L418]&amp;&quot;,&quot;&amp;[.M418]&amp;&quot;,&quot;&amp;[.N418]&amp;&quot;,&quot;&amp;[.S418]&amp;&quot;,&quot;&amp;[.T418]&amp;&quot;,&quot;&amp;[.U418]&amp;&quot;,&quot;&amp;[.V418]&amp;&quot;,&quot;&amp;[.W418]&amp;&quot;,&quot;&amp;[.X418]&amp;&quot;,&quot;&amp;[.Y418]&amp;&quot;,0,CURDATE(),CURDATE())&quot;&amp;IF(AND([.B418]&lt;&gt;INDIRECT(ADDRESS(ROW([.B418]) + 1;2));INDIRECT(ADDRESS(ROW([.A418]) + 1;1)) &gt; 0); &quot;;&quot;&amp;CHAR(13)&amp;CHAR(10)&amp;CHAR(13)&amp;CHAR(10)&amp;[.AA$3];IF(INDIRECT(ADDRESS(ROW([.A418]) + 1;1)) &gt; 0;&quot;,&quot;;&quot;;&quot;))" office:value-type="string" office:string-value="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19])-3" office:value-type="float" office:value="416" calcext:value-type="float">
            <text:p>416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19]=[.B418];[.C418]+1;1)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A2SLCM</text:p>
          </table:table-cell>
          <table:table-cell table:style-name="ce28" table:formula="of:=VLOOKUP([.F4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1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24" table:formula="of:=&quot;(select t.id from &quot;&amp;[.H$2]&amp;&quot; t where t.&quot;&amp;[.H$3]&amp;&quot; = '&quot;&amp;[.H4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19]&amp;&quot;,&quot;&amp;[.C419]&amp;&quot;,&quot;&amp;IF(ISBLANK([.D419]);0;[.D419])&amp;&quot;,&quot;&amp;IF(ISBLANK([.E419]);0;[.E419])&amp;&quot;,&quot;&amp;[.I419]&amp;&quot;,&quot;&amp;[.J419]&amp;&quot;,&quot;&amp;[.K419]&amp;&quot;,&quot;&amp;[.L419]&amp;&quot;,&quot;&amp;[.M419]&amp;&quot;,&quot;&amp;[.N419]&amp;&quot;,&quot;&amp;[.S419]&amp;&quot;,&quot;&amp;[.T419]&amp;&quot;,&quot;&amp;[.U419]&amp;&quot;,&quot;&amp;[.V419]&amp;&quot;,&quot;&amp;[.W419]&amp;&quot;,&quot;&amp;[.X419]&amp;&quot;,&quot;&amp;[.Y419]&amp;&quot;,0,CURDATE(),CURDATE())&quot;&amp;IF(AND([.B419]&lt;&gt;INDIRECT(ADDRESS(ROW([.B419]) + 1;2));INDIRECT(ADDRESS(ROW([.A419]) + 1;1)) &gt; 0); &quot;;&quot;&amp;CHAR(13)&amp;CHAR(10)&amp;CHAR(13)&amp;CHAR(10)&amp;[.AA$3];IF(INDIRECT(ADDRESS(ROW([.A419]) + 1;1)) &gt; 0;&quot;,&quot;;&quot;;&quot;))" office:value-type="string" office:string-value="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0])-3" office:value-type="float" office:value="417" calcext:value-type="float">
            <text:p>417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20]=[.B419];[.C419]+1;1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2DOCM</text:p>
          </table:table-cell>
          <table:table-cell table:style-name="ce28" table:formula="of:=VLOOKUP([.F420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2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2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24" table:formula="of:=&quot;(select t.id from &quot;&amp;[.H$2]&amp;&quot; t where t.&quot;&amp;[.H$3]&amp;&quot; = '&quot;&amp;[.H4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0]&amp;&quot;,&quot;&amp;[.C420]&amp;&quot;,&quot;&amp;IF(ISBLANK([.D420]);0;[.D420])&amp;&quot;,&quot;&amp;IF(ISBLANK([.E420]);0;[.E420])&amp;&quot;,&quot;&amp;[.I420]&amp;&quot;,&quot;&amp;[.J420]&amp;&quot;,&quot;&amp;[.K420]&amp;&quot;,&quot;&amp;[.L420]&amp;&quot;,&quot;&amp;[.M420]&amp;&quot;,&quot;&amp;[.N420]&amp;&quot;,&quot;&amp;[.S420]&amp;&quot;,&quot;&amp;[.T420]&amp;&quot;,&quot;&amp;[.U420]&amp;&quot;,&quot;&amp;[.V420]&amp;&quot;,&quot;&amp;[.W420]&amp;&quot;,&quot;&amp;[.X420]&amp;&quot;,&quot;&amp;[.Y420]&amp;&quot;,0,CURDATE(),CURDATE())&quot;&amp;IF(AND([.B420]&lt;&gt;INDIRECT(ADDRESS(ROW([.B420]) + 1;2));INDIRECT(ADDRESS(ROW([.A420]) + 1;1)) &gt; 0); &quot;;&quot;&amp;CHAR(13)&amp;CHAR(10)&amp;CHAR(13)&amp;CHAR(10)&amp;[.AA$3];IF(INDIRECT(ADDRESS(ROW([.A420]) + 1;1)) &gt; 0;&quot;,&quot;;&quot;;&quot;))" office:value-type="string" office:string-value="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1])-3" office:value-type="float" office:value="418" calcext:value-type="float">
            <text:p>418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21]=[.B420];[.C420]+1;1)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string" calcext:value-type="string">
            <text:p>A2MICM</text:p>
          </table:table-cell>
          <table:table-cell table:style-name="ce28" table:formula="of:=VLOOKUP([.F42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2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2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24" table:formula="of:=&quot;(select t.id from &quot;&amp;[.H$2]&amp;&quot; t where t.&quot;&amp;[.H$3]&amp;&quot; = '&quot;&amp;[.H4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1]&amp;&quot;,&quot;&amp;[.C421]&amp;&quot;,&quot;&amp;IF(ISBLANK([.D421]);0;[.D421])&amp;&quot;,&quot;&amp;IF(ISBLANK([.E421]);0;[.E421])&amp;&quot;,&quot;&amp;[.I421]&amp;&quot;,&quot;&amp;[.J421]&amp;&quot;,&quot;&amp;[.K421]&amp;&quot;,&quot;&amp;[.L421]&amp;&quot;,&quot;&amp;[.M421]&amp;&quot;,&quot;&amp;[.N421]&amp;&quot;,&quot;&amp;[.S421]&amp;&quot;,&quot;&amp;[.T421]&amp;&quot;,&quot;&amp;[.U421]&amp;&quot;,&quot;&amp;[.V421]&amp;&quot;,&quot;&amp;[.W421]&amp;&quot;,&quot;&amp;[.X421]&amp;&quot;,&quot;&amp;[.Y421]&amp;&quot;,0,CURDATE(),CURDATE())&quot;&amp;IF(AND([.B421]&lt;&gt;INDIRECT(ADDRESS(ROW([.B421]) + 1;2));INDIRECT(ADDRESS(ROW([.A421]) + 1;1)) &gt; 0); &quot;;&quot;&amp;CHAR(13)&amp;CHAR(10)&amp;CHAR(13)&amp;CHAR(10)&amp;[.AA$3];IF(INDIRECT(ADDRESS(ROW([.A421]) + 1;1)) &gt; 0;&quot;,&quot;;&quot;;&quot;))" office:value-type="string" office:string-value="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2])-3" office:value-type="float" office:value="419" calcext:value-type="float">
            <text:p>419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22]=[.B421];[.C421]+1;1)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SLRA</text:p>
          </table:table-cell>
          <table:table-cell table:style-name="ce28" table:formula="of:=VLOOKUP([.F4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24"/>
          <table:table-cell table:style-name="ce24" table:formula="of:=&quot;(select t.id from &quot;&amp;[.B$2]&amp;&quot; t where t.&quot;&amp;[.B$3]&amp;&quot; = '&quot;&amp;[.B42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24" table:formula="of:=&quot;(select t.id from &quot;&amp;[.H$2]&amp;&quot; t where t.&quot;&amp;[.H$3]&amp;&quot; = '&quot;&amp;[.H4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2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24" table:formula="of:=&quot;(select t.id from &quot;&amp;[.R$2]&amp;&quot; t where t.&quot;&amp;[.R$3]&amp;&quot; = '&quot;&amp;[.R4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2]&amp;&quot;,&quot;&amp;[.C422]&amp;&quot;,&quot;&amp;IF(ISBLANK([.D422]);0;[.D422])&amp;&quot;,&quot;&amp;IF(ISBLANK([.E422]);0;[.E422])&amp;&quot;,&quot;&amp;[.I422]&amp;&quot;,&quot;&amp;[.J422]&amp;&quot;,&quot;&amp;[.K422]&amp;&quot;,&quot;&amp;[.L422]&amp;&quot;,&quot;&amp;[.M422]&amp;&quot;,&quot;&amp;[.N422]&amp;&quot;,&quot;&amp;[.S422]&amp;&quot;,&quot;&amp;[.T422]&amp;&quot;,&quot;&amp;[.U422]&amp;&quot;,&quot;&amp;[.V422]&amp;&quot;,&quot;&amp;[.W422]&amp;&quot;,&quot;&amp;[.X422]&amp;&quot;,&quot;&amp;[.Y422]&amp;&quot;,0,CURDATE(),CURDATE())&quot;&amp;IF(AND([.B422]&lt;&gt;INDIRECT(ADDRESS(ROW([.B422]) + 1;2));INDIRECT(ADDRESS(ROW([.A422]) + 1;1)) &gt; 0); &quot;;&quot;&amp;CHAR(13)&amp;CHAR(10)&amp;CHAR(13)&amp;CHAR(10)&amp;[.AA$3];IF(INDIRECT(ADDRESS(ROW([.A422]) + 1;1)) &gt; 0;&quot;,&quot;;&quot;;&quot;))" office:value-type="string" office:string-value="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3])-3" office:value-type="float" office:value="420" calcext:value-type="float">
            <text:p>420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23]=[.B422];[.C422]+1;1)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CGFADO</text:p>
          </table:table-cell>
          <table:table-cell table:style-name="ce28" table:formula="of:=VLOOKUP([.F423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2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23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24" table:formula="of:=&quot;(select t.id from &quot;&amp;[.H$2]&amp;&quot; t where t.&quot;&amp;[.H$3]&amp;&quot; = '&quot;&amp;[.H4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24" table:formula="of:=&quot;(select t.id from &quot;&amp;[.O$2]&amp;&quot; t where t.&quot;&amp;[.O$3]&amp;&quot; = '&quot;&amp;[.O4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3]&amp;&quot;,&quot;&amp;[.C423]&amp;&quot;,&quot;&amp;IF(ISBLANK([.D423]);0;[.D423])&amp;&quot;,&quot;&amp;IF(ISBLANK([.E423]);0;[.E423])&amp;&quot;,&quot;&amp;[.I423]&amp;&quot;,&quot;&amp;[.J423]&amp;&quot;,&quot;&amp;[.K423]&amp;&quot;,&quot;&amp;[.L423]&amp;&quot;,&quot;&amp;[.M423]&amp;&quot;,&quot;&amp;[.N423]&amp;&quot;,&quot;&amp;[.S423]&amp;&quot;,&quot;&amp;[.T423]&amp;&quot;,&quot;&amp;[.U423]&amp;&quot;,&quot;&amp;[.V423]&amp;&quot;,&quot;&amp;[.W423]&amp;&quot;,&quot;&amp;[.X423]&amp;&quot;,&quot;&amp;[.Y423]&amp;&quot;,0,CURDATE(),CURDATE())&quot;&amp;IF(AND([.B423]&lt;&gt;INDIRECT(ADDRESS(ROW([.B423]) + 1;2));INDIRECT(ADDRESS(ROW([.A423]) + 1;1)) &gt; 0); &quot;;&quot;&amp;CHAR(13)&amp;CHAR(10)&amp;CHAR(13)&amp;CHAR(10)&amp;[.AA$3];IF(INDIRECT(ADDRESS(ROW([.A423]) + 1;1)) &gt; 0;&quot;,&quot;;&quot;;&quot;))" office:value-type="string" office:string-value="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24" table:formula="of:=ROW([.A424])-3" office:value-type="float" office:value="421" calcext:value-type="float">
            <text:p>421</text:p>
          </table:table-cell>
          <table:table-cell table:style-name="ce24" office:value-type="string" calcext:value-type="string">
            <text:p>MC1 Set 04.1 aerobico</text:p>
          </table:table-cell>
          <table:table-cell table:style-name="ce24" table:formula="of:=IF([.B424]=[.B423];[.C423]+1;1)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A1PIAC</text:p>
          </table:table-cell>
          <table:table-cell table:style-name="ce28" table:formula="of:=VLOOKUP([.F4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table:number-columns-repeated="4"/>
          <table:table-cell table:style-name="ce24" table:formula="of:=&quot;(select t.id from &quot;&amp;[.B$2]&amp;&quot; t where t.&quot;&amp;[.B$3]&amp;&quot; = '&quot;&amp;[.B42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24" table:formula="of:=&quot;(select t.id from &quot;&amp;[.F$2]&amp;&quot; t where t.&quot;&amp;[.F$3]&amp;&quot; = '&quot;&amp;[.F4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24" table:formula="of:=&quot;(select t.id from &quot;&amp;[.H$2]&amp;&quot; t where t.&quot;&amp;[.H$3]&amp;&quot; = '&quot;&amp;[.H4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24" table:formula="of:=&quot;(select t.id from &quot;&amp;[.O$2]&amp;&quot; t where t.&quot;&amp;[.O$3]&amp;&quot; = '&quot;&amp;[.O4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24" table:formula="of:=&quot;(select t.id from &quot;&amp;[.P$2]&amp;&quot; t where t.&quot;&amp;[.P$3]&amp;&quot; = '&quot;&amp;[.P4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24" table:formula="of:=&quot;(select t.id from &quot;&amp;[.Q$2]&amp;&quot; t where t.&quot;&amp;[.Q$3]&amp;&quot; = '&quot;&amp;[.Q4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24" table:formula="of:=&quot;(select t.id from &quot;&amp;[.R$2]&amp;&quot; t where t.&quot;&amp;[.R$3]&amp;&quot; = '&quot;&amp;[.R4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24"/>
          <table:table-cell table:formula="of:=&quot;(&quot;&amp;[.A424]&amp;&quot;,&quot;&amp;[.C424]&amp;&quot;,&quot;&amp;IF(ISBLANK([.D424]);0;[.D424])&amp;&quot;,&quot;&amp;IF(ISBLANK([.E424]);0;[.E424])&amp;&quot;,&quot;&amp;[.I424]&amp;&quot;,&quot;&amp;[.J424]&amp;&quot;,&quot;&amp;[.K424]&amp;&quot;,&quot;&amp;[.L424]&amp;&quot;,&quot;&amp;[.M424]&amp;&quot;,&quot;&amp;[.N424]&amp;&quot;,&quot;&amp;[.S424]&amp;&quot;,&quot;&amp;[.T424]&amp;&quot;,&quot;&amp;[.U424]&amp;&quot;,&quot;&amp;[.V424]&amp;&quot;,&quot;&amp;[.W424]&amp;&quot;,&quot;&amp;[.X424]&amp;&quot;,&quot;&amp;[.Y424]&amp;&quot;,0,CURDATE(),CURDATE())&quot;&amp;IF(AND([.B424]&lt;&gt;INDIRECT(ADDRESS(ROW([.B424]) + 1;2));INDIRECT(ADDRESS(ROW([.A424]) + 1;1)) &gt; 0); &quot;;&quot;&amp;CHAR(13)&amp;CHAR(10)&amp;CHAR(13)&amp;CHAR(10)&amp;[.AA$3];IF(INDIRECT(ADDRESS(ROW([.A424]) + 1;1)) &gt; 0;&quot;,&quot;;&quot;;&quot;))" office:value-type="string" office:string-value="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5">
          <table:table-cell table:number-columns-repeated="1024"/>
        </table:table-row>
        <table:table-row table:style-name="ro3" table:number-rows-repeated="1048132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" calcext:value-type="string">
            <text:p>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table:formula="of:=[user_trainings.B27]" office:value-type="string" office:string-value="MC1 Set 03.5 aerobico serale con misti" calcext:value-type="string">
            <text:p>MC1 Set 03.5 aerobico serale con misti</text:p>
          </table:table-cell>
          <table:table-cell office:value-type="string" calcext:value-type="string">
            <text:p>2014-09-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7]*60 + [.D27]*3600" office:value-type="float" office:value="2880" calcext:value-type="float">
            <text:p>2880</text:p>
          </table:table-cell>
          <table:table-cell office:value-type="string" calcext:value-type="string">
            <text:p>Braccio sinistro l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7]&amp;&quot;,'&quot;&amp;[.C27]&amp;&quot;',&quot;&amp;[.F27]&amp;&quot;,'&quot;&amp;SUBSTITUTE([.G27];&quot;'&quot;;&quot;''&quot;)&amp;&quot;',&quot;&amp;[.H27]&amp;&quot;,&quot;&amp;[.K27]&amp;&quot;,&quot;&amp;[.L27]&amp;&quot;,&quot;&amp;[.M27]&amp;&quot;,0,CURDATE(),CURDATE())&quot;&amp;IF(INDIRECT(ADDRESS(ROW([.A27])+1;1))&gt;0;&quot;,&quot;;&quot;;&quot;)" office:value-type="string" office:string-value="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" calcext:value-type="string">
            <text:p>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table:formula="of:=[user_trainings.B28]" office:value-type="string" office:string-value="MC1 Set 04.1 aerobico" calcext:value-type="string">
            <text:p>MC1 Set 04.1 aerobico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8]*60 + [.D28]*3600" office:value-type="float" office:value="5880" calcext:value-type="float">
            <text:p>5880</text:p>
          </table:table-cell>
          <table:table-cell office:value-type="string" calcext:value-type="string">
            <text:p>Al limite, solo grazie a scia e corsia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8]&amp;&quot;,'&quot;&amp;[.C28]&amp;&quot;',&quot;&amp;[.F28]&amp;&quot;,'&quot;&amp;SUBSTITUTE([.G28];&quot;'&quot;;&quot;''&quot;)&amp;&quot;',&quot;&amp;[.H28]&amp;&quot;,&quot;&amp;[.K28]&amp;&quot;,&quot;&amp;[.L28]&amp;&quot;,&quot;&amp;[.M28]&amp;&quot;,0,CURDATE(),CURDATE())&quot;&amp;IF(INDIRECT(ADDRESS(ROW([.A28])+1;1))&gt;0;&quot;,&quot;;&quot;;&quot;)" office:value-type="string" office:string-value="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;" calcext:value-type="string">
            <text:p>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6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8" office:value-type="string">
            <text:p>A1PIAC</text:p>
          </table:table-cell>
          <table:table-cell table:style-name="ce18" office:value-type="string">
            <text:p>Sciolto a piacere</text:p>
          </table:table-cell>
        </table:table-row>
        <table:table-row>
          <table:table-cell/>
          <table:table-cell table:style-name="ce18" office:value-type="string">
            <text:p>A1SLCM</text:p>
          </table:table-cell>
          <table:table-cell table:style-name="ce18" office:value-type="string">
            <text:p>SL completo sciolto</text:p>
          </table:table-cell>
        </table:table-row>
        <table:table-row>
          <table:table-cell/>
          <table:table-cell table:style-name="ce18" office:value-type="string">
            <text:p>A1DOCM</text:p>
          </table:table-cell>
          <table:table-cell table:style-name="ce18" office:value-type="string">
            <text:p>DO completo sciolto</text:p>
          </table:table-cell>
        </table:table-row>
        <table:table-row>
          <table:table-cell/>
          <table:table-cell table:style-name="ce18" office:value-type="string">
            <text:p>A1SLDO</text:p>
          </table:table-cell>
          <table:table-cell table:style-name="ce18" office:value-type="string">
            <text:p>SL/DO sciolto</text:p>
          </table:table-cell>
        </table:table-row>
        <table:table-row>
          <table:table-cell/>
          <table:table-cell table:style-name="ce18" office:value-type="string">
            <text:p>A2SLCM</text:p>
          </table:table-cell>
          <table:table-cell table:style-name="ce18" office:value-type="string">
            <text:p>SL completo resistenza</text:p>
          </table:table-cell>
        </table:table-row>
        <table:table-row>
          <table:table-cell/>
          <table:table-cell table:style-name="ce18" office:value-type="string">
            <text:p>A2DOCM</text:p>
          </table:table-cell>
          <table:table-cell table:style-name="ce18" office:value-type="string">
            <text:p>DO completo resistenza</text:p>
          </table:table-cell>
        </table:table-row>
        <table:table-row>
          <table:table-cell/>
          <table:table-cell table:style-name="ce18" office:value-type="string">
            <text:p>A2FACM</text:p>
          </table:table-cell>
          <table:table-cell table:style-name="ce18" office:value-type="string">
            <text:p>FA completo resistenza</text:p>
          </table:table-cell>
        </table:table-row>
        <table:table-row>
          <table:table-cell/>
          <table:table-cell table:style-name="ce18" office:value-type="string">
            <text:p>A2RACM</text:p>
          </table:table-cell>
          <table:table-cell table:style-name="ce18" office:value-type="string">
            <text:p>RA completo resistenza</text:p>
          </table:table-cell>
        </table:table-row>
        <table:table-row>
          <table:table-cell/>
          <table:table-cell table:style-name="ce18" office:value-type="string">
            <text:p>A2MICM</text:p>
          </table:table-cell>
          <table:table-cell table:style-name="ce18" office:value-type="string">
            <text:p>MX completo resistenza</text:p>
          </table:table-cell>
        </table:table-row>
        <table:table-row>
          <table:table-cell/>
          <table:table-cell table:style-name="ce18" office:value-type="string">
            <text:p>A2MIIM</text:p>
          </table:table-cell>
          <table:table-cell table:style-name="ce18" office:value-type="string">
            <text:p>MX a rovescio resistenza</text:p>
          </table:table-cell>
        </table:table-row>
        <table:table-row>
          <table:table-cell/>
          <table:table-cell table:style-name="ce18" office:value-type="string">
            <text:p>ACSLPR</text:p>
          </table:table-cell>
          <table:table-cell table:style-name="ce18" office:value-type="string">
            <text:p>SL progressione interna</text:p>
          </table:table-cell>
        </table:table-row>
        <table:table-row>
          <table:table-cell/>
          <table:table-cell table:style-name="ce18" office:value-type="string">
            <text:p>ACDOPR</text:p>
          </table:table-cell>
          <table:table-cell table:style-name="ce18" office:value-type="string">
            <text:p>DO progressione interna</text:p>
          </table:table-cell>
        </table:table-row>
        <table:table-row>
          <table:table-cell/>
          <table:table-cell table:style-name="ce18" office:value-type="string">
            <text:p>ACFAPR</text:p>
          </table:table-cell>
          <table:table-cell table:style-name="ce18" office:value-type="string">
            <text:p>FA progressione interna</text:p>
          </table:table-cell>
        </table:table-row>
        <table:table-row>
          <table:table-cell/>
          <table:table-cell table:style-name="ce18" office:value-type="string">
            <text:p>ACRAPR</text:p>
          </table:table-cell>
          <table:table-cell table:style-name="ce18" office:value-type="string">
            <text:p>RA progressione interna</text:p>
          </table:table-cell>
        </table:table-row>
        <table:table-row>
          <table:table-cell/>
          <table:table-cell table:style-name="ce18" office:value-type="string">
            <text:p>ACMIPR</text:p>
          </table:table-cell>
          <table:table-cell table:style-name="ce18" office:value-type="string">
            <text:p>MX progressione interna</text:p>
          </table:table-cell>
        </table:table-row>
        <table:table-row>
          <table:table-cell/>
          <table:table-cell table:style-name="ce18" office:value-type="string">
            <text:p>ACSLCP</text:p>
          </table:table-cell>
          <table:table-cell table:style-name="ce18" office:value-type="string">
            <text:p>SL completo/progressione</text:p>
          </table:table-cell>
        </table:table-row>
        <table:table-row>
          <table:table-cell/>
          <table:table-cell table:style-name="ce18" office:value-type="string">
            <text:p>ACDOCP</text:p>
          </table:table-cell>
          <table:table-cell table:style-name="ce18" office:value-type="string">
            <text:p>DO completo/progressione</text:p>
          </table:table-cell>
        </table:table-row>
        <table:table-row>
          <table:table-cell/>
          <table:table-cell table:style-name="ce18" office:value-type="string">
            <text:p>ACFACP</text:p>
          </table:table-cell>
          <table:table-cell table:style-name="ce18" office:value-type="string">
            <text:p>FA completo/progressione</text:p>
          </table:table-cell>
        </table:table-row>
        <table:table-row>
          <table:table-cell/>
          <table:table-cell table:style-name="ce18" office:value-type="string">
            <text:p>ACRACP</text:p>
          </table:table-cell>
          <table:table-cell table:style-name="ce18" office:value-type="string">
            <text:p>RA completo/progressione</text:p>
          </table:table-cell>
        </table:table-row>
        <table:table-row>
          <table:table-cell/>
          <table:table-cell table:style-name="ce18" office:value-type="string">
            <text:p>ACSLDA</text:p>
          </table:table-cell>
          <table:table-cell table:style-name="ce18" office:value-type="string">
            <text:p>SL decelerazione/accelerazione</text:p>
          </table:table-cell>
        </table:table-row>
        <table:table-row>
          <table:table-cell/>
          <table:table-cell table:style-name="ce18" office:value-type="string">
            <text:p>ACDODA</text:p>
          </table:table-cell>
          <table:table-cell table:style-name="ce18" office:value-type="string">
            <text:p>DO decelerazione/accelerazione</text:p>
          </table:table-cell>
        </table:table-row>
        <table:table-row>
          <table:table-cell/>
          <table:table-cell table:style-name="ce18" office:value-type="string">
            <text:p>ACFADA</text:p>
          </table:table-cell>
          <table:table-cell table:style-name="ce18" office:value-type="string">
            <text:p>FA decelerazione/accelerazione</text:p>
          </table:table-cell>
        </table:table-row>
        <table:table-row>
          <table:table-cell/>
          <table:table-cell table:style-name="ce18" office:value-type="string">
            <text:p>ACRADA</text:p>
          </table:table-cell>
          <table:table-cell table:style-name="ce18" office:value-type="string">
            <text:p>RA decelerazione/accelerazione</text:p>
          </table:table-cell>
        </table:table-row>
        <table:table-row>
          <table:table-cell/>
          <table:table-cell table:style-name="ce18" office:value-type="string">
            <text:p>B1SLCM</text:p>
          </table:table-cell>
          <table:table-cell table:style-name="ce18" office:value-type="string">
            <text:p>SL soglia</text:p>
          </table:table-cell>
        </table:table-row>
        <table:table-row>
          <table:table-cell/>
          <table:table-cell table:style-name="ce18" office:value-type="string">
            <text:p>B1DOCM</text:p>
          </table:table-cell>
          <table:table-cell table:style-name="ce18" office:value-type="string">
            <text:p>DO soglia</text:p>
          </table:table-cell>
        </table:table-row>
        <table:table-row>
          <table:table-cell/>
          <table:table-cell table:style-name="ce18" office:value-type="string">
            <text:p>B1MICM</text:p>
          </table:table-cell>
          <table:table-cell table:style-name="ce18" office:value-type="string">
            <text:p>MI soglia</text:p>
          </table:table-cell>
        </table:table-row>
        <table:table-row>
          <table:table-cell/>
          <table:table-cell table:style-name="ce18" office:value-type="string">
            <text:p>B2SLCM</text:p>
          </table:table-cell>
          <table:table-cell table:style-name="ce18" office:value-type="string">
            <text:p>SL VO2Max</text:p>
          </table:table-cell>
        </table:table-row>
        <table:table-row>
          <table:table-cell/>
          <table:table-cell table:style-name="ce18" office:value-type="string">
            <text:p>B2DOCM</text:p>
          </table:table-cell>
          <table:table-cell table:style-name="ce18" office:value-type="string">
            <text:p>DO VO2Max</text:p>
          </table:table-cell>
        </table:table-row>
        <table:table-row>
          <table:table-cell/>
          <table:table-cell table:style-name="ce18" office:value-type="string">
            <text:p>B2MICM</text:p>
          </table:table-cell>
          <table:table-cell table:style-name="ce18" office:value-type="string">
            <text:p>MI VO2Max</text:p>
          </table:table-cell>
        </table:table-row>
        <table:table-row>
          <table:table-cell/>
          <table:table-cell table:style-name="ce18" office:value-type="string">
            <text:p>C1SLCM</text:p>
          </table:table-cell>
          <table:table-cell table:style-name="ce18" office:value-type="string">
            <text:p>SL forte</text:p>
          </table:table-cell>
        </table:table-row>
        <table:table-row>
          <table:table-cell/>
          <table:table-cell table:style-name="ce18" office:value-type="string">
            <text:p>C1DOCM</text:p>
          </table:table-cell>
          <table:table-cell table:style-name="ce18" office:value-type="string">
            <text:p>DO forte</text:p>
          </table:table-cell>
        </table:table-row>
        <table:table-row>
          <table:table-cell/>
          <table:table-cell table:style-name="ce18" office:value-type="string">
            <text:p>C1FACM</text:p>
          </table:table-cell>
          <table:table-cell table:style-name="ce18" office:value-type="string">
            <text:p>FA forte</text:p>
          </table:table-cell>
        </table:table-row>
        <table:table-row>
          <table:table-cell/>
          <table:table-cell table:style-name="ce18" office:value-type="string">
            <text:p>C1RACM</text:p>
          </table:table-cell>
          <table:table-cell table:style-name="ce18" office:value-type="string">
            <text:p>RA forte</text:p>
          </table:table-cell>
        </table:table-row>
        <table:table-row>
          <table:table-cell/>
          <table:table-cell table:style-name="ce18" office:value-type="string">
            <text:p>C1MICM</text:p>
          </table:table-cell>
          <table:table-cell table:style-name="ce18" office:value-type="string">
            <text:p>MX forte</text:p>
          </table:table-cell>
        </table:table-row>
        <table:table-row>
          <table:table-cell/>
          <table:table-cell table:style-name="ce18" office:value-type="string">
            <text:p>C1SLCT</text:p>
          </table:table-cell>
          <table:table-cell table:style-name="ce18" office:value-type="string">
            <text:p>SL forte con partenza</text:p>
          </table:table-cell>
        </table:table-row>
        <table:table-row>
          <table:table-cell/>
          <table:table-cell table:style-name="ce18" office:value-type="string">
            <text:p>C1DOCT</text:p>
          </table:table-cell>
          <table:table-cell table:style-name="ce18" office:value-type="string">
            <text:p>DO forte con partenza</text:p>
          </table:table-cell>
        </table:table-row>
        <table:table-row>
          <table:table-cell/>
          <table:table-cell table:style-name="ce18" office:value-type="string">
            <text:p>C1FACT</text:p>
          </table:table-cell>
          <table:table-cell table:style-name="ce18" office:value-type="string">
            <text:p>FA forte con partenza</text:p>
          </table:table-cell>
        </table:table-row>
        <table:table-row>
          <table:table-cell/>
          <table:table-cell table:style-name="ce18" office:value-type="string">
            <text:p>C1RACT</text:p>
          </table:table-cell>
          <table:table-cell table:style-name="ce18" office:value-type="string">
            <text:p>RA forte con partenza</text:p>
          </table:table-cell>
        </table:table-row>
        <table:table-row>
          <table:table-cell/>
          <table:table-cell table:style-name="ce18" office:value-type="string">
            <text:p>C1MICT</text:p>
          </table:table-cell>
          <table:table-cell table:style-name="ce18" office:value-type="string">
            <text:p>MX forte con partenza</text:p>
          </table:table-cell>
        </table:table-row>
        <table:table-row>
          <table:table-cell/>
          <table:table-cell table:style-name="ce18" office:value-type="string">
            <text:p>A2GAGE</text:p>
          </table:table-cell>
          <table:table-cell table:style-name="ce18" office:value-type="string">
            <text:p>Gambe a piacere</text:p>
          </table:table-cell>
        </table:table-row>
        <table:table-row>
          <table:table-cell/>
          <table:table-cell table:style-name="ce18" office:value-type="string">
            <text:p>A1GASL</text:p>
          </table:table-cell>
          <table:table-cell table:style-name="ce18" office:value-type="string">
            <text:p>Gambe SL sciolto</text:p>
          </table:table-cell>
        </table:table-row>
        <table:table-row>
          <table:table-cell/>
          <table:table-cell table:style-name="ce18" office:value-type="string">
            <text:p>A1GADO</text:p>
          </table:table-cell>
          <table:table-cell table:style-name="ce18" office:value-type="string">
            <text:p>Gambe DO sciolto</text:p>
          </table:table-cell>
        </table:table-row>
        <table:table-row>
          <table:table-cell/>
          <table:table-cell table:style-name="ce18" office:value-type="string">
            <text:p>A1GAFA</text:p>
          </table:table-cell>
          <table:table-cell table:style-name="ce18" office:value-type="string">
            <text:p>Gambe FA sciolto</text:p>
          </table:table-cell>
        </table:table-row>
        <table:table-row>
          <table:table-cell/>
          <table:table-cell table:style-name="ce18" office:value-type="string">
            <text:p>A1GARA</text:p>
          </table:table-cell>
          <table:table-cell table:style-name="ce18" office:value-type="string">
            <text:p>Gambe RA sciolto</text:p>
          </table:table-cell>
        </table:table-row>
        <table:table-row>
          <table:table-cell/>
          <table:table-cell table:style-name="ce18" office:value-type="string">
            <text:p>A2GASL</text:p>
          </table:table-cell>
          <table:table-cell table:style-name="ce18" office:value-type="string">
            <text:p>Gambe SL braccia su</text:p>
          </table:table-cell>
        </table:table-row>
        <table:table-row>
          <table:table-cell/>
          <table:table-cell table:style-name="ce18" office:value-type="string">
            <text:p>A2GADO</text:p>
          </table:table-cell>
          <table:table-cell table:style-name="ce18" office:value-type="string">
            <text:p>Gambe DO braccia su</text:p>
          </table:table-cell>
        </table:table-row>
        <table:table-row>
          <table:table-cell/>
          <table:table-cell table:style-name="ce18" office:value-type="string">
            <text:p>A2GAFA</text:p>
          </table:table-cell>
          <table:table-cell table:style-name="ce18" office:value-type="string">
            <text:p>Gambe FA braccia su</text:p>
          </table:table-cell>
        </table:table-row>
        <table:table-row>
          <table:table-cell/>
          <table:table-cell table:style-name="ce18" office:value-type="string">
            <text:p>A2GARA</text:p>
          </table:table-cell>
          <table:table-cell table:style-name="ce18" office:value-type="string">
            <text:p>Gambe RA braccia su</text:p>
          </table:table-cell>
        </table:table-row>
        <table:table-row>
          <table:table-cell/>
          <table:table-cell table:style-name="ce18" office:value-type="string">
            <text:p>A2GAMI</text:p>
          </table:table-cell>
          <table:table-cell table:style-name="ce18" office:value-type="string">
            <text:p>Gambe MI braccia su</text:p>
          </table:table-cell>
        </table:table-row>
        <table:table-row>
          <table:table-cell/>
          <table:table-cell table:style-name="ce18" office:value-type="string">
            <text:p>A2GGSL</text:p>
          </table:table-cell>
          <table:table-cell table:style-name="ce18" office:value-type="string">
            <text:p>Gambe SL braccia giù</text:p>
          </table:table-cell>
        </table:table-row>
        <table:table-row>
          <table:table-cell/>
          <table:table-cell table:style-name="ce18" office:value-type="string">
            <text:p>A2GGDO</text:p>
          </table:table-cell>
          <table:table-cell table:style-name="ce18" office:value-type="string">
            <text:p>Gambe DO braccia giù</text:p>
          </table:table-cell>
        </table:table-row>
        <table:table-row>
          <table:table-cell/>
          <table:table-cell table:style-name="ce18" office:value-type="string">
            <text:p>A2GGFA</text:p>
          </table:table-cell>
          <table:table-cell table:style-name="ce18" office:value-type="string">
            <text:p>Gambe FA braccia giù</text:p>
          </table:table-cell>
        </table:table-row>
        <table:table-row>
          <table:table-cell/>
          <table:table-cell table:style-name="ce18" office:value-type="string">
            <text:p>A2GGRA</text:p>
          </table:table-cell>
          <table:table-cell table:style-name="ce18" office:value-type="string">
            <text:p>Gambe RA braccia giù</text:p>
          </table:table-cell>
        </table:table-row>
        <table:table-row>
          <table:table-cell/>
          <table:table-cell table:style-name="ce18" office:value-type="string">
            <text:p>A2GGMI</text:p>
          </table:table-cell>
          <table:table-cell table:style-name="ce18" office:value-type="string">
            <text:p>Gambe MI braccia giù</text:p>
          </table:table-cell>
        </table:table-row>
        <table:table-row>
          <table:table-cell/>
          <table:table-cell table:style-name="ce18" office:value-type="string">
            <text:p>A2GUSL</text:p>
          </table:table-cell>
          <table:table-cell table:style-name="ce18" office:value-type="string">
            <text:p>Gambe SL subacquea</text:p>
          </table:table-cell>
        </table:table-row>
        <table:table-row>
          <table:table-cell/>
          <table:table-cell table:style-name="ce18" office:value-type="string">
            <text:p>A2GUDO</text:p>
          </table:table-cell>
          <table:table-cell table:style-name="ce18" office:value-type="string">
            <text:p>Gambe DO subacquea</text:p>
          </table:table-cell>
        </table:table-row>
        <table:table-row>
          <table:table-cell/>
          <table:table-cell table:style-name="ce18" office:value-type="string">
            <text:p>A2GUFA</text:p>
          </table:table-cell>
          <table:table-cell table:style-name="ce18" office:value-type="string">
            <text:p>Gambe FA subacquea</text:p>
          </table:table-cell>
        </table:table-row>
        <table:table-row>
          <table:table-cell/>
          <table:table-cell table:style-name="ce18" office:value-type="string">
            <text:p>A2GURA</text:p>
          </table:table-cell>
          <table:table-cell table:style-name="ce18" office:value-type="string">
            <text:p>Gambe RA subacquea</text:p>
          </table:table-cell>
        </table:table-row>
        <table:table-row>
          <table:table-cell/>
          <table:table-cell table:style-name="ce18" office:value-type="string">
            <text:p>A2GFSL</text:p>
          </table:table-cell>
          <table:table-cell table:style-name="ce18" office:value-type="string">
            <text:p>Gambe SL sul fianco</text:p>
          </table:table-cell>
        </table:table-row>
        <table:table-row>
          <table:table-cell/>
          <table:table-cell table:style-name="ce18" office:value-type="string">
            <text:p>A2GFFA</text:p>
          </table:table-cell>
          <table:table-cell table:style-name="ce18" office:value-type="string">
            <text:p>Gambe FA sul fianco</text:p>
          </table:table-cell>
        </table:table-row>
        <table:table-row>
          <table:table-cell/>
          <table:table-cell table:style-name="ce18" office:value-type="string">
            <text:p>A2GDFA</text:p>
          </table:table-cell>
          <table:table-cell table:style-name="ce18" office:value-type="string">
            <text:p>Gambe FA sul dorso</text:p>
          </table:table-cell>
        </table:table-row>
        <table:table-row>
          <table:table-cell/>
          <table:table-cell table:style-name="ce18" office:value-type="string">
            <text:p>A2GDRA</text:p>
          </table:table-cell>
          <table:table-cell table:style-name="ce18" office:value-type="string">
            <text:p>Gambe RA sul dorso</text:p>
          </table:table-cell>
        </table:table-row>
        <table:table-row>
          <table:table-cell/>
          <table:table-cell table:style-name="ce18" office:value-type="string">
            <text:p>B1GASL</text:p>
          </table:table-cell>
          <table:table-cell table:style-name="ce18" office:value-type="string">
            <text:p>Gambe SL soglia</text:p>
          </table:table-cell>
        </table:table-row>
        <table:table-row>
          <table:table-cell/>
          <table:table-cell table:style-name="ce18" office:value-type="string">
            <text:p>B1GADO</text:p>
          </table:table-cell>
          <table:table-cell table:style-name="ce18" office:value-type="string">
            <text:p>Gambe DO soglia</text:p>
          </table:table-cell>
        </table:table-row>
        <table:table-row>
          <table:table-cell/>
          <table:table-cell table:style-name="ce18" office:value-type="string">
            <text:p>B1GAFA</text:p>
          </table:table-cell>
          <table:table-cell table:style-name="ce18" office:value-type="string">
            <text:p>Gambe FA soglia</text:p>
          </table:table-cell>
        </table:table-row>
        <table:table-row>
          <table:table-cell/>
          <table:table-cell table:style-name="ce18" office:value-type="string">
            <text:p>B1GARA</text:p>
          </table:table-cell>
          <table:table-cell table:style-name="ce18" office:value-type="string">
            <text:p>Gambe RA soglia</text:p>
          </table:table-cell>
        </table:table-row>
        <table:table-row>
          <table:table-cell/>
          <table:table-cell table:style-name="ce18" office:value-type="string">
            <text:p>B2GASL</text:p>
          </table:table-cell>
          <table:table-cell table:style-name="ce18" office:value-type="string">
            <text:p>Gambe SL VO2Max</text:p>
          </table:table-cell>
        </table:table-row>
        <table:table-row>
          <table:table-cell/>
          <table:table-cell table:style-name="ce18" office:value-type="string">
            <text:p>B2GADO</text:p>
          </table:table-cell>
          <table:table-cell table:style-name="ce18" office:value-type="string">
            <text:p>Gambe DO VO2Max</text:p>
          </table:table-cell>
        </table:table-row>
        <table:table-row>
          <table:table-cell/>
          <table:table-cell table:style-name="ce18" office:value-type="string">
            <text:p>B2GAFA</text:p>
          </table:table-cell>
          <table:table-cell table:style-name="ce18" office:value-type="string">
            <text:p>Gambe FA VO2Max</text:p>
          </table:table-cell>
        </table:table-row>
        <table:table-row>
          <table:table-cell/>
          <table:table-cell table:style-name="ce18" office:value-type="string">
            <text:p>B2GARA</text:p>
          </table:table-cell>
          <table:table-cell table:style-name="ce18" office:value-type="string">
            <text:p>Gambe RA VO2Max</text:p>
          </table:table-cell>
        </table:table-row>
        <table:table-row>
          <table:table-cell/>
          <table:table-cell table:style-name="ce18" office:value-type="string">
            <text:p>C1GASL</text:p>
          </table:table-cell>
          <table:table-cell table:style-name="ce18" office:value-type="string">
            <text:p>Gambe SL forte</text:p>
          </table:table-cell>
        </table:table-row>
        <table:table-row>
          <table:table-cell/>
          <table:table-cell table:style-name="ce18" office:value-type="string">
            <text:p>C1GADO</text:p>
          </table:table-cell>
          <table:table-cell table:style-name="ce18" office:value-type="string">
            <text:p>Gambe DO forte</text:p>
          </table:table-cell>
        </table:table-row>
        <table:table-row>
          <table:table-cell/>
          <table:table-cell table:style-name="ce18" office:value-type="string">
            <text:p>C1GAFA</text:p>
          </table:table-cell>
          <table:table-cell table:style-name="ce18" office:value-type="string">
            <text:p>Gambe FA forte</text:p>
          </table:table-cell>
        </table:table-row>
        <table:table-row>
          <table:table-cell/>
          <table:table-cell table:style-name="ce18" office:value-type="string">
            <text:p>C1GARA</text:p>
          </table:table-cell>
          <table:table-cell table:style-name="ce18" office:value-type="string">
            <text:p>Gambe RA forte</text:p>
          </table:table-cell>
        </table:table-row>
        <table:table-row>
          <table:table-cell/>
          <table:table-cell table:style-name="ce18" office:value-type="string">
            <text:p>CGSLRA</text:p>
          </table:table-cell>
          <table:table-cell table:style-name="ce18" office:value-type="string">
            <text:p>Gambe SL/RA</text:p>
          </table:table-cell>
        </table:table-row>
        <table:table-row>
          <table:table-cell/>
          <table:table-cell table:style-name="ce18" office:value-type="string">
            <text:p>CGFADO</text:p>
          </table:table-cell>
          <table:table-cell table:style-name="ce18" office:value-type="string">
            <text:p>Gambe FA/DO</text:p>
          </table:table-cell>
        </table:table-row>
        <table:table-row>
          <table:table-cell/>
          <table:table-cell table:style-name="ce18" office:value-type="string">
            <text:p>CGFARA</text:p>
          </table:table-cell>
          <table:table-cell table:style-name="ce18" office:value-type="string">
            <text:p>Gambe FA/RA</text:p>
          </table:table-cell>
        </table:table-row>
        <table:table-row>
          <table:table-cell/>
          <table:table-cell table:style-name="ce18" office:value-type="string">
            <text:p>CGDORA</text:p>
          </table:table-cell>
          <table:table-cell table:style-name="ce18" office:value-type="string">
            <text:p>Gambe DO/RA sul dorso</text:p>
          </table:table-cell>
        </table:table-row>
        <table:table-row>
          <table:table-cell/>
          <table:table-cell table:style-name="ce18" office:value-type="string">
            <text:p>CGSFDO</text:p>
          </table:table-cell>
          <table:table-cell table:style-name="ce18" office:value-type="string">
            <text:p>Gambe SL sul fianco/DO</text:p>
          </table:table-cell>
        </table:table-row>
        <table:table-row>
          <table:table-cell/>
          <table:table-cell table:style-name="ce18" office:value-type="string">
            <text:p>CGFFRD</text:p>
          </table:table-cell>
          <table:table-cell table:style-name="ce18" office:value-type="string">
            <text:p>Gambe FA sul fianco/RA sul dorso</text:p>
          </table:table-cell>
        </table:table-row>
        <table:table-row>
          <table:table-cell/>
          <table:table-cell table:style-name="ce18" office:value-type="string">
            <text:p>CGSLR3</text:p>
          </table:table-cell>
          <table:table-cell table:style-name="ce18" office:value-type="string">
            <text:p>Gambe SL forte/RA sciolto</text:p>
          </table:table-cell>
        </table:table-row>
        <table:table-row>
          <table:table-cell/>
          <table:table-cell table:style-name="ce18" office:value-type="string">
            <text:p>C1GSFP</text:p>
          </table:table-cell>
          <table:table-cell table:style-name="ce18" office:value-type="string">
            <text:p>Gambe SL forte/sciolto</text:p>
          </table:table-cell>
        </table:table-row>
        <table:table-row>
          <table:table-cell/>
          <table:table-cell table:style-name="ce18" office:value-type="string">
            <text:p>C1GSPF</text:p>
          </table:table-cell>
          <table:table-cell table:style-name="ce18" office:value-type="string">
            <text:p>Gambe SL sciolto/forte</text:p>
          </table:table-cell>
        </table:table-row>
        <table:table-row>
          <table:table-cell/>
          <table:table-cell table:style-name="ce18" office:value-type="string">
            <text:p>C3SFPR</text:p>
          </table:table-cell>
          <table:table-cell table:style-name="ce18" office:value-type="string">
            <text:p>Gambe SL 15 forte/sciolto/25 RA sciolto</text:p>
          </table:table-cell>
        </table:table-row>
        <table:table-row>
          <table:table-cell/>
          <table:table-cell table:style-name="ce18" office:value-type="string">
            <text:p>C1GSFL</text:p>
          </table:table-cell>
          <table:table-cell table:style-name="ce18" office:value-type="string">
            <text:p>Gambe SL fartlek 25</text:p>
          </table:table-cell>
        </table:table-row>
        <table:table-row>
          <table:table-cell/>
          <table:table-cell table:style-name="ce18" office:value-type="string">
            <text:p>C1GSF1</text:p>
          </table:table-cell>
          <table:table-cell table:style-name="ce18" office:value-type="string">
            <text:p>Gambe SL fartlek 25 a scalare</text:p>
          </table:table-cell>
        </table:table-row>
        <table:table-row>
          <table:table-cell/>
          <table:table-cell table:style-name="ce18" office:value-type="string">
            <text:p>ECSLST</text:p>
          </table:table-cell>
          <table:table-cell table:style-name="ce18" office:value-type="string">
            <text:p>Esercizi SL strisciato</text:p>
          </table:table-cell>
        </table:table-row>
        <table:table-row>
          <table:table-cell/>
          <table:table-cell table:style-name="ce18" office:value-type="string">
            <text:p>ECSLPG</text:p>
          </table:table-cell>
          <table:table-cell table:style-name="ce18" office:value-type="string">
            <text:p>Esercizi SL pugni chiusi</text:p>
          </table:table-cell>
        </table:table-row>
        <table:table-row>
          <table:table-cell/>
          <table:table-cell table:style-name="ce18" office:value-type="string">
            <text:p>ECSLAA</text:p>
          </table:table-cell>
          <table:table-cell table:style-name="ce18" office:value-type="string">
            <text:p>Esercizi SL alternato alto</text:p>
          </table:table-cell>
        </table:table-row>
        <table:table-row>
          <table:table-cell/>
          <table:table-cell table:style-name="ce18" office:value-type="string">
            <text:p>ECSLBG</text:p>
          </table:table-cell>
          <table:table-cell table:style-name="ce18" office:value-type="string">
            <text:p>Esercizi SL 1 braccio giù</text:p>
          </table:table-cell>
        </table:table-row>
        <table:table-row>
          <table:table-cell/>
          <table:table-cell table:style-name="ce18" office:value-type="string">
            <text:p>ECSLGG</text:p>
          </table:table-cell>
          <table:table-cell table:style-name="ce18" office:value-type="string">
            <text:p>Esercizi SL 1 braccio giù resp giù</text:p>
          </table:table-cell>
        </table:table-row>
        <table:table-row>
          <table:table-cell/>
          <table:table-cell table:style-name="ce18" office:value-type="string">
            <text:p>ECSLBS</text:p>
          </table:table-cell>
          <table:table-cell table:style-name="ce18" office:value-type="string">
            <text:p>Esercizi SL 1 braccio su</text:p>
          </table:table-cell>
        </table:table-row>
        <table:table-row>
          <table:table-cell/>
          <table:table-cell table:style-name="ce18" office:value-type="string">
            <text:p>ECSLTA</text:p>
          </table:table-cell>
          <table:table-cell table:style-name="ce18" office:value-type="string">
            <text:p>Esercizi SL testa alta</text:p>
          </table:table-cell>
        </table:table-row>
        <table:table-row>
          <table:table-cell/>
          <table:table-cell table:style-name="ce18" office:value-type="string">
            <text:p>ECSLSO</text:p>
          </table:table-cell>
          <table:table-cell table:style-name="ce18" office:value-type="string">
            <text:p>Esercizi SL sovrapposto/opposto</text:p>
          </table:table-cell>
        </table:table-row>
        <table:table-row>
          <table:table-cell/>
          <table:table-cell table:style-name="ce18" office:value-type="string">
            <text:p>ECSLLS</text:p>
          </table:table-cell>
          <table:table-cell table:style-name="ce18" office:value-type="string">
            <text:p>Esercizi SL largo/stretto</text:p>
          </table:table-cell>
        </table:table-row>
        <table:table-row>
          <table:table-cell/>
          <table:table-cell table:style-name="ce18" office:value-type="string">
            <text:p>ECSLBT</text:p>
          </table:table-cell>
          <table:table-cell table:style-name="ce18" office:value-type="string">
            <text:p>Esercizi SL braccia tese</text:p>
          </table:table-cell>
        </table:table-row>
        <table:table-row>
          <table:table-cell/>
          <table:table-cell table:style-name="ce18" office:value-type="string">
            <text:p>ECSLB3</text:p>
          </table:table-cell>
          <table:table-cell table:style-name="ce18" office:value-type="string">
            <text:p>Esercizi SL 3DX 3SX</text:p>
          </table:table-cell>
        </table:table-row>
        <table:table-row>
          <table:table-cell/>
          <table:table-cell table:style-name="ce18" office:value-type="string">
            <text:p>ECSLCN</text:p>
          </table:table-cell>
          <table:table-cell table:style-name="ce18" office:value-type="string">
            <text:p>Esercizi SL al contrario</text:p>
          </table:table-cell>
        </table:table-row>
        <table:table-row>
          <table:table-cell/>
          <table:table-cell table:style-name="ce18" office:value-type="string">
            <text:p>ECSLEG</text:p>
          </table:table-cell>
          <table:table-cell table:style-name="ce18" office:value-type="string">
            <text:p>Esercizi SL egiziano</text:p>
          </table:table-cell>
        </table:table-row>
        <table:table-row>
          <table:table-cell/>
          <table:table-cell table:style-name="ce18" office:value-type="string">
            <text:p>ECSLGF</text:p>
          </table:table-cell>
          <table:table-cell table:style-name="ce18" office:value-type="string">
            <text:p>Esercizi SL gambe ferme</text:p>
          </table:table-cell>
        </table:table-row>
        <table:table-row>
          <table:table-cell/>
          <table:table-cell table:style-name="ce18" office:value-type="string">
            <text:p>ECSLTO</text:p>
          </table:table-cell>
          <table:table-cell table:style-name="ce18" office:value-type="string">
            <text:p>Esercizi SL toccando lato opposto</text:p>
          </table:table-cell>
        </table:table-row>
        <table:table-row>
          <table:table-cell/>
          <table:table-cell table:style-name="ce18" office:value-type="string">
            <text:p>ECSL3P</text:p>
          </table:table-cell>
          <table:table-cell table:style-name="ce18" office:value-type="string">
            <text:p>Esercizi SL toccando in 3 punti</text:p>
          </table:table-cell>
        </table:table-row>
        <table:table-row>
          <table:table-cell/>
          <table:table-cell table:style-name="ce18" office:value-type="string">
            <text:p>ESSLST</text:p>
          </table:table-cell>
          <table:table-cell table:style-name="ce18" office:value-type="string">
            <text:p>SL strisciato</text:p>
          </table:table-cell>
        </table:table-row>
        <table:table-row>
          <table:table-cell/>
          <table:table-cell table:style-name="ce18" office:value-type="string">
            <text:p>ESSLPG</text:p>
          </table:table-cell>
          <table:table-cell table:style-name="ce18" office:value-type="string">
            <text:p>SL pugni chiusi</text:p>
          </table:table-cell>
        </table:table-row>
        <table:table-row>
          <table:table-cell/>
          <table:table-cell table:style-name="ce18" office:value-type="string">
            <text:p>ESSLAA</text:p>
          </table:table-cell>
          <table:table-cell table:style-name="ce18" office:value-type="string">
            <text:p>SL alternato alto</text:p>
          </table:table-cell>
        </table:table-row>
        <table:table-row>
          <table:table-cell/>
          <table:table-cell table:style-name="ce18" office:value-type="string">
            <text:p>ESSLBG</text:p>
          </table:table-cell>
          <table:table-cell table:style-name="ce18" office:value-type="string">
            <text:p>SL 1 braccio giù</text:p>
          </table:table-cell>
        </table:table-row>
        <table:table-row>
          <table:table-cell/>
          <table:table-cell table:style-name="ce18" office:value-type="string">
            <text:p>ESSLGG</text:p>
          </table:table-cell>
          <table:table-cell table:style-name="ce18" office:value-type="string">
            <text:p>SL 1 braccio giù resp giù</text:p>
          </table:table-cell>
        </table:table-row>
        <table:table-row>
          <table:table-cell/>
          <table:table-cell table:style-name="ce18" office:value-type="string">
            <text:p>ESSLBS</text:p>
          </table:table-cell>
          <table:table-cell table:style-name="ce18" office:value-type="string">
            <text:p>SL 1 braccio su</text:p>
          </table:table-cell>
        </table:table-row>
        <table:table-row>
          <table:table-cell/>
          <table:table-cell table:style-name="ce18" office:value-type="string">
            <text:p>ESSLTA</text:p>
          </table:table-cell>
          <table:table-cell table:style-name="ce18" office:value-type="string">
            <text:p>SL testa alta</text:p>
          </table:table-cell>
        </table:table-row>
        <table:table-row>
          <table:table-cell/>
          <table:table-cell table:style-name="ce18" office:value-type="string">
            <text:p>ESSLSV</text:p>
          </table:table-cell>
          <table:table-cell table:style-name="ce18" office:value-type="string">
            <text:p>SL sovrapposto</text:p>
          </table:table-cell>
        </table:table-row>
        <table:table-row>
          <table:table-cell/>
          <table:table-cell table:style-name="ce18" office:value-type="string">
            <text:p>ESSLOP</text:p>
          </table:table-cell>
          <table:table-cell table:style-name="ce18" office:value-type="string">
            <text:p>SL opposto</text:p>
          </table:table-cell>
        </table:table-row>
        <table:table-row>
          <table:table-cell/>
          <table:table-cell table:style-name="ce18" office:value-type="string">
            <text:p>ESSLLA</text:p>
          </table:table-cell>
          <table:table-cell table:style-name="ce18" office:value-type="string">
            <text:p>SL largo</text:p>
          </table:table-cell>
        </table:table-row>
        <table:table-row>
          <table:table-cell/>
          <table:table-cell table:style-name="ce18" office:value-type="string">
            <text:p>ESSLSR</text:p>
          </table:table-cell>
          <table:table-cell table:style-name="ce18" office:value-type="string">
            <text:p>SL stretto</text:p>
          </table:table-cell>
        </table:table-row>
        <table:table-row>
          <table:table-cell/>
          <table:table-cell table:style-name="ce18" office:value-type="string">
            <text:p>ESSLBT</text:p>
          </table:table-cell>
          <table:table-cell table:style-name="ce18" office:value-type="string">
            <text:p>SL braccia tese</text:p>
          </table:table-cell>
        </table:table-row>
        <table:table-row>
          <table:table-cell/>
          <table:table-cell table:style-name="ce18" office:value-type="string">
            <text:p>ESSLB3</text:p>
          </table:table-cell>
          <table:table-cell table:style-name="ce18" office:value-type="string">
            <text:p>SL 3DX 3SX</text:p>
          </table:table-cell>
        </table:table-row>
        <table:table-row>
          <table:table-cell/>
          <table:table-cell table:style-name="ce18" office:value-type="string">
            <text:p>ESSLCN</text:p>
          </table:table-cell>
          <table:table-cell table:style-name="ce18" office:value-type="string">
            <text:p>SL al contrario</text:p>
          </table:table-cell>
        </table:table-row>
        <table:table-row>
          <table:table-cell/>
          <table:table-cell table:style-name="ce18" office:value-type="string">
            <text:p>ESSLEG</text:p>
          </table:table-cell>
          <table:table-cell table:style-name="ce18" office:value-type="string">
            <text:p>SL egiziano</text:p>
          </table:table-cell>
        </table:table-row>
        <table:table-row>
          <table:table-cell/>
          <table:table-cell table:style-name="ce18" office:value-type="string">
            <text:p>ESSLGF</text:p>
          </table:table-cell>
          <table:table-cell table:style-name="ce18" office:value-type="string">
            <text:p>SL gambe ferme</text:p>
          </table:table-cell>
        </table:table-row>
        <table:table-row>
          <table:table-cell/>
          <table:table-cell table:style-name="ce18" office:value-type="string">
            <text:p>ESSLTO</text:p>
          </table:table-cell>
          <table:table-cell table:style-name="ce18" office:value-type="string">
            <text:p>SL toccando lato opposto</text:p>
          </table:table-cell>
        </table:table-row>
        <table:table-row>
          <table:table-cell/>
          <table:table-cell table:style-name="ce18" office:value-type="string">
            <text:p>ESSL3P</text:p>
          </table:table-cell>
          <table:table-cell table:style-name="ce18" office:value-type="string">
            <text:p>SL toccando in 3 punti</text:p>
          </table:table-cell>
        </table:table-row>
        <table:table-row>
          <table:table-cell/>
          <table:table-cell table:style-name="ce18" office:value-type="string">
            <text:p>ESSLPR</text:p>
          </table:table-cell>
          <table:table-cell table:style-name="ce18" office:value-type="string">
            <text:p>SL pausa max rollio</text:p>
          </table:table-cell>
        </table:table-row>
        <table:table-row>
          <table:table-cell/>
          <table:table-cell table:style-name="ce18" office:value-type="string">
            <text:p>ESSLBA</text:p>
          </table:table-cell>
          <table:table-cell table:style-name="ce18" office:value-type="string">
            <text:p>SL bastone</text:p>
          </table:table-cell>
        </table:table-row>
        <table:table-row>
          <table:table-cell/>
          <table:table-cell table:style-name="ce18" office:value-type="string">
            <text:p>ESSLBV</text:p>
          </table:table-cell>
          <table:table-cell table:style-name="ce18" office:value-type="string">
            <text:p>SL braccia veloci gambe lente</text:p>
          </table:table-cell>
        </table:table-row>
        <table:table-row>
          <table:table-cell/>
          <table:table-cell table:style-name="ce18" office:value-type="string">
            <text:p>ESSLGV</text:p>
          </table:table-cell>
          <table:table-cell table:style-name="ce18" office:value-type="string">
            <text:p>SL braccia lente gambe veloci</text:p>
          </table:table-cell>
        </table:table-row>
        <table:table-row>
          <table:table-cell/>
          <table:table-cell table:style-name="ce18" office:value-type="string">
            <text:p>C1SLC6</text:p>
          </table:table-cell>
          <table:table-cell table:style-name="ce18" office:value-type="string">
            <text:p>SL capriola ogni 6 bracciate</text:p>
          </table:table-cell>
        </table:table-row>
        <table:table-row>
          <table:table-cell/>
          <table:table-cell table:style-name="ce18" office:value-type="string">
            <text:p>C1SLGF</text:p>
          </table:table-cell>
          <table:table-cell table:style-name="ce18" office:value-type="string">
            <text:p>SL gambe delfino</text:p>
          </table:table-cell>
        </table:table-row>
        <table:table-row>
          <table:table-cell/>
          <table:table-cell table:style-name="ce18" office:value-type="string">
            <text:p>C1SLGR</text:p>
          </table:table-cell>
          <table:table-cell table:style-name="ce18" office:value-type="string">
            <text:p>SL gambe rana</text:p>
          </table:table-cell>
        </table:table-row>
        <table:table-row>
          <table:table-cell/>
          <table:table-cell table:style-name="ce18" office:value-type="string">
            <text:p>C1SLCA</text:p>
          </table:table-cell>
          <table:table-cell table:style-name="ce18" office:value-type="string">
            <text:p>SL cagnolino</text:p>
          </table:table-cell>
        </table:table-row>
        <table:table-row>
          <table:table-cell/>
          <table:table-cell table:style-name="ce18" office:value-type="string">
            <text:p>A2SLR1</text:p>
          </table:table-cell>
          <table:table-cell table:style-name="ce18" office:value-type="string">
            <text:p>SL resp ogni bracciata</text:p>
          </table:table-cell>
        </table:table-row>
        <table:table-row>
          <table:table-cell/>
          <table:table-cell table:style-name="ce18" office:value-type="string">
            <text:p>A2SLR3</text:p>
          </table:table-cell>
          <table:table-cell table:style-name="ce18" office:value-type="string">
            <text:p>SL resp 3</text:p>
          </table:table-cell>
        </table:table-row>
        <table:table-row>
          <table:table-cell/>
          <table:table-cell table:style-name="ce18" office:value-type="string">
            <text:p>A2SLR5</text:p>
          </table:table-cell>
          <table:table-cell table:style-name="ce18" office:value-type="string">
            <text:p>SL resp 5</text:p>
          </table:table-cell>
        </table:table-row>
        <table:table-row>
          <table:table-cell/>
          <table:table-cell table:style-name="ce18" office:value-type="string">
            <text:p>A2SLR7</text:p>
          </table:table-cell>
          <table:table-cell table:style-name="ce18" office:value-type="string">
            <text:p>SL resp 7</text:p>
          </table:table-cell>
        </table:table-row>
        <table:table-row>
          <table:table-cell/>
          <table:table-cell table:style-name="ce18" office:value-type="string">
            <text:p>A2SLR9</text:p>
          </table:table-cell>
          <table:table-cell table:style-name="ce18" office:value-type="string">
            <text:p>SL resp 9</text:p>
          </table:table-cell>
        </table:table-row>
        <table:table-row>
          <table:table-cell/>
          <table:table-cell table:style-name="ce18" office:value-type="string">
            <text:p>A2SLR2</text:p>
          </table:table-cell>
          <table:table-cell table:style-name="ce18" office:value-type="string">
            <text:p>SL resp 2</text:p>
          </table:table-cell>
        </table:table-row>
        <table:table-row>
          <table:table-cell/>
          <table:table-cell table:style-name="ce18" office:value-type="string">
            <text:p>A2SLR4</text:p>
          </table:table-cell>
          <table:table-cell table:style-name="ce18" office:value-type="string">
            <text:p>SL resp 4</text:p>
          </table:table-cell>
        </table:table-row>
        <table:table-row>
          <table:table-cell/>
          <table:table-cell table:style-name="ce18" office:value-type="string">
            <text:p>A2SLRI</text:p>
          </table:table-cell>
          <table:table-cell table:style-name="ce18" office:value-type="string">
            <text:p>SL resp 2-3-4-5</text:p>
          </table:table-cell>
        </table:table-row>
        <table:table-row>
          <table:table-cell/>
          <table:table-cell table:style-name="ce18" office:value-type="string">
            <text:p>A2SLR0</text:p>
          </table:table-cell>
          <table:table-cell table:style-name="ce18" office:value-type="string">
            <text:p>SL resp meno possibile</text:p>
          </table:table-cell>
        </table:table-row>
        <table:table-row>
          <table:table-cell/>
          <table:table-cell table:style-name="ce18" office:value-type="string">
            <text:p>C1SLFP</text:p>
          </table:table-cell>
          <table:table-cell table:style-name="ce18" office:value-type="string">
            <text:p>SL forte/piano</text:p>
          </table:table-cell>
        </table:table-row>
        <table:table-row>
          <table:table-cell/>
          <table:table-cell table:style-name="ce18" office:value-type="string">
            <text:p>C1SLPF</text:p>
          </table:table-cell>
          <table:table-cell table:style-name="ce18" office:value-type="string">
            <text:p>SL piano/forte</text:p>
          </table:table-cell>
        </table:table-row>
        <table:table-row>
          <table:table-cell/>
          <table:table-cell table:style-name="ce18" office:value-type="string">
            <text:p>ECFAPG</text:p>
          </table:table-cell>
          <table:table-cell table:style-name="ce18" office:value-type="string">
            <text:p>Esercizi FA pugni chiusi</text:p>
          </table:table-cell>
        </table:table-row>
        <table:table-row>
          <table:table-cell/>
          <table:table-cell table:style-name="ce18" office:value-type="string">
            <text:p>ECFABS</text:p>
          </table:table-cell>
          <table:table-cell table:style-name="ce18" office:value-type="string">
            <text:p>Esercizi FA 1 braccio su</text:p>
          </table:table-cell>
        </table:table-row>
        <table:table-row>
          <table:table-cell/>
          <table:table-cell table:style-name="ce18" office:value-type="string">
            <text:p>ECFABG</text:p>
          </table:table-cell>
          <table:table-cell table:style-name="ce18" office:value-type="string">
            <text:p>Esercizi FA 1 braccio giù</text:p>
          </table:table-cell>
        </table:table-row>
        <table:table-row>
          <table:table-cell/>
          <table:table-cell table:style-name="ce18" office:value-type="string">
            <text:p>ECFAAA</text:p>
          </table:table-cell>
          <table:table-cell table:style-name="ce18" office:value-type="string">
            <text:p>Esercizi FA alternto alto</text:p>
          </table:table-cell>
        </table:table-row>
        <table:table-row>
          <table:table-cell/>
          <table:table-cell table:style-name="ce18" office:value-type="string">
            <text:p>ECFAA2</text:p>
          </table:table-cell>
          <table:table-cell table:style-name="ce18" office:value-type="string">
            <text:p>Esercizi FA alternto alto 2 bracciate</text:p>
          </table:table-cell>
        </table:table-row>
        <table:table-row>
          <table:table-cell/>
          <table:table-cell table:style-name="ce18" office:value-type="string">
            <text:p>ECFAC1</text:p>
          </table:table-cell>
          <table:table-cell table:style-name="ce18" office:value-type="string">
            <text:p>Esercizi FA composto 1 bracciata</text:p>
          </table:table-cell>
        </table:table-row>
        <table:table-row>
          <table:table-cell/>
          <table:table-cell table:style-name="ce18" office:value-type="string">
            <text:p>ECFAC2</text:p>
          </table:table-cell>
          <table:table-cell table:style-name="ce18" office:value-type="string">
            <text:p>Esercizi FA composto 2 bracciate</text:p>
          </table:table-cell>
        </table:table-row>
        <table:table-row>
          <table:table-cell/>
          <table:table-cell table:style-name="ce18" office:value-type="string">
            <text:p>ECFAC3</text:p>
          </table:table-cell>
          <table:table-cell table:style-name="ce18" office:value-type="string">
            <text:p>Esercizi FA composto 3 bracciate</text:p>
          </table:table-cell>
        </table:table-row>
        <table:table-row>
          <table:table-cell/>
          <table:table-cell table:style-name="ce18" office:value-type="string">
            <text:p>ECFAG4</text:p>
          </table:table-cell>
          <table:table-cell table:style-name="ce18" office:value-type="string">
            <text:p>Esercizi FA 4 gambate 1 bracciata</text:p>
          </table:table-cell>
        </table:table-row>
        <table:table-row>
          <table:table-cell/>
          <table:table-cell table:style-name="ce18" office:value-type="string">
            <text:p>ECFASB</text:p>
          </table:table-cell>
          <table:table-cell table:style-name="ce18" office:value-type="string">
            <text:p>Esercizi FA solo braccia</text:p>
          </table:table-cell>
        </table:table-row>
        <table:table-row>
          <table:table-cell/>
          <table:table-cell table:style-name="ce18" office:value-type="string">
            <text:p>ECFARA</text:p>
          </table:table-cell>
          <table:table-cell table:style-name="ce18" office:value-type="string">
            <text:p>Esercizi FA recupero alto</text:p>
          </table:table-cell>
        </table:table-row>
        <table:table-row>
          <table:table-cell/>
          <table:table-cell table:style-name="ce18" office:value-type="string">
            <text:p>ECFASS</text:p>
          </table:table-cell>
          <table:table-cell table:style-name="ce18" office:value-type="string">
            <text:p>Esercizi FA passata sub</text:p>
          </table:table-cell>
        </table:table-row>
        <table:table-row>
          <table:table-cell/>
          <table:table-cell table:style-name="ce18" office:value-type="string">
            <text:p>ECFAIL</text:p>
          </table:table-cell>
          <table:table-cell table:style-name="ce18" office:value-type="string">
            <text:p>Esercizi FA ingresso largo</text:p>
          </table:table-cell>
        </table:table-row>
        <table:table-row>
          <table:table-cell/>
          <table:table-cell table:style-name="ce18" office:value-type="string">
            <text:p>ECFAIS</text:p>
          </table:table-cell>
          <table:table-cell table:style-name="ce18" office:value-type="string">
            <text:p>Esercizi FA ingresso stretto</text:p>
          </table:table-cell>
        </table:table-row>
        <table:table-row>
          <table:table-cell/>
          <table:table-cell table:style-name="ce18" office:value-type="string">
            <text:p>ECFAGS</text:p>
          </table:table-cell>
          <table:table-cell table:style-name="ce18" office:value-type="string">
            <text:p>Esercizi FA gambe SL</text:p>
          </table:table-cell>
        </table:table-row>
        <table:table-row>
          <table:table-cell/>
          <table:table-cell table:style-name="ce18" office:value-type="string">
            <text:p>ESFAPG</text:p>
          </table:table-cell>
          <table:table-cell table:style-name="ce18" office:value-type="string">
            <text:p>FA pugni chiusi</text:p>
          </table:table-cell>
        </table:table-row>
        <table:table-row>
          <table:table-cell/>
          <table:table-cell table:style-name="ce18" office:value-type="string">
            <text:p>ESFABS</text:p>
          </table:table-cell>
          <table:table-cell table:style-name="ce18" office:value-type="string">
            <text:p>FA 1 braccio su</text:p>
          </table:table-cell>
        </table:table-row>
        <table:table-row>
          <table:table-cell/>
          <table:table-cell table:style-name="ce18" office:value-type="string">
            <text:p>ESFABG</text:p>
          </table:table-cell>
          <table:table-cell table:style-name="ce18" office:value-type="string">
            <text:p>FA 1 braccio giù</text:p>
          </table:table-cell>
        </table:table-row>
        <table:table-row>
          <table:table-cell/>
          <table:table-cell table:style-name="ce18" office:value-type="string">
            <text:p>ESFAAA</text:p>
          </table:table-cell>
          <table:table-cell table:style-name="ce18" office:value-type="string">
            <text:p>FA alternto alto</text:p>
          </table:table-cell>
        </table:table-row>
        <table:table-row>
          <table:table-cell/>
          <table:table-cell table:style-name="ce18" office:value-type="string">
            <text:p>ESFAA2</text:p>
          </table:table-cell>
          <table:table-cell table:style-name="ce18" office:value-type="string">
            <text:p>FA alternto alto 2 bracciate</text:p>
          </table:table-cell>
        </table:table-row>
        <table:table-row>
          <table:table-cell/>
          <table:table-cell table:style-name="ce18" office:value-type="string">
            <text:p>ESFAC1</text:p>
          </table:table-cell>
          <table:table-cell table:style-name="ce18" office:value-type="string">
            <text:p>FA composto 1 bracciata</text:p>
          </table:table-cell>
        </table:table-row>
        <table:table-row>
          <table:table-cell/>
          <table:table-cell table:style-name="ce18" office:value-type="string">
            <text:p>ESFAC2</text:p>
          </table:table-cell>
          <table:table-cell table:style-name="ce18" office:value-type="string">
            <text:p>FA composto 2 bracciate</text:p>
          </table:table-cell>
        </table:table-row>
        <table:table-row>
          <table:table-cell/>
          <table:table-cell table:style-name="ce18" office:value-type="string">
            <text:p>ESFAC3</text:p>
          </table:table-cell>
          <table:table-cell table:style-name="ce18" office:value-type="string">
            <text:p>FA composto 3 bracciate</text:p>
          </table:table-cell>
        </table:table-row>
        <table:table-row>
          <table:table-cell/>
          <table:table-cell table:style-name="ce18" office:value-type="string">
            <text:p>ESFAG4</text:p>
          </table:table-cell>
          <table:table-cell table:style-name="ce18" office:value-type="string">
            <text:p>FA 4 gambate 1 bracciata</text:p>
          </table:table-cell>
        </table:table-row>
        <table:table-row>
          <table:table-cell/>
          <table:table-cell table:style-name="ce18" office:value-type="string">
            <text:p>ESFASB</text:p>
          </table:table-cell>
          <table:table-cell table:style-name="ce18" office:value-type="string">
            <text:p>FA solo braccia</text:p>
          </table:table-cell>
        </table:table-row>
        <table:table-row>
          <table:table-cell/>
          <table:table-cell table:style-name="ce18" office:value-type="string">
            <text:p>ESFARA</text:p>
          </table:table-cell>
          <table:table-cell table:style-name="ce18" office:value-type="string">
            <text:p>FA recupero alto</text:p>
          </table:table-cell>
        </table:table-row>
        <table:table-row>
          <table:table-cell/>
          <table:table-cell table:style-name="ce18" office:value-type="string">
            <text:p>ESFASS</text:p>
          </table:table-cell>
          <table:table-cell table:style-name="ce18" office:value-type="string">
            <text:p>FA passata sub</text:p>
          </table:table-cell>
        </table:table-row>
        <table:table-row>
          <table:table-cell/>
          <table:table-cell table:style-name="ce18" office:value-type="string">
            <text:p>ESFAIL</text:p>
          </table:table-cell>
          <table:table-cell table:style-name="ce18" office:value-type="string">
            <text:p>FA ingresso largo</text:p>
          </table:table-cell>
        </table:table-row>
        <table:table-row>
          <table:table-cell/>
          <table:table-cell table:style-name="ce18" office:value-type="string">
            <text:p>ESFAIS</text:p>
          </table:table-cell>
          <table:table-cell table:style-name="ce18" office:value-type="string">
            <text:p>FA ingresso stretto</text:p>
          </table:table-cell>
        </table:table-row>
        <table:table-row>
          <table:table-cell/>
          <table:table-cell table:style-name="ce18" office:value-type="string">
            <text:p>ESFAGS</text:p>
          </table:table-cell>
          <table:table-cell table:style-name="ce18" office:value-type="string">
            <text:p>FA gambe SL</text:p>
          </table:table-cell>
        </table:table-row>
        <table:table-row>
          <table:table-cell/>
          <table:table-cell table:style-name="ce18" office:value-type="string">
            <text:p>A2FAR2</text:p>
          </table:table-cell>
          <table:table-cell table:style-name="ce18" office:value-type="string">
            <text:p>FA resp 2</text:p>
          </table:table-cell>
        </table:table-row>
        <table:table-row>
          <table:table-cell/>
          <table:table-cell table:style-name="ce18" office:value-type="string">
            <text:p>A2FAR3</text:p>
          </table:table-cell>
          <table:table-cell table:style-name="ce18" office:value-type="string">
            <text:p>FA resp 3</text:p>
          </table:table-cell>
        </table:table-row>
        <table:table-row>
          <table:table-cell/>
          <table:table-cell table:style-name="ce18" office:value-type="string">
            <text:p>A2FAR4</text:p>
          </table:table-cell>
          <table:table-cell table:style-name="ce18" office:value-type="string">
            <text:p>FA resp 4</text:p>
          </table:table-cell>
        </table:table-row>
        <table:table-row>
          <table:table-cell/>
          <table:table-cell table:style-name="ce18" office:value-type="string">
            <text:p>A2FAR5</text:p>
          </table:table-cell>
          <table:table-cell table:style-name="ce18" office:value-type="string">
            <text:p>FA resp 5</text:p>
          </table:table-cell>
        </table:table-row>
        <table:table-row>
          <table:table-cell/>
          <table:table-cell table:style-name="ce18" office:value-type="string">
            <text:p>A2FAR0</text:p>
          </table:table-cell>
          <table:table-cell table:style-name="ce18" office:value-type="string">
            <text:p>FA resp meno possibile</text:p>
          </table:table-cell>
        </table:table-row>
        <table:table-row>
          <table:table-cell/>
          <table:table-cell table:style-name="ce18" office:value-type="string">
            <text:p>C1FAFP</text:p>
          </table:table-cell>
          <table:table-cell table:style-name="ce18" office:value-type="string">
            <text:p>FA forte/SL piano</text:p>
          </table:table-cell>
        </table:table-row>
        <table:table-row>
          <table:table-cell/>
          <table:table-cell table:style-name="ce18" office:value-type="string">
            <text:p>C1FAPF</text:p>
          </table:table-cell>
          <table:table-cell table:style-name="ce18" office:value-type="string">
            <text:p>SL piano/FA forte</text:p>
          </table:table-cell>
        </table:table-row>
        <table:table-row>
          <table:table-cell/>
          <table:table-cell table:style-name="ce18" office:value-type="string">
            <text:p>ECDOPG</text:p>
          </table:table-cell>
          <table:table-cell table:style-name="ce18" office:value-type="string">
            <text:p>Esercizi DO pugni chiusi</text:p>
          </table:table-cell>
        </table:table-row>
        <table:table-row>
          <table:table-cell/>
          <table:table-cell table:style-name="ce18" office:value-type="string">
            <text:p>ECDOBA</text:p>
          </table:table-cell>
          <table:table-cell table:style-name="ce18" office:value-type="string">
            <text:p>Esercizi DO bastone</text:p>
          </table:table-cell>
        </table:table-row>
        <table:table-row>
          <table:table-cell/>
          <table:table-cell table:style-name="ce18" office:value-type="string">
            <text:p>ECDOBG</text:p>
          </table:table-cell>
          <table:table-cell table:style-name="ce18" office:value-type="string">
            <text:p>Esercizi DO 1 braccio giù</text:p>
          </table:table-cell>
        </table:table-row>
        <table:table-row>
          <table:table-cell/>
          <table:table-cell table:style-name="ce18" office:value-type="string">
            <text:p>ECDOBS</text:p>
          </table:table-cell>
          <table:table-cell table:style-name="ce18" office:value-type="string">
            <text:p>Esercizi DO 1 braccio avanti</text:p>
          </table:table-cell>
        </table:table-row>
        <table:table-row>
          <table:table-cell/>
          <table:table-cell table:style-name="ce18" office:value-type="string">
            <text:p>ESDOPG</text:p>
          </table:table-cell>
          <table:table-cell table:style-name="ce18" office:value-type="string">
            <text:p>DO pugni chiusi</text:p>
          </table:table-cell>
        </table:table-row>
        <table:table-row>
          <table:table-cell/>
          <table:table-cell table:style-name="ce18" office:value-type="string">
            <text:p>ESDOBS</text:p>
          </table:table-cell>
          <table:table-cell table:style-name="ce18" office:value-type="string">
            <text:p>DO 1 braccio su</text:p>
          </table:table-cell>
        </table:table-row>
        <table:table-row>
          <table:table-cell/>
          <table:table-cell table:style-name="ce18" office:value-type="string">
            <text:p>ESDOBG</text:p>
          </table:table-cell>
          <table:table-cell table:style-name="ce18" office:value-type="string">
            <text:p>DO 1 braccio giù</text:p>
          </table:table-cell>
        </table:table-row>
        <table:table-row>
          <table:table-cell/>
          <table:table-cell table:style-name="ce18" office:value-type="string">
            <text:p>ESDOAA</text:p>
          </table:table-cell>
          <table:table-cell table:style-name="ce18" office:value-type="string">
            <text:p>DO alternato alto</text:p>
          </table:table-cell>
        </table:table-row>
        <table:table-row>
          <table:table-cell/>
          <table:table-cell table:style-name="ce18" office:value-type="string">
            <text:p>ESDOGE</text:p>
          </table:table-cell>
          <table:table-cell table:style-name="ce18" office:value-type="string">
            <text:p>DO germanico</text:p>
          </table:table-cell>
        </table:table-row>
        <table:table-row>
          <table:table-cell/>
          <table:table-cell table:style-name="ce18" office:value-type="string">
            <text:p>ESDOSF</text:p>
          </table:table-cell>
          <table:table-cell table:style-name="ce18" office:value-type="string">
            <text:p>DO 1 braccio al soffitto</text:p>
          </table:table-cell>
        </table:table-row>
        <table:table-row>
          <table:table-cell/>
          <table:table-cell table:style-name="ce18" office:value-type="string">
            <text:p>ESDOPR</text:p>
          </table:table-cell>
          <table:table-cell table:style-name="ce18" office:value-type="string">
            <text:p>DO pausa su massimo rollio</text:p>
          </table:table-cell>
        </table:table-row>
        <table:table-row>
          <table:table-cell/>
          <table:table-cell table:style-name="ce18" office:value-type="string">
            <text:p>ESDOBI</text:p>
          </table:table-cell>
          <table:table-cell table:style-name="ce18" office:value-type="string">
            <text:p>DO bicchiere sulla fronte</text:p>
          </table:table-cell>
        </table:table-row>
        <table:table-row>
          <table:table-cell/>
          <table:table-cell table:style-name="ce18" office:value-type="string">
            <text:p>ESDOSV</text:p>
          </table:table-cell>
          <table:table-cell table:style-name="ce18" office:value-type="string">
            <text:p>DO bracciata sovrapposta</text:p>
          </table:table-cell>
        </table:table-row>
        <table:table-row>
          <table:table-cell/>
          <table:table-cell table:style-name="ce18" office:value-type="string">
            <text:p>ESDOFR</text:p>
          </table:table-cell>
          <table:table-cell table:style-name="ce18" office:value-type="string">
            <text:p>DO seduto max freq braccia</text:p>
          </table:table-cell>
        </table:table-row>
        <table:table-row>
          <table:table-cell/>
          <table:table-cell table:style-name="ce18" office:value-type="string">
            <text:p>ESDOBT</text:p>
          </table:table-cell>
          <table:table-cell table:style-name="ce18" office:value-type="string">
            <text:p>DO braccia tese</text:p>
          </table:table-cell>
        </table:table-row>
        <table:table-row>
          <table:table-cell/>
          <table:table-cell table:style-name="ce18" office:value-type="string">
            <text:p>ESDOBA</text:p>
          </table:table-cell>
          <table:table-cell table:style-name="ce18" office:value-type="string">
            <text:p>DO bastone</text:p>
          </table:table-cell>
        </table:table-row>
        <table:table-row>
          <table:table-cell/>
          <table:table-cell table:style-name="ce18" office:value-type="string">
            <text:p>ESDOSB</text:p>
          </table:table-cell>
          <table:table-cell table:style-name="ce18" office:value-type="string">
            <text:p>DO solo braccia, gambe ferme</text:p>
          </table:table-cell>
        </table:table-row>
        <table:table-row>
          <table:table-cell/>
          <table:table-cell table:style-name="ce18" office:value-type="string">
            <text:p>ESDOAP</text:p>
          </table:table-cell>
          <table:table-cell table:style-name="ce18" office:value-type="string">
            <text:p>DO barchetta piedi avanti</text:p>
          </table:table-cell>
        </table:table-row>
        <table:table-row>
          <table:table-cell/>
          <table:table-cell table:style-name="ce18" office:value-type="string">
            <text:p>ESDOAT</text:p>
          </table:table-cell>
          <table:table-cell table:style-name="ce18" office:value-type="string">
            <text:p>DO barchetta testa avanti</text:p>
          </table:table-cell>
        </table:table-row>
        <table:table-row>
          <table:table-cell/>
          <table:table-cell table:style-name="ce18" office:value-type="string">
            <text:p>C1DOFP</text:p>
          </table:table-cell>
          <table:table-cell table:style-name="ce18" office:value-type="string">
            <text:p>DO forte/piano</text:p>
          </table:table-cell>
        </table:table-row>
        <table:table-row>
          <table:table-cell/>
          <table:table-cell table:style-name="ce18" office:value-type="string">
            <text:p>C1DOPF</text:p>
          </table:table-cell>
          <table:table-cell table:style-name="ce18" office:value-type="string">
            <text:p>DO piano/forte</text:p>
          </table:table-cell>
        </table:table-row>
        <table:table-row>
          <table:table-cell/>
          <table:table-cell table:style-name="ce18" office:value-type="string">
            <text:p>ECRASC</text:p>
          </table:table-cell>
          <table:table-cell table:style-name="ce18" office:value-type="string">
            <text:p>Esercizi RA scivolata</text:p>
          </table:table-cell>
        </table:table-row>
        <table:table-row>
          <table:table-cell/>
          <table:table-cell table:style-name="ce18" office:value-type="string">
            <text:p>ECRAMP</text:p>
          </table:table-cell>
          <table:table-cell table:style-name="ce18" office:value-type="string">
            <text:p>Esercizi RA calciata dietro</text:p>
          </table:table-cell>
        </table:table-row>
        <table:table-row>
          <table:table-cell/>
          <table:table-cell table:style-name="ce18" office:value-type="string">
            <text:p>ECRA2G</text:p>
          </table:table-cell>
          <table:table-cell table:style-name="ce18" office:value-type="string">
            <text:p>Esercizi RA doppia gambata</text:p>
          </table:table-cell>
        </table:table-row>
        <table:table-row>
          <table:table-cell/>
          <table:table-cell table:style-name="ce18" office:value-type="string">
            <text:p>ECRAAA</text:p>
          </table:table-cell>
          <table:table-cell table:style-name="ce18" office:value-type="string">
            <text:p>Esercizi RA alternato alto</text:p>
          </table:table-cell>
        </table:table-row>
        <table:table-row>
          <table:table-cell/>
          <table:table-cell table:style-name="ce18" office:value-type="string">
            <text:p>ESRAPG</text:p>
          </table:table-cell>
          <table:table-cell table:style-name="ce18" office:value-type="string">
            <text:p>RA pugni</text:p>
          </table:table-cell>
        </table:table-row>
        <table:table-row>
          <table:table-cell/>
          <table:table-cell table:style-name="ce18" office:value-type="string">
            <text:p>ESRABS</text:p>
          </table:table-cell>
          <table:table-cell table:style-name="ce18" office:value-type="string">
            <text:p>RA 1 braccio su</text:p>
          </table:table-cell>
        </table:table-row>
        <table:table-row>
          <table:table-cell/>
          <table:table-cell table:style-name="ce18" office:value-type="string">
            <text:p>ESRABG</text:p>
          </table:table-cell>
          <table:table-cell table:style-name="ce18" office:value-type="string">
            <text:p>RA 1 braccio giù</text:p>
          </table:table-cell>
        </table:table-row>
        <table:table-row>
          <table:table-cell/>
          <table:table-cell table:style-name="ce18" office:value-type="string">
            <text:p>ESRAAA</text:p>
          </table:table-cell>
          <table:table-cell table:style-name="ce18" office:value-type="string">
            <text:p>RA alternato alto</text:p>
          </table:table-cell>
        </table:table-row>
        <table:table-row>
          <table:table-cell/>
          <table:table-cell table:style-name="ce18" office:value-type="string">
            <text:p>ESRASC</text:p>
          </table:table-cell>
          <table:table-cell table:style-name="ce18" office:value-type="string">
            <text:p>RA scivolata</text:p>
          </table:table-cell>
        </table:table-row>
        <table:table-row>
          <table:table-cell/>
          <table:table-cell table:style-name="ce18" office:value-type="string">
            <text:p>ESRA2G</text:p>
          </table:table-cell>
          <table:table-cell table:style-name="ce18" office:value-type="string">
            <text:p>RA due gambate per ogni ciclo</text:p>
          </table:table-cell>
        </table:table-row>
        <table:table-row>
          <table:table-cell/>
          <table:table-cell table:style-name="ce18" office:value-type="string">
            <text:p>ESRASB</text:p>
          </table:table-cell>
          <table:table-cell table:style-name="ce18" office:value-type="string">
            <text:p>RA solo braccia, gambe ferme</text:p>
          </table:table-cell>
        </table:table-row>
        <table:table-row>
          <table:table-cell/>
          <table:table-cell table:style-name="ce18" office:value-type="string">
            <text:p>ESRASV</text:p>
          </table:table-cell>
          <table:table-cell table:style-name="ce18" office:value-type="string">
            <text:p>RA sovrapposta</text:p>
          </table:table-cell>
        </table:table-row>
        <table:table-row>
          <table:table-cell/>
          <table:table-cell table:style-name="ce18" office:value-type="string">
            <text:p>ESRANS</text:p>
          </table:table-cell>
          <table:table-cell table:style-name="ce18" office:value-type="string">
            <text:p>RA non sovrapposta</text:p>
          </table:table-cell>
        </table:table-row>
        <table:table-row>
          <table:table-cell/>
          <table:table-cell table:style-name="ce18" office:value-type="string">
            <text:p>ESRAGU</text:p>
          </table:table-cell>
          <table:table-cell table:style-name="ce18" office:value-type="string">
            <text:p>RA ginocchia unite</text:p>
          </table:table-cell>
        </table:table-row>
        <table:table-row>
          <table:table-cell/>
          <table:table-cell table:style-name="ce18" office:value-type="string">
            <text:p>ESRAMP</text:p>
          </table:table-cell>
          <table:table-cell table:style-name="ce18" office:value-type="string">
            <text:p>RA toccando mani con piedi sul sedere</text:p>
          </table:table-cell>
        </table:table-row>
        <table:table-row>
          <table:table-cell/>
          <table:table-cell table:style-name="ce18" office:value-type="string">
            <text:p>ESRAOP</text:p>
          </table:table-cell>
          <table:table-cell table:style-name="ce18" office:value-type="string">
            <text:p>RA alternata braccio e gamba opposti</text:p>
          </table:table-cell>
        </table:table-row>
        <table:table-row>
          <table:table-cell/>
          <table:table-cell table:style-name="ce18" office:value-type="string">
            <text:p>ESRATF</text:p>
          </table:table-cell>
          <table:table-cell table:style-name="ce18" office:value-type="string">
            <text:p>RA testa alta fuori dall'acqua</text:p>
          </table:table-cell>
        </table:table-row>
        <table:table-row>
          <table:table-cell/>
          <table:table-cell table:style-name="ce18" office:value-type="string">
            <text:p>ESRASA</text:p>
          </table:table-cell>
          <table:table-cell table:style-name="ce18" office:value-type="string">
            <text:p>RA subacquea</text:p>
          </table:table-cell>
        </table:table-row>
        <table:table-row>
          <table:table-cell/>
          <table:table-cell table:style-name="ce18" office:value-type="string">
            <text:p>C1RAFP</text:p>
          </table:table-cell>
          <table:table-cell table:style-name="ce18" office:value-type="string">
            <text:p>RA forte/SL piano</text:p>
          </table:table-cell>
        </table:table-row>
        <table:table-row>
          <table:table-cell/>
          <table:table-cell table:style-name="ce18" office:value-type="string">
            <text:p>C1RAPF</text:p>
          </table:table-cell>
          <table:table-cell table:style-name="ce18" office:value-type="string">
            <text:p>SL piano/RA forte</text:p>
          </table:table-cell>
        </table:table-row>
        <table:table-row>
          <table:table-cell/>
          <table:table-cell table:style-name="ce18" office:value-type="string">
            <text:p>ESMIPU</text:p>
          </table:table-cell>
          <table:table-cell table:style-name="ce18" office:value-type="string">
            <text:p>MI pugni</text:p>
          </table:table-cell>
        </table:table-row>
        <table:table-row>
          <table:table-cell/>
          <table:table-cell table:style-name="ce18" office:value-type="string">
            <text:p>ESMIBS</text:p>
          </table:table-cell>
          <table:table-cell table:style-name="ce18" office:value-type="string">
            <text:p>MI un braccio fermo in alto</text:p>
          </table:table-cell>
        </table:table-row>
        <table:table-row>
          <table:table-cell/>
          <table:table-cell table:style-name="ce18" office:value-type="string">
            <text:p>ESMIBG</text:p>
          </table:table-cell>
          <table:table-cell table:style-name="ce18" office:value-type="string">
            <text:p>MI un braccio fermo in basso</text:p>
          </table:table-cell>
        </table:table-row>
        <table:table-row>
          <table:table-cell/>
          <table:table-cell table:style-name="ce18" office:value-type="string">
            <text:p>ESMIAA</text:p>
          </table:table-cell>
          <table:table-cell table:style-name="ce18" office:value-type="string">
            <text:p>MI alternato alto</text:p>
          </table:table-cell>
        </table:table-row>
        <table:table-row>
          <table:table-cell/>
          <table:table-cell table:style-name="ce18" office:value-type="string">
            <text:p>ESMI1C</text:p>
          </table:table-cell>
          <table:table-cell table:style-name="ce18" office:value-type="string">
            <text:p>MI un ciclo per ogni stile</text:p>
          </table:table-cell>
        </table:table-row>
        <table:table-row>
          <table:table-cell/>
          <table:table-cell table:style-name="ce18" office:value-type="string">
            <text:p>ESMIIM</text:p>
          </table:table-cell>
          <table:table-cell table:style-name="ce18" office:value-type="string">
            <text:p>MI a rovescio</text:p>
          </table:table-cell>
        </table:table-row>
        <table:table-row>
          <table:table-cell/>
          <table:table-cell table:style-name="ce18" office:value-type="string">
            <text:p>COSLFA</text:p>
          </table:table-cell>
          <table:table-cell table:style-name="ce18" office:value-type="string">
            <text:p>FA/SL completo</text:p>
          </table:table-cell>
        </table:table-row>
        <table:table-row>
          <table:table-cell/>
          <table:table-cell table:style-name="ce18" office:value-type="string">
            <text:p>C1SLL3</text:p>
          </table:table-cell>
          <table:table-cell table:style-name="ce18" office:value-type="string">
            <text:p>Locomotive 300 piano/forte</text:p>
          </table:table-cell>
        </table:table-row>
        <table:table-row>
          <table:table-cell/>
          <table:table-cell table:style-name="ce18" office:value-type="string">
            <text:p>C1SL3L</text:p>
          </table:table-cell>
          <table:table-cell table:style-name="ce18" office:value-type="string">
            <text:p>Locomotive 300 forte/piano</text:p>
          </table:table-cell>
        </table:table-row>
        <table:table-row>
          <table:table-cell/>
          <table:table-cell table:style-name="ce18" office:value-type="string">
            <text:p>C1SLP3</text:p>
          </table:table-cell>
          <table:table-cell table:style-name="ce18" office:value-type="string">
            <text:p>SL progressione esterna 1-3</text:p>
          </table:table-cell>
        </table:table-row>
        <table:table-row>
          <table:table-cell/>
          <table:table-cell table:style-name="ce18" office:value-type="string">
            <text:p>C1SLP4</text:p>
          </table:table-cell>
          <table:table-cell table:style-name="ce18" office:value-type="string">
            <text:p>SL progressione esterna 1-4</text:p>
          </table:table-cell>
        </table:table-row>
        <table:table-row>
          <table:table-cell/>
          <table:table-cell table:style-name="ce18" office:value-type="string">
            <text:p>C1SLF1</text:p>
          </table:table-cell>
          <table:table-cell table:style-name="ce18" office:value-type="string">
            <text:p>SL fartlek 25 a scalare</text:p>
          </table:table-cell>
        </table:table-row>
        <table:table-row>
          <table:table-cell/>
          <table:table-cell table:style-name="ce18" office:value-type="string">
            <text:p>C1DOF1</text:p>
          </table:table-cell>
          <table:table-cell table:style-name="ce18" office:value-type="string">
            <text:p>DO fartlek 25 a scalare</text:p>
          </table:table-cell>
        </table:table-row>
        <table:table-row>
          <table:table-cell/>
          <table:table-cell table:style-name="ce18" office:value-type="string">
            <text:p>C1MIF1</text:p>
          </table:table-cell>
          <table:table-cell table:style-name="ce18" office:value-type="string">
            <text:p>MI fartlek 25 a scalare</text:p>
          </table:table-cell>
        </table:table-row>
        <table:table-row>
          <table:table-cell/>
          <table:table-cell table:style-name="ce18" office:value-type="string">
            <text:p>C1SLF2</text:p>
          </table:table-cell>
          <table:table-cell table:style-name="ce18" office:value-type="string">
            <text:p>SL fartlek 25 a salire</text:p>
          </table:table-cell>
        </table:table-row>
        <table:table-row>
          <table:table-cell/>
          <table:table-cell table:style-name="ce18" office:value-type="string">
            <text:p>C1DOF2</text:p>
          </table:table-cell>
          <table:table-cell table:style-name="ce18" office:value-type="string">
            <text:p>DO fartlek 25 a salire</text:p>
          </table:table-cell>
        </table:table-row>
        <table:table-row>
          <table:table-cell/>
          <table:table-cell table:style-name="ce18" office:value-type="string">
            <text:p>C1MIF2</text:p>
          </table:table-cell>
          <table:table-cell table:style-name="ce18" office:value-type="string">
            <text:p>MI fartlek 25 a salire</text:p>
          </table:table-cell>
        </table:table-row>
        <table:table-row>
          <table:table-cell/>
          <table:table-cell table:style-name="ce18" office:value-type="string">
            <text:p>A2MIND</text:p>
          </table:table-cell>
          <table:table-cell table:style-name="ce18" office:value-type="string">
            <text:p>MI no delfo</text:p>
          </table:table-cell>
        </table:table-row>
        <table:table-row>
          <table:table-cell/>
          <table:table-cell table:style-name="ce18" office:value-type="string">
            <text:p>A2SLCG</text:p>
          </table:table-cell>
          <table:table-cell table:style-name="ce18" office:value-type="string">
            <text:p>SL gambe/completo cambio 25</text:p>
          </table:table-cell>
        </table:table-row>
        <table:table-row>
          <table:table-cell/>
          <table:table-cell table:style-name="ce18" office:value-type="string">
            <text:p>A2DOCG</text:p>
          </table:table-cell>
          <table:table-cell table:style-name="ce18" office:value-type="string">
            <text:p>DO gambe/completo cambio 25</text:p>
          </table:table-cell>
        </table:table-row>
        <table:table-row>
          <table:table-cell/>
          <table:table-cell table:style-name="ce18" office:value-type="string">
            <text:p>A2MICG</text:p>
          </table:table-cell>
          <table:table-cell table:style-name="ce18" office:value-type="string">
            <text:p>MI gambe/completo cambio 25</text:p>
          </table:table-cell>
        </table:table-row>
        <table:table-row>
          <table:table-cell/>
          <table:table-cell table:style-name="ce18" office:value-type="string">
            <text:p>ESSLRA</text:p>
          </table:table-cell>
          <table:table-cell table:style-name="ce18" office:value-type="string">
            <text:p>SL Remate in alto</text:p>
          </table:table-cell>
        </table:table-row>
        <table:table-row>
          <table:table-cell/>
          <table:table-cell table:style-name="ce18" office:value-type="string">
            <text:p>ESSLRB</text:p>
          </table:table-cell>
          <table:table-cell table:style-name="ce18" office:value-type="string">
            <text:p>SL Remate in basso</text:p>
          </table:table-cell>
        </table:table-row>
        <table:table-row>
          <table:table-cell/>
          <table:table-cell table:style-name="ce18" office:value-type="string">
            <text:p>ESDORA</text:p>
          </table:table-cell>
          <table:table-cell table:style-name="ce18" office:value-type="string">
            <text:p>DO Remate in alto</text:p>
          </table:table-cell>
        </table:table-row>
        <table:table-row>
          <table:table-cell/>
          <table:table-cell table:style-name="ce18" office:value-type="string">
            <text:p>C3SL25</text:p>
          </table:table-cell>
          <table:table-cell table:style-name="ce18" office:value-type="string">
            <text:p>SL 15 forte/10 sciolto</text:p>
          </table:table-cell>
        </table:table-row>
        <table:table-row>
          <table:table-cell/>
          <table:table-cell table:style-name="ce18" office:value-type="string">
            <text:p>C3SL50</text:p>
          </table:table-cell>
          <table:table-cell table:style-name="ce18" office:value-type="string">
            <text:p>SL 15 forte/35 sciolto</text:p>
          </table:table-cell>
        </table:table-row>
        <table:table-row>
          <table:table-cell/>
          <table:table-cell table:style-name="ce18" office:value-type="string">
            <text:p>C3FA25</text:p>
          </table:table-cell>
          <table:table-cell table:style-name="ce18" office:value-type="string">
            <text:p>FA 15 forte/10 sciolto</text:p>
          </table:table-cell>
        </table:table-row>
        <table:table-row>
          <table:table-cell/>
          <table:table-cell table:style-name="ce18" office:value-type="string">
            <text:p>C3FA50</text:p>
          </table:table-cell>
          <table:table-cell table:style-name="ce18" office:value-type="string">
            <text:p>FA 15 forte/35 sciolto</text:p>
          </table:table-cell>
        </table:table-row>
        <table:table-row>
          <table:table-cell/>
          <table:table-cell table:style-name="ce18" office:value-type="string">
            <text:p>C3DO25</text:p>
          </table:table-cell>
          <table:table-cell table:style-name="ce18" office:value-type="string">
            <text:p>DO 15 forte/10 sciolto</text:p>
          </table:table-cell>
        </table:table-row>
        <table:table-row>
          <table:table-cell/>
          <table:table-cell table:style-name="ce18" office:value-type="string">
            <text:p>C3DO50</text:p>
          </table:table-cell>
          <table:table-cell table:style-name="ce18" office:value-type="string">
            <text:p>DO 15 forte/35 scio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23:12.10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2M19S</meta:editing-duration>
    <meta:editing-cycles>290</meta:editing-cycles>
    <meta:generator>LibreOffice/4.2.6.3$Windows_x86 LibreOffice_project/3fd416d4c6db7d3204c17ce57a1d70f6e531ee21</meta:generator>
    <dc:date>2014-09-30T09:24:02.711000000</dc:date>
    <dc:creator>Marco Ligabue</dc:creator>
    <meta:document-statistic meta:table-count="3" meta:cell-count="9825" meta:object-count="0"/>
    <meta:user-defined meta:name="Info 1"/>
    <meta:user-defined meta:name="Info 2"/>
    <meta:user-defined meta:name="Info 3"/>
    <meta:user-defined meta:name="Info 4"/>
  </office:meta>
</office:document-meta>
</file>